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00dcff" draw:textarea-horizontal-align="center" draw:textarea-vertical-align="middle"/>
    </style:style>
    <style:style style:name="gr4" style:family="graphic" style:parent-style-name="standard">
      <style:graphic-properties svg:stroke-width="0.1cm" svg:stroke-color="#800000" draw:marker-start="Стили_20_стрелок_20_1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8" style:family="graphic" style:parent-style-name="standard">
      <style:graphic-properties svg:stroke-width="0.1cm" draw:marker-start="Стили_20_стрелок_20_1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0.6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3cm" fo:min-width="0.57cm"/>
    </style:style>
    <style:style style:name="gr13" style:family="graphic" style:parent-style-name="standard">
      <style:graphic-properties svg:stroke-width="0.1cm" svg:stroke-color="#000080" draw:marker-start="Стили_20_стрелок_20_1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cm" draw:marker-start="" draw:marker-start-width="0.2cm" draw:marker-end="" draw:marker-end-width="0.2cm" draw:textarea-horizontal-align="center" draw:textarea-vertical-align="middle" fo:padding-top="0.125cm" fo:padding-bottom="0.125cm" fo:padding-left="0.25cm" fo:padding-right="0.25cm"/>
    </style:style>
    <style:style style:name="gr15" style:family="graphic" style:parent-style-name="standard">
      <style:graphic-properties svg:stroke-width="0.1cm" svg:stroke-color="#008000" draw:marker-start="Стили_20_стрелок_20_1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cc6633" draw:marker-start="Стили_20_стрелок_20_1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fill="solid" draw:fill-color="#ffff99" draw:textarea-horizontal-align="center" draw:textarea-vertical-align="middle"/>
    </style:style>
    <style:style style:name="gr18" style:family="graphic" style:parent-style-name="standard">
      <style:graphic-properties draw:stroke="dash" draw:stroke-dash="Ultrafine_20_2_20_Dots_20_3_20_Dashes" svg:stroke-width="0cm" svg:stroke-color="#008000" draw:marker-start="" draw:marker-start-width="0.2cm" draw:marker-end="Arrow" draw:marker-end-width="0.2cm" draw:textarea-horizontal-align="center" draw:textarea-vertical-align="middle" fo:padding-top="0.125cm" fo:padding-bottom="0.125cm" fo:padding-left="0.25cm" fo:padding-right="0.25cm"/>
    </style:style>
    <style:style style:name="gr19" style:family="graphic" style:parent-style-name="standard">
      <style:graphic-properties draw:stroke="dash" draw:stroke-dash="Ultrafine_20_2_20_Dots_20_3_20_Dashes" svg:stroke-width="0cm" svg:stroke-color="#cc6633" draw:marker-start="" draw:marker-start-width="0.2cm" draw:marker-end="Arrow" draw:marker-end-width="0.2cm" draw:textarea-horizontal-align="center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svg:stroke-width="0.1cm" svg:stroke-color="#ff0000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dash" draw:stroke-dash="Ultrafine_20_2_20_Dots_20_3_20_Dashes" svg:stroke-width="0.1cm" svg:stroke-color="#333333" draw:marker-start-width="0.35cm" draw:marker-end-width="0.35cm" draw:fill="solid" draw:fill-color="#ff6633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dash" draw:stroke-dash="Ultrafine_20_2_20_Dots_20_3_20_Dashes" svg:stroke-width="0.1cm" svg:stroke-color="#808080" draw:marker-start="Стили_20_стрелок_20_1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cc6633" draw:marker-start="Стили_20_стрелок_20_1" draw:marker-start-width="0.35cm" draw:marker-end="" draw:marker-end-width="0.35cm" draw:fill="solid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008000" draw:marker-start="Стили_20_стрелок_20_1" draw:marker-start-width="0.35cm" draw:marker-end="" draw:marker-end-width="0.35cm" draw:fill="solid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6cm" fo:min-width="0cm"/>
    </style:style>
    <style:style style:name="gr26" style:family="graphic" style:parent-style-name="standard">
      <style:graphic-properties draw:fill="solid" draw:fill-color="#ffcc99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18.04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8.32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7cm" fo:min-width="0cm"/>
    </style:style>
    <style:style style:name="gr30" style:family="graphic" style:parent-style-name="standard">
      <style:graphic-properties svg:stroke-width="0cm" svg:stroke-color="#000000" draw:marker-start-width="0.2cm" draw:marker-end-width="0.2cm" draw:fill="solid" draw:fill-color="#ffff99" draw:textarea-horizontal-align="center" draw:textarea-vertical-align="middle" fo:padding-top="0.125cm" fo:padding-bottom="0.125cm" fo:padding-left="0.25cm" fo:padding-right="0.25cm"/>
    </style:style>
    <style:style style:name="gr31" style:family="graphic" style:parent-style-name="standard">
      <style:graphic-properties svg:stroke-width="0cm" svg:stroke-color="#000000" draw:marker-start-width="0.2cm" draw:marker-end-width="0.2cm" draw:fill="solid" draw:fill-color="#ffcc99" draw:textarea-horizontal-align="center" draw:textarea-vertical-align="middle" fo:padding-top="0.125cm" fo:padding-bottom="0.125cm" fo:padding-left="0.25cm" fo:padding-right="0.2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14.124cm"/>
    </style:style>
    <style:style style:name="P1" style:family="paragraph">
      <style:paragraph-properties fo:text-align="center"/>
    </style:style>
    <style:style style:name="P2" style:family="paragraph">
      <style:text-properties fo:color="#008000" fo:font-size="14pt" fo:font-weight="bold" style:font-size-asian="14pt" style:font-weight-asian="bold" style:font-size-complex="14pt" style:font-weight-complex="bold"/>
    </style:style>
    <style:style style:name="P3" style:family="paragraph">
      <style:text-properties fo:color="#800080" fo:font-size="14pt" fo:font-weight="bold" style:font-size-asian="14pt" style:font-weight-asian="bold" style:font-size-complex="14pt" style:font-weight-complex="bold"/>
    </style:style>
    <style:style style:name="P4" style:family="paragraph">
      <style:text-properties fo:color="#dc2300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text-properties fo:color="#198a8a" fo:font-size="20pt" fo:font-weight="bold" style:font-size-asian="20pt" style:font-weight-asian="bold" style:font-size-complex="20pt" style:font-weight-complex="bold"/>
    </style:style>
    <style:style style:name="P8" style:family="paragraph">
      <style:text-properties fo:color="#000000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008000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800080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dc2300"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198a8a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00000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ellipse draw:style-name="gr1" draw:text-style-name="P1" draw:id="id2" draw:layer="layout" svg:width="0.947cm" svg:height="0.907cm" svg:x="96.254cm" svg:y="12.28cm">
          <text:p text:style-name="P1">A</text:p>
        </draw:ellipse>
        <draw:ellipse draw:style-name="gr2" draw:text-style-name="P1" draw:id="id1" draw:layer="layout" svg:width="0.947cm" svg:height="0.918cm" svg:x="94.561cm" svg:y="9.676cm">
          <text:p text:style-name="P1">B</text:p>
        </draw:ellipse>
        <draw:ellipse draw:style-name="gr2" draw:text-style-name="P1" draw:id="id5" draw:layer="layout" svg:width="0.947cm" svg:height="0.918cm" svg:x="99.155cm" svg:y="14.207cm">
          <text:p text:style-name="P1">F</text:p>
        </draw:ellipse>
        <draw:ellipse draw:style-name="gr2" draw:text-style-name="P1" draw:id="id6" draw:layer="layout" svg:width="0.947cm" svg:height="0.918cm" svg:x="93.3cm" svg:y="14.207cm">
          <text:p text:style-name="P1">E</text:p>
        </draw:ellipse>
        <draw:ellipse draw:style-name="gr2" draw:text-style-name="P1" draw:id="id3" draw:layer="layout" svg:width="0.947cm" svg:height="0.918cm" svg:x="97.837cm" svg:y="9.676cm">
          <text:p text:style-name="P1">C</text:p>
        </draw:ellipse>
        <draw:ellipse draw:style-name="gr3" draw:text-style-name="P1" draw:id="id4" draw:layer="layout" svg:width="0.947cm" svg:height="0.907cm" svg:x="96.254cm" svg:y="7.414cm">
          <text:p text:style-name="P1">D</text:p>
        </draw:ellipse>
        <draw:connector draw:style-name="gr4" draw:text-style-name="P1" draw:layer="layout" draw:type="line" svg:x1="95.034cm" svg:y1="10.594cm" svg:x2="96.727cm" svg:y2="12.28cm" draw:start-shape="id1" draw:start-glue-point="2" draw:end-shape="id2" draw:end-glue-point="0" svg:d="m95034 10594 1693 1686">
          <text:p/>
        </draw:connector>
        <draw:connector draw:style-name="gr4" draw:text-style-name="P1" draw:layer="layout" draw:type="line" svg:x1="98.31cm" svg:y1="10.594cm" svg:x2="96.727cm" svg:y2="12.28cm" draw:start-shape="id3" draw:start-glue-point="2" draw:end-shape="id2" draw:end-glue-point="0" svg:d="m98310 10594-1583 1686">
          <text:p/>
        </draw:connector>
        <draw:connector draw:style-name="gr4" draw:text-style-name="P1" draw:layer="layout" draw:type="line" svg:x1="96.727cm" svg:y1="8.321cm" svg:x2="95.034cm" svg:y2="9.676cm" draw:start-shape="id4" draw:start-glue-point="2" draw:end-shape="id1" draw:end-glue-point="0" svg:d="m96727 8321-1693 1355">
          <text:p/>
        </draw:connector>
        <draw:connector draw:style-name="gr4" draw:text-style-name="P1" draw:layer="layout" draw:type="line" svg:x1="96.727cm" svg:y1="8.321cm" svg:x2="98.31cm" svg:y2="9.676cm" draw:start-shape="id4" draw:start-glue-point="2" draw:end-shape="id3" draw:end-glue-point="0" svg:d="m96727 8321 1583 1355">
          <text:p/>
        </draw:connector>
        <draw:connector draw:style-name="gr4" draw:text-style-name="P1" draw:layer="layout" draw:type="line" svg:x1="96.727cm" svg:y1="13.187cm" svg:x2="99.628cm" svg:y2="14.207cm" draw:start-shape="id2" draw:start-glue-point="2" draw:end-shape="id5" draw:end-glue-point="0" svg:d="m96727 13187 2901 1020">
          <text:p/>
        </draw:connector>
        <draw:connector draw:style-name="gr4" draw:text-style-name="P1" draw:layer="layout" draw:type="line" svg:x1="96.727cm" svg:y1="13.187cm" svg:x2="93.773cm" svg:y2="14.207cm" draw:start-shape="id2" draw:start-glue-point="2" draw:end-shape="id6" draw:end-glue-point="0" svg:d="m96727 13187-2954 1020">
          <text:p/>
        </draw:connector>
        <draw:connector draw:style-name="gr4" draw:text-style-name="P1" draw:layer="layout" draw:type="line" svg:x1="93.773cm" svg:y1="14.207cm" svg:x2="95.034cm" svg:y2="10.594cm" draw:start-shape="id6" draw:start-glue-point="0" draw:end-shape="id1" draw:end-glue-point="2" svg:d="m93773 14207 1261-3613">
          <text:p/>
        </draw:connector>
        <draw:connector draw:style-name="gr4" draw:text-style-name="P1" draw:layer="layout" draw:type="line" svg:x1="99.628cm" svg:y1="14.207cm" svg:x2="98.31cm" svg:y2="10.594cm" draw:start-shape="id5" draw:start-glue-point="0" draw:end-shape="id3" draw:end-glue-point="2" svg:d="m99628 14207-1318-3613">
          <text:p/>
        </draw:connector>
        <draw:frame draw:style-name="gr5" draw:text-style-name="P2" draw:layer="layout" svg:width="1.065cm" svg:height="0.818cm" svg:x="97.623cm" svg:y="13.681cm">
          <draw:text-box>
            <text:p><text:span text:style-name="T1">+3</text:span></text:p>
          </draw:text-box>
        </draw:frame>
        <draw:frame draw:style-name="gr5" draw:text-style-name="P2" draw:layer="layout" svg:width="1.065cm" svg:height="0.818cm" svg:x="97.733cm" svg:y="8.348cm">
          <draw:text-box>
            <text:p><text:span text:style-name="T1">+1</text:span></text:p>
          </draw:text-box>
        </draw:frame>
        <draw:frame draw:style-name="gr5" draw:text-style-name="P2" draw:layer="layout" svg:width="1.065cm" svg:height="0.818cm" svg:x="94.55cm" svg:y="8.272cm">
          <draw:text-box>
            <text:p><text:span text:style-name="T1">+1</text:span></text:p>
          </draw:text-box>
        </draw:frame>
        <draw:frame draw:style-name="gr5" draw:text-style-name="P2" draw:layer="layout" svg:width="1.065cm" svg:height="0.818cm" svg:x="95.111cm" svg:y="11.368cm">
          <draw:text-box>
            <text:p><text:span text:style-name="T1">+2</text:span></text:p>
          </draw:text-box>
        </draw:frame>
        <draw:frame draw:style-name="gr6" draw:text-style-name="P2" draw:layer="layout" svg:width="1.065cm" svg:height="0.818cm" svg:x="97.123cm" svg:y="11.381cm">
          <draw:text-box>
            <text:p><text:span text:style-name="T1">+2</text:span></text:p>
          </draw:text-box>
        </draw:frame>
        <draw:frame draw:style-name="gr5" draw:text-style-name="P2" draw:layer="layout" svg:width="1.065cm" svg:height="0.818cm" svg:x="94.756cm" svg:y="13.711cm">
          <draw:text-box>
            <text:p><text:span text:style-name="T1">+3</text:span></text:p>
          </draw:text-box>
        </draw:frame>
        <draw:frame draw:style-name="gr5" draw:text-style-name="P2" draw:layer="layout" svg:width="1.34cm" svg:height="0.818cm" svg:x="93.197cm" svg:y="11.793cm">
          <draw:text-box>
            <text:p><text:span text:style-name="T1">+4c</text:span></text:p>
          </draw:text-box>
        </draw:frame>
        <draw:frame draw:style-name="gr5" draw:text-style-name="P2" draw:layer="layout" svg:width="1.34cm" svg:height="0.818cm" svg:x="98.875cm" svg:y="11.679cm">
          <draw:text-box>
            <text:p><text:span text:style-name="T1">+4c</text:span></text:p>
          </draw:text-box>
        </draw:frame>
        <draw:ellipse draw:style-name="gr2" draw:text-style-name="P1" draw:id="id9" draw:layer="layout" svg:width="0.947cm" svg:height="0.918cm" svg:x="90.744cm" svg:y="11.626cm">
          <text:p text:style-name="P1">I</text:p>
        </draw:ellipse>
        <draw:ellipse draw:style-name="gr2" draw:text-style-name="P1" draw:id="id8" draw:layer="layout" svg:width="0.947cm" svg:height="0.918cm" svg:x="92.169cm" svg:y="11.647cm">
          <text:p text:style-name="P1">G</text:p>
        </draw:ellipse>
        <draw:ellipse draw:style-name="gr2" draw:text-style-name="P1" draw:id="id7" draw:layer="layout" svg:width="0.947cm" svg:height="0.918cm" svg:x="97.155cm" svg:y="17.218cm">
          <text:p text:style-name="P1">H</text:p>
        </draw:ellipse>
        <draw:connector draw:style-name="gr4" draw:text-style-name="P1" draw:layer="layout" draw:type="line" svg:x1="99.628cm" svg:y1="15.125cm" svg:x2="97.628cm" svg:y2="17.218cm" draw:start-shape="id5" draw:start-glue-point="2" draw:end-shape="id7" draw:end-glue-point="0" svg:d="m99628 15125-2000 2093">
          <text:p/>
        </draw:connector>
        <draw:connector draw:style-name="gr4" draw:text-style-name="P1" draw:layer="layout" draw:type="line" svg:x1="93.773cm" svg:y1="15.125cm" svg:x2="97.628cm" svg:y2="17.218cm" draw:start-shape="id6" draw:start-glue-point="2" draw:end-shape="id7" draw:end-glue-point="0" svg:d="m93773 15125 3855 2093">
          <text:p/>
        </draw:connector>
        <draw:connector draw:style-name="gr4" draw:text-style-name="P1" draw:layer="layout" draw:type="line" svg:x1="92.642cm" svg:y1="12.565cm" svg:x2="93.773cm" svg:y2="14.207cm" draw:start-shape="id8" draw:start-glue-point="2" draw:end-shape="id6" draw:end-glue-point="0" svg:d="m92642 12565 1131 1642">
          <text:p/>
        </draw:connector>
        <draw:connector draw:style-name="gr4" draw:text-style-name="P1" draw:layer="layout" draw:type="line" svg:x1="91.217cm" svg:y1="12.544cm" svg:x2="93.773cm" svg:y2="14.207cm" draw:start-shape="id9" draw:start-glue-point="2" draw:end-shape="id6" draw:end-glue-point="0" svg:d="m91217 12544 2556 1663">
          <text:p/>
        </draw:connector>
        <draw:frame draw:style-name="gr7" draw:text-style-name="P2" draw:layer="layout" svg:width="1.065cm" svg:height="0.9cm" svg:x="95.409cm" svg:y="15.524cm">
          <draw:text-box>
            <text:p><text:span text:style-name="T1">+4</text:span></text:p>
          </draw:text-box>
        </draw:frame>
        <draw:frame draw:style-name="gr7" draw:text-style-name="P2" draw:layer="layout" svg:width="1.065cm" svg:height="0.9cm" svg:x="98.628cm" svg:y="15.991cm">
          <draw:text-box>
            <text:p><text:span text:style-name="T1">+4</text:span></text:p>
          </draw:text-box>
        </draw:frame>
        <draw:frame draw:style-name="gr7" draw:text-style-name="P3" draw:layer="layout" svg:width="0.777cm" svg:height="0.9cm" svg:x="93.065cm" svg:y="12.719cm">
          <draw:text-box>
            <text:p><text:span text:style-name="T2">x</text:span></text:p>
          </draw:text-box>
        </draw:frame>
        <draw:frame draw:style-name="gr7" draw:text-style-name="P3" draw:layer="layout" svg:width="0.777cm" svg:height="0.9cm" svg:x="92.099cm" svg:y="13.264cm">
          <draw:text-box>
            <text:p><text:span text:style-name="T2">x</text:span></text:p>
          </draw:text-box>
        </draw:frame>
        <draw:ellipse draw:style-name="gr3" draw:text-style-name="P1" draw:id="id11" draw:layer="layout" svg:width="0.947cm" svg:height="0.907cm" svg:x="79.981cm" svg:y="11.849cm">
          <text:p text:style-name="P1">A</text:p>
        </draw:ellipse>
        <draw:ellipse draw:style-name="gr2" draw:text-style-name="P1" draw:id="id10" draw:layer="layout" svg:width="0.947cm" svg:height="0.918cm" svg:x="78.334cm" svg:y="9.245cm">
          <text:p text:style-name="P1">B</text:p>
        </draw:ellipse>
        <draw:ellipse draw:style-name="gr2" draw:text-style-name="P1" draw:id="id14" draw:layer="layout" svg:width="0.947cm" svg:height="0.918cm" svg:x="81.61cm" svg:y="14.076cm">
          <text:p text:style-name="P1">F</text:p>
        </draw:ellipse>
        <draw:ellipse draw:style-name="gr2" draw:text-style-name="P1" draw:id="id15" draw:layer="layout" svg:width="0.947cm" svg:height="0.918cm" svg:x="78.334cm" svg:y="14.076cm">
          <text:p text:style-name="P1">E</text:p>
        </draw:ellipse>
        <draw:ellipse draw:style-name="gr2" draw:text-style-name="P1" draw:id="id12" draw:layer="layout" svg:width="0.947cm" svg:height="0.918cm" svg:x="81.61cm" svg:y="9.245cm">
          <text:p text:style-name="P1">C</text:p>
        </draw:ellipse>
        <draw:ellipse draw:style-name="gr2" draw:text-style-name="P1" draw:id="id13" draw:layer="layout" svg:width="0.947cm" svg:height="0.907cm" svg:x="79.981cm" svg:y="6.983cm">
          <text:p text:style-name="P1">D</text:p>
        </draw:ellipse>
        <draw:ellipse draw:style-name="gr2" draw:text-style-name="P1" draw:id="id16" draw:layer="layout" svg:width="0.947cm" svg:height="0.907cm" svg:x="79.981cm" svg:y="16.594cm">
          <text:p text:style-name="P1">G</text:p>
        </draw:ellipse>
        <draw:connector draw:style-name="gr4" draw:text-style-name="P1" draw:layer="layout" draw:type="line" svg:x1="78.807cm" svg:y1="10.163cm" svg:x2="80.454cm" svg:y2="11.849cm" draw:start-shape="id10" draw:start-glue-point="2" draw:end-shape="id11" draw:end-glue-point="0" svg:d="m78807 10163 1647 1686">
          <text:p/>
        </draw:connector>
        <draw:connector draw:style-name="gr4" draw:text-style-name="P1" draw:layer="layout" draw:type="line" svg:x1="82.083cm" svg:y1="10.163cm" svg:x2="80.454cm" svg:y2="11.849cm" draw:start-shape="id12" draw:start-glue-point="2" draw:end-shape="id11" draw:end-glue-point="0" svg:d="m82083 10163-1629 1686">
          <text:p/>
        </draw:connector>
        <draw:connector draw:style-name="gr4" draw:text-style-name="P1" draw:layer="layout" draw:type="line" svg:x1="80.454cm" svg:y1="7.89cm" svg:x2="78.807cm" svg:y2="9.245cm" draw:start-shape="id13" draw:start-glue-point="2" draw:end-shape="id10" draw:end-glue-point="0" svg:d="m80454 7890-1647 1355">
          <text:p/>
        </draw:connector>
        <draw:connector draw:style-name="gr4" draw:text-style-name="P1" draw:layer="layout" draw:type="line" svg:x1="80.454cm" svg:y1="7.89cm" svg:x2="82.083cm" svg:y2="9.245cm" draw:start-shape="id13" draw:start-glue-point="2" draw:end-shape="id12" draw:end-glue-point="0" svg:d="m80454 7890 1629 1355">
          <text:p/>
        </draw:connector>
        <draw:connector draw:style-name="gr4" draw:text-style-name="P1" draw:layer="layout" draw:type="line" svg:x1="80.454cm" svg:y1="12.756cm" svg:x2="82.083cm" svg:y2="14.076cm" draw:start-shape="id11" draw:start-glue-point="2" draw:end-shape="id14" draw:end-glue-point="0" svg:d="m80454 12756 1629 1320">
          <text:p/>
        </draw:connector>
        <draw:connector draw:style-name="gr4" draw:text-style-name="P1" draw:layer="layout" draw:type="line" svg:x1="80.454cm" svg:y1="12.756cm" svg:x2="78.807cm" svg:y2="14.076cm" draw:start-shape="id11" draw:start-glue-point="2" draw:end-shape="id15" draw:end-glue-point="0" svg:d="m80454 12756-1647 1320">
          <text:p/>
        </draw:connector>
        <draw:connector draw:style-name="gr4" draw:text-style-name="P1" draw:layer="layout" draw:type="line" svg:x1="78.807cm" svg:y1="14.994cm" svg:x2="80.454cm" svg:y2="16.594cm" draw:start-shape="id15" draw:start-glue-point="2" draw:end-shape="id16" draw:end-glue-point="0" svg:d="m78807 14994 1647 1600">
          <text:p/>
        </draw:connector>
        <draw:connector draw:style-name="gr8" draw:text-style-name="P1" draw:layer="layout" draw:type="line" svg:x1="82.083cm" svg:y1="14.994cm" svg:x2="80.454cm" svg:y2="16.594cm" draw:start-shape="id14" draw:start-glue-point="2" draw:end-shape="id16" draw:end-glue-point="0" svg:d="m82083 14994-1629 1600">
          <text:p/>
        </draw:connector>
        <draw:connector draw:style-name="gr4" draw:text-style-name="P1" draw:layer="layout" draw:type="curve" draw:line-skew="2.715cm" svg:x1="80.928cm" svg:y1="17.047cm" svg:x2="80.928cm" svg:y2="7.436cm" draw:start-shape="id16" draw:start-glue-point="1" draw:end-shape="id13" draw:end-glue-point="1" svg:d="m80928 17047c4824 0 4824-9611 0-9611">
          <text:p/>
        </draw:connector>
        <draw:frame draw:style-name="gr5" draw:text-style-name="P2" draw:layer="layout" svg:width="1.065cm" svg:height="0.818cm" svg:x="78.524cm" svg:y="12.793cm">
          <draw:text-box>
            <text:p><text:span text:style-name="T1">+1</text:span></text:p>
          </draw:text-box>
        </draw:frame>
        <draw:frame draw:style-name="gr5" draw:text-style-name="P4" draw:layer="layout" svg:width="0.942cm" svg:height="0.818cm" svg:x="78.955cm" svg:y="10.898cm">
          <draw:text-box>
            <text:p><text:span text:style-name="T3">-1</text:span></text:p>
          </draw:text-box>
        </draw:frame>
        <draw:frame draw:style-name="gr6" draw:text-style-name="P4" draw:layer="layout" svg:width="0.942cm" svg:height="0.818cm" svg:x="81.462cm" svg:y="10.745cm">
          <draw:text-box>
            <text:p><text:span text:style-name="T3">-1</text:span></text:p>
          </draw:text-box>
        </draw:frame>
        <draw:frame draw:style-name="gr5" draw:text-style-name="P4" draw:layer="layout" svg:width="0.942cm" svg:height="0.818cm" svg:x="78.404cm" svg:y="7.841cm">
          <draw:text-box>
            <text:p><text:span text:style-name="T3">-2</text:span></text:p>
          </draw:text-box>
        </draw:frame>
        <draw:frame draw:style-name="gr5" draw:text-style-name="P4" draw:layer="layout" svg:width="0.942cm" svg:height="0.818cm" svg:x="81.217cm" svg:y="7.917cm">
          <draw:text-box>
            <text:p><text:span text:style-name="T3">-2</text:span></text:p>
          </draw:text-box>
        </draw:frame>
        <draw:frame draw:style-name="gr5" draw:text-style-name="P2" draw:layer="layout" svg:width="1.065cm" svg:height="0.818cm" svg:x="81.596cm" svg:y="12.75cm">
          <draw:text-box>
            <text:p><text:span text:style-name="T1">+1</text:span></text:p>
          </draw:text-box>
        </draw:frame>
        <draw:frame draw:style-name="gr5" draw:text-style-name="P2" draw:layer="layout" svg:width="1.065cm" svg:height="0.818cm" svg:x="81.168cm" svg:y="15.623cm">
          <draw:text-box>
            <text:p><text:span text:style-name="T1">+2</text:span></text:p>
          </draw:text-box>
        </draw:frame>
        <draw:frame draw:style-name="gr5" draw:text-style-name="P2" draw:layer="layout" svg:width="1.065cm" svg:height="0.818cm" svg:x="78.531cm" svg:y="15.75cm">
          <draw:text-box>
            <text:p><text:span text:style-name="T1">+2</text:span></text:p>
          </draw:text-box>
        </draw:frame>
        <draw:frame draw:style-name="gr5" draw:text-style-name="P4" draw:layer="layout" svg:width="0.942cm" svg:height="0.818cm" svg:x="83.786cm" svg:y="11.663cm">
          <draw:text-box>
            <text:p><text:span text:style-name="T3">-3</text:span></text:p>
          </draw:text-box>
        </draw:frame>
        <draw:frame draw:style-name="gr5" draw:text-style-name="P2" draw:layer="layout" svg:width="1.065cm" svg:height="0.818cm" svg:x="84.496cm" svg:y="11.663cm">
          <draw:text-box>
            <text:p><text:span text:style-name="T1">+3</text:span></text:p>
          </draw:text-box>
        </draw:frame>
        <draw:frame draw:style-name="gr5" draw:text-style-name="P2" draw:layer="layout" svg:width="1.065cm" svg:height="0.818cm" svg:x="81.806cm" svg:y="7.917cm">
          <draw:text-box>
            <text:p><text:span text:style-name="T1">+4</text:span></text:p>
          </draw:text-box>
        </draw:frame>
        <draw:frame draw:style-name="gr5" draw:text-style-name="P2" draw:layer="layout" svg:width="1.065cm" svg:height="0.818cm" svg:x="77.623cm" svg:y="7.841cm">
          <draw:text-box>
            <text:p><text:span text:style-name="T1">+4</text:span></text:p>
          </draw:text-box>
        </draw:frame>
        <draw:frame draw:style-name="gr5" draw:text-style-name="P2" draw:layer="layout" svg:width="1.34cm" svg:height="0.818cm" svg:x="78.004cm" svg:y="10.929cm">
          <draw:text-box>
            <text:p><text:span text:style-name="T1">+5c</text:span></text:p>
          </draw:text-box>
        </draw:frame>
        <draw:frame draw:style-name="gr5" draw:text-style-name="P2" draw:layer="layout" svg:width="1.34cm" svg:height="0.818cm" svg:x="82.096cm" svg:y="10.75cm">
          <draw:text-box>
            <text:p><text:span text:style-name="T1">+5c</text:span></text:p>
          </draw:text-box>
        </draw:frame>
        <draw:frame draw:style-name="gr5" draw:text-style-name="P4" draw:layer="layout" svg:width="0.942cm" svg:height="0.818cm" svg:x="77.891cm" svg:y="15.723cm">
          <draw:text-box>
            <text:p><text:span text:style-name="T3">-4</text:span></text:p>
          </draw:text-box>
        </draw:frame>
        <draw:frame draw:style-name="gr5" draw:text-style-name="P4" draw:layer="layout" svg:width="1.217cm" svg:height="0.818cm" svg:x="77.682cm" svg:y="12.793cm">
          <draw:text-box>
            <text:p><text:span text:style-name="T3">-5c</text:span></text:p>
          </draw:text-box>
        </draw:frame>
        <draw:frame draw:style-name="gr5" draw:text-style-name="P4" draw:layer="layout" svg:width="1.217cm" svg:height="0.818cm" svg:x="82.254cm" svg:y="12.75cm">
          <draw:text-box>
            <text:p><text:span text:style-name="T3">-5c</text:span></text:p>
          </draw:text-box>
        </draw:frame>
        <draw:frame draw:style-name="gr5" draw:text-style-name="P4" draw:layer="layout" svg:width="0.942cm" svg:height="0.818cm" svg:x="81.929cm" svg:y="15.623cm">
          <draw:text-box>
            <text:p><text:span text:style-name="T3">-4</text:span></text:p>
          </draw:text-box>
        </draw:frame>
        <draw:ellipse draw:style-name="gr2" draw:text-style-name="P1" draw:id="id17" draw:layer="layout" svg:width="0.947cm" svg:height="0.918cm" svg:x="75.529cm" svg:y="11.796cm">
          <text:p text:style-name="P1">H</text:p>
        </draw:ellipse>
        <draw:connector draw:style-name="gr4" draw:text-style-name="P1" draw:layer="layout" draw:type="line" svg:x1="78.807cm" svg:y1="10.163cm" svg:x2="76.002cm" svg:y2="11.796cm" draw:start-shape="id10" draw:start-glue-point="2" draw:end-shape="id17" draw:end-glue-point="0" svg:d="m78807 10163-2805 1633">
          <text:p/>
        </draw:connector>
        <draw:frame draw:style-name="gr7" draw:text-style-name="P3" draw:layer="layout" svg:width="1.078cm" svg:height="0.9cm" svg:x="76.066cm" svg:y="9.93cm">
          <draw:text-box>
            <text:p><text:span text:style-name="T2">x?</text:span></text:p>
          </draw:text-box>
        </draw:frame>
        <draw:ellipse draw:style-name="gr3" draw:text-style-name="P1" draw:id="id19" draw:layer="layout" svg:width="0.947cm" svg:height="0.907cm" svg:x="78.871cm" svg:y="25.596cm">
          <text:p text:style-name="P1">A</text:p>
        </draw:ellipse>
        <draw:ellipse draw:style-name="gr2" draw:text-style-name="P1" draw:id="id18" draw:layer="layout" svg:width="0.947cm" svg:height="0.918cm" svg:x="78.875cm" svg:y="22.992cm">
          <text:p text:style-name="P1">B</text:p>
        </draw:ellipse>
        <draw:connector draw:style-name="gr4" draw:text-style-name="P1" draw:layer="layout" draw:type="line" svg:x1="79.348cm" svg:y1="23.91cm" svg:x2="79.344cm" svg:y2="25.596cm" draw:start-shape="id18" draw:start-glue-point="2" draw:end-shape="id19" draw:end-glue-point="0" svg:d="m79348 23910-4 1686">
          <text:p/>
        </draw:connector>
        <draw:frame draw:style-name="gr5" draw:text-style-name="P4" draw:layer="layout" svg:width="1.217cm" svg:height="0.818cm" svg:x="78.242cm" svg:y="24.462cm">
          <draw:text-box>
            <text:p><text:span text:style-name="T3">-1c</text:span></text:p>
          </draw:text-box>
        </draw:frame>
        <draw:connector draw:style-name="gr4" draw:text-style-name="P1" draw:layer="layout" draw:type="line" svg:x1="79.818cm" svg:y1="26.049cm" svg:x2="79.822cm" svg:y2="23.451cm" draw:start-shape="id19" draw:start-glue-point="1" draw:end-shape="id18" draw:end-glue-point="1" svg:d="m79818 26049 4-2598">
          <text:p/>
        </draw:connector>
        <draw:frame draw:style-name="gr5" draw:text-style-name="P2" draw:layer="layout" svg:width="1.34cm" svg:height="0.818cm" svg:x="79.858cm" svg:y="24.195cm">
          <draw:text-box>
            <text:p><text:span text:style-name="T1">+1c</text:span></text:p>
          </draw:text-box>
        </draw:frame>
        <draw:ellipse draw:style-name="gr2" draw:text-style-name="P1" draw:id="id20" draw:layer="layout" svg:width="0.947cm" svg:height="0.918cm" svg:x="75.656cm" svg:y="25.133cm">
          <text:p text:style-name="P1">C</text:p>
        </draw:ellipse>
        <draw:connector draw:style-name="gr4" draw:text-style-name="P1" draw:layer="layout" draw:type="line" svg:x1="78.875cm" svg:y1="23.451cm" svg:x2="76.129cm" svg:y2="25.133cm" draw:start-shape="id18" draw:start-glue-point="3" draw:end-shape="id20" draw:end-glue-point="0" svg:d="m78875 23451-2746 1682">
          <text:p/>
        </draw:connector>
        <draw:frame draw:style-name="gr9" draw:text-style-name="P2" draw:layer="layout" svg:width="1.065cm" svg:height="0.9cm" svg:x="76.193cm" svg:y="23.267cm">
          <draw:text-box>
            <text:p><text:span text:style-name="T1">+2</text:span></text:p>
          </draw:text-box>
        </draw:frame>
        <draw:ellipse draw:style-name="gr3" draw:text-style-name="P1" draw:id="id22" draw:layer="layout" svg:width="0.947cm" svg:height="0.907cm" svg:x="87.698cm" svg:y="23.506cm">
          <text:p text:style-name="P1">A</text:p>
        </draw:ellipse>
        <draw:ellipse draw:style-name="gr2" draw:text-style-name="P1" draw:id="id23" draw:layer="layout" svg:width="0.947cm" svg:height="0.918cm" svg:x="89.327cm" svg:y="25.733cm">
          <text:p text:style-name="P1">C</text:p>
        </draw:ellipse>
        <draw:ellipse draw:style-name="gr2" draw:text-style-name="P1" draw:id="id21" draw:layer="layout" svg:width="0.947cm" svg:height="0.918cm" svg:x="89.327cm" svg:y="20.902cm">
          <text:p text:style-name="P1">B</text:p>
        </draw:ellipse>
        <draw:connector draw:style-name="gr4" draw:text-style-name="P1" draw:layer="layout" draw:type="line" svg:x1="89.327cm" svg:y1="21.361cm" svg:x2="88.171cm" svg:y2="23.506cm" draw:start-shape="id21" draw:start-glue-point="3" draw:end-shape="id22" draw:end-glue-point="0" svg:d="m89327 21361-1156 2145">
          <text:p/>
        </draw:connector>
        <draw:connector draw:style-name="gr4" draw:text-style-name="P1" draw:layer="layout" draw:type="line" svg:x1="88.171cm" svg:y1="24.413cm" svg:x2="89.327cm" svg:y2="26.192cm" draw:start-shape="id22" draw:start-glue-point="2" draw:end-shape="id23" draw:end-glue-point="3" svg:d="m88171 24413 1156 1779">
          <text:p/>
        </draw:connector>
        <draw:frame draw:style-name="gr10" draw:text-style-name="P4" draw:layer="layout" svg:width="0.942cm" svg:height="0.992cm" svg:x="87.865cm" svg:y="22.035cm">
          <draw:text-box>
            <text:p><text:span text:style-name="T3">-1</text:span></text:p>
          </draw:text-box>
        </draw:frame>
        <draw:frame draw:style-name="gr10" draw:text-style-name="P2" draw:layer="layout" svg:width="1.065cm" svg:height="0.992cm" svg:x="87.937cm" svg:y="25.385cm">
          <draw:text-box>
            <text:p><text:span text:style-name="T1">+1</text:span></text:p>
          </draw:text-box>
        </draw:frame>
        <draw:frame draw:style-name="gr11" draw:text-style-name="P2" draw:layer="layout" svg:width="1.34cm" svg:height="0.993cm" svg:x="90.355cm" svg:y="23.416cm">
          <draw:text-box>
            <text:p><text:span text:style-name="T1">+2c</text:span></text:p>
          </draw:text-box>
        </draw:frame>
        <draw:frame draw:style-name="gr12" draw:text-style-name="P4" draw:layer="layout" svg:width="1.217cm" svg:height="0.993cm" svg:x="91.393cm" svg:y="23.437cm">
          <draw:text-box>
            <text:p><text:span text:style-name="T3">-2c</text:span></text:p>
          </draw:text-box>
        </draw:frame>
        <draw:connector draw:style-name="gr4" draw:text-style-name="P1" draw:layer="layout" draw:type="line" svg:x1="89.8cm" svg:y1="21.82cm" svg:x2="89.8cm" svg:y2="25.733cm" draw:start-shape="id21" draw:start-glue-point="2" draw:end-shape="id23" draw:end-glue-point="0" svg:d="m89800 21820v3913">
          <text:p/>
        </draw:connector>
        <draw:connector draw:style-name="gr4" draw:text-style-name="P1" draw:layer="layout" draw:type="line" svg:x1="88.171cm" svg:y1="24.413cm" svg:x2="89.327cm" svg:y2="26.192cm" draw:start-shape="id22" draw:start-glue-point="2" draw:end-shape="id23" draw:end-glue-point="3" svg:d="m88171 24413 1156 1779">
          <text:p/>
        </draw:connector>
        <draw:connector draw:style-name="gr4" draw:text-style-name="P1" draw:layer="layout" draw:type="line" svg:x1="90.274cm" svg:y1="26.192cm" svg:x2="90.274cm" svg:y2="21.361cm" draw:start-shape="id23" draw:start-glue-point="1" draw:end-shape="id21" draw:end-glue-point="1" svg:d="m90274 26192v-4831">
          <text:p/>
        </draw:connector>
        <draw:ellipse draw:style-name="gr2" draw:text-style-name="P1" draw:id="id24" draw:layer="layout" svg:width="0.947cm" svg:height="0.918cm" svg:x="89.342cm" svg:y="28.222cm">
          <text:p text:style-name="P1">D</text:p>
        </draw:ellipse>
        <draw:connector draw:style-name="gr4" draw:text-style-name="P1" draw:layer="layout" draw:type="line" svg:x1="89.815cm" svg:y1="28.222cm" svg:x2="89.8cm" svg:y2="26.651cm" draw:start-shape="id24" draw:start-glue-point="0" draw:end-shape="id23" draw:end-glue-point="2" svg:d="m89815 28222-15-1571">
          <text:p/>
        </draw:connector>
        <draw:ellipse draw:style-name="gr3" draw:text-style-name="P1" draw:id="id26" draw:layer="layout" svg:width="0.947cm" svg:height="0.907cm" svg:x="105.39cm" svg:y="24.04cm">
          <text:p text:style-name="P1">A</text:p>
        </draw:ellipse>
        <draw:ellipse draw:style-name="gr2" draw:text-style-name="P1" draw:id="id25" draw:layer="layout" svg:width="0.947cm" svg:height="0.918cm" svg:x="103.743cm" svg:y="21.436cm">
          <text:p text:style-name="P1">B</text:p>
        </draw:ellipse>
        <draw:ellipse draw:style-name="gr2" draw:text-style-name="P1" draw:id="id29" draw:layer="layout" svg:width="0.947cm" svg:height="0.918cm" svg:x="107.019cm" svg:y="26.267cm">
          <text:p text:style-name="P1">F</text:p>
        </draw:ellipse>
        <draw:ellipse draw:style-name="gr2" draw:text-style-name="P1" draw:id="id30" draw:layer="layout" svg:width="0.947cm" svg:height="0.918cm" svg:x="103.743cm" svg:y="26.267cm">
          <text:p text:style-name="P1">E</text:p>
        </draw:ellipse>
        <draw:ellipse draw:style-name="gr2" draw:text-style-name="P1" draw:id="id27" draw:layer="layout" svg:width="0.947cm" svg:height="0.918cm" svg:x="107.019cm" svg:y="21.436cm">
          <text:p text:style-name="P1">C</text:p>
        </draw:ellipse>
        <draw:ellipse draw:style-name="gr2" draw:text-style-name="P1" draw:id="id28" draw:layer="layout" svg:width="0.947cm" svg:height="0.907cm" svg:x="105.39cm" svg:y="19.174cm">
          <text:p text:style-name="P1">D</text:p>
        </draw:ellipse>
        <draw:ellipse draw:style-name="gr2" draw:text-style-name="P1" draw:id="id31" draw:layer="layout" svg:width="0.947cm" svg:height="0.907cm" svg:x="105.39cm" svg:y="28.785cm">
          <text:p text:style-name="P1">G</text:p>
        </draw:ellipse>
        <draw:connector draw:style-name="gr13" draw:text-style-name="P1" draw:layer="layout" draw:type="line" svg:x1="104.216cm" svg:y1="22.354cm" svg:x2="105.863cm" svg:y2="24.04cm" draw:start-shape="id25" draw:start-glue-point="2" draw:end-shape="id26" draw:end-glue-point="0" svg:d="m104216 22354 1647 1686">
          <text:p/>
        </draw:connector>
        <draw:connector draw:style-name="gr13" draw:text-style-name="P1" draw:layer="layout" draw:type="line" svg:x1="107.492cm" svg:y1="22.354cm" svg:x2="105.863cm" svg:y2="24.04cm" draw:start-shape="id27" draw:start-glue-point="2" draw:end-shape="id26" draw:end-glue-point="0" svg:d="m107492 22354-1629 1686">
          <text:p/>
        </draw:connector>
        <draw:connector draw:style-name="gr13" draw:text-style-name="P1" draw:layer="layout" draw:type="line" svg:x1="105.863cm" svg:y1="20.081cm" svg:x2="104.216cm" svg:y2="21.436cm" draw:start-shape="id28" draw:start-glue-point="2" draw:end-shape="id25" draw:end-glue-point="0" svg:d="m105863 20081-1647 1355">
          <text:p/>
        </draw:connector>
        <draw:connector draw:style-name="gr13" draw:text-style-name="P1" draw:layer="layout" draw:type="line" svg:x1="105.863cm" svg:y1="20.081cm" svg:x2="107.492cm" svg:y2="21.436cm" draw:start-shape="id28" draw:start-glue-point="2" draw:end-shape="id27" draw:end-glue-point="0" svg:d="m105863 20081 1629 1355">
          <text:p/>
        </draw:connector>
        <draw:connector draw:style-name="gr13" draw:text-style-name="P1" draw:layer="layout" draw:type="line" svg:x1="105.863cm" svg:y1="24.947cm" svg:x2="107.492cm" svg:y2="26.267cm" draw:start-shape="id26" draw:start-glue-point="2" draw:end-shape="id29" draw:end-glue-point="0" svg:d="m105863 24947 1629 1320">
          <text:p/>
        </draw:connector>
        <draw:connector draw:style-name="gr13" draw:text-style-name="P1" draw:layer="layout" draw:type="line" svg:x1="105.863cm" svg:y1="24.947cm" svg:x2="104.216cm" svg:y2="26.267cm" draw:start-shape="id26" draw:start-glue-point="2" draw:end-shape="id30" draw:end-glue-point="0" svg:d="m105863 24947-1647 1320">
          <text:p/>
        </draw:connector>
        <draw:connector draw:style-name="gr13" draw:text-style-name="P1" draw:layer="layout" draw:type="line" svg:x1="104.216cm" svg:y1="27.185cm" svg:x2="105.863cm" svg:y2="28.785cm" draw:start-shape="id30" draw:start-glue-point="2" draw:end-shape="id31" draw:end-glue-point="0" svg:d="m104216 27185 1647 1600">
          <text:p/>
        </draw:connector>
        <draw:connector draw:style-name="gr13" draw:text-style-name="P1" draw:layer="layout" draw:type="line" svg:x1="107.492cm" svg:y1="27.185cm" svg:x2="105.863cm" svg:y2="28.785cm" draw:start-shape="id29" draw:start-glue-point="2" draw:end-shape="id31" draw:end-glue-point="0" svg:d="m107492 27185-1629 1600">
          <text:p/>
        </draw:connector>
        <draw:frame draw:style-name="gr5" draw:text-style-name="P2" draw:layer="layout" svg:width="1.065cm" svg:height="0.818cm" svg:x="103.933cm" svg:y="24.984cm">
          <draw:text-box>
            <text:p><text:span text:style-name="T1">+1</text:span></text:p>
          </draw:text-box>
        </draw:frame>
        <draw:frame draw:style-name="gr5" draw:text-style-name="P4" draw:layer="layout" svg:width="0.942cm" svg:height="0.818cm" svg:x="104.364cm" svg:y="23.089cm">
          <draw:text-box>
            <text:p><text:span text:style-name="T3">-1</text:span></text:p>
          </draw:text-box>
        </draw:frame>
        <draw:frame draw:style-name="gr5" draw:text-style-name="P4" draw:layer="layout" svg:width="0.942cm" svg:height="0.818cm" svg:x="106.871cm" svg:y="22.936cm">
          <draw:text-box>
            <text:p><text:span text:style-name="T3">-1</text:span></text:p>
          </draw:text-box>
        </draw:frame>
        <draw:frame draw:style-name="gr5" draw:text-style-name="P4" draw:layer="layout" svg:width="0.942cm" svg:height="0.818cm" svg:x="103.813cm" svg:y="20.032cm">
          <draw:text-box>
            <text:p><text:span text:style-name="T3">-2</text:span></text:p>
          </draw:text-box>
        </draw:frame>
        <draw:frame draw:style-name="gr5" draw:text-style-name="P4" draw:layer="layout" svg:width="0.942cm" svg:height="0.818cm" svg:x="106.626cm" svg:y="20.108cm">
          <draw:text-box>
            <text:p><text:span text:style-name="T3">-2</text:span></text:p>
          </draw:text-box>
        </draw:frame>
        <draw:frame draw:style-name="gr5" draw:text-style-name="P2" draw:layer="layout" svg:width="1.065cm" svg:height="0.818cm" svg:x="107.005cm" svg:y="24.941cm">
          <draw:text-box>
            <text:p><text:span text:style-name="T1">+1</text:span></text:p>
          </draw:text-box>
        </draw:frame>
        <draw:frame draw:style-name="gr5" draw:text-style-name="P2" draw:layer="layout" svg:width="1.065cm" svg:height="0.818cm" svg:x="106.577cm" svg:y="27.814cm">
          <draw:text-box>
            <text:p><text:span text:style-name="T1">+2</text:span></text:p>
          </draw:text-box>
        </draw:frame>
        <draw:frame draw:style-name="gr5" draw:text-style-name="P2" draw:layer="layout" svg:width="1.065cm" svg:height="0.818cm" svg:x="103.94cm" svg:y="27.941cm">
          <draw:text-box>
            <text:p><text:span text:style-name="T1">+2</text:span></text:p>
          </draw:text-box>
        </draw:frame>
        <draw:ellipse draw:style-name="gr2" draw:text-style-name="P1" draw:id="id32" draw:layer="layout" svg:width="0.947cm" svg:height="0.918cm" svg:x="100.938cm" svg:y="23.987cm">
          <text:p text:style-name="P1">H</text:p>
        </draw:ellipse>
        <draw:connector draw:style-name="gr13" draw:text-style-name="P1" draw:layer="layout" draw:type="line" svg:x1="104.216cm" svg:y1="22.354cm" svg:x2="101.411cm" svg:y2="23.987cm" draw:start-shape="id25" draw:start-glue-point="2" draw:end-shape="id32" draw:end-glue-point="0" svg:d="m104216 22354-2805 1633">
          <text:p/>
        </draw:connector>
        <draw:frame draw:style-name="gr7" draw:text-style-name="P3" draw:layer="layout" svg:width="0.777cm" svg:height="0.9cm" svg:x="101.475cm" svg:y="22.121cm">
          <draw:text-box>
            <text:p><text:span text:style-name="T2">x</text:span></text:p>
          </draw:text-box>
        </draw:frame>
        <draw:ellipse draw:style-name="gr2" draw:text-style-name="P1" draw:id="id35" draw:layer="layout" svg:width="0.947cm" svg:height="0.918cm" svg:x="18.937cm" svg:y="19.896cm">
          <text:p text:style-name="P1">C0</text:p>
        </draw:ellipse>
        <draw:ellipse draw:style-name="gr2" draw:text-style-name="P1" draw:id="id34" draw:layer="layout" svg:width="0.947cm" svg:height="0.907cm" svg:x="18.937cm" svg:y="14.91cm">
          <text:p text:style-name="P1">B0</text:p>
        </draw:ellipse>
        <draw:connector draw:style-name="gr14" draw:text-style-name="P1" draw:layer="layout" draw:type="line" svg:x1="19.41cm" svg:y1="17.58cm" svg:x2="19.41cm" svg:y2="15.817cm" draw:start-shape="id33" draw:start-glue-point="0" draw:end-shape="id34" draw:end-glue-point="2" svg:d="m19410 17580v-1763">
          <text:p/>
        </draw:connector>
        <draw:connector draw:style-name="gr8" draw:text-style-name="P1" draw:layer="layout" draw:type="line" svg:x1="19.41cm" svg:y1="19.896cm" svg:x2="19.41cm" svg:y2="18.241cm" draw:start-shape="id35" draw:start-glue-point="0" draw:end-shape="id33" draw:end-glue-point="2" svg:d="m19410 19896v-1655">
          <text:p/>
        </draw:connector>
        <draw:connector draw:style-name="gr8" draw:text-style-name="P1" draw:layer="layout" draw:type="line" svg:x1="9.535cm" svg:y1="2.684cm" svg:x2="7.322cm" svg:y2="2.684cm" svg:d="m9535 2684h-2213">
          <text:p/>
        </draw:connector>
        <draw:connector draw:style-name="gr4" draw:text-style-name="P1" draw:layer="layout" draw:type="line" svg:x1="9.535cm" svg:y1="3.283cm" svg:x2="7.322cm" svg:y2="3.283cm" svg:d="m9535 3283h-2213">
          <text:p/>
        </draw:connector>
        <draw:connector draw:style-name="gr13" draw:text-style-name="P1" draw:layer="layout" draw:type="line" svg:x1="9.535cm" svg:y1="3.8cm" svg:x2="7.322cm" svg:y2="3.8cm" svg:d="m9535 3800h-2213">
          <text:p/>
        </draw:connector>
        <draw:connector draw:style-name="gr15" draw:text-style-name="P1" draw:layer="layout" draw:type="line" svg:x1="9.535cm" svg:y1="4.3cm" svg:x2="7.322cm" svg:y2="4.3cm" svg:d="m9535 4300h-2213">
          <text:p/>
        </draw:connector>
        <draw:connector draw:style-name="gr16" draw:text-style-name="P1" draw:layer="layout" draw:type="line" svg:x1="9.535cm" svg:y1="4.8cm" svg:x2="7.322cm" svg:y2="4.8cm" svg:d="m9535 4800h-2213">
          <text:p/>
        </draw:connector>
        <draw:frame draw:style-name="gr7" draw:text-style-name="P3" draw:layer="layout" svg:width="1.764cm" svg:height="0.9cm" svg:x="3.991cm" svg:y="2.3cm">
          <draw:text-box>
            <text:p><text:span text:style-name="T2">p_val</text:span></text:p>
          </draw:text-box>
        </draw:frame>
        <draw:frame draw:style-name="gr7" draw:text-style-name="P3" draw:layer="layout" svg:width="2.809cm" svg:height="0.9cm" svg:x="3.991cm" svg:y="2.9cm">
          <draw:text-box>
            <text:p><text:span text:style-name="T2">p_dflt_val</text:span></text:p>
          </draw:text-box>
        </draw:frame>
        <draw:frame draw:style-name="gr7" draw:text-style-name="P3" draw:layer="layout" svg:width="2.098cm" svg:height="0.9cm" svg:x="3.991cm" svg:y="3.4cm">
          <draw:text-box>
            <text:p><text:span text:style-name="T2">ce_dflt</text:span></text:p>
          </draw:text-box>
        </draw:frame>
        <draw:frame draw:style-name="gr7" draw:text-style-name="P3" draw:layer="layout" svg:width="2.754cm" svg:height="0.9cm" svg:x="3.991cm" svg:y="3.9cm">
          <draw:text-box>
            <text:p><text:span text:style-name="T2">p_lnk_val</text:span></text:p>
          </draw:text-box>
        </draw:frame>
        <draw:frame draw:style-name="gr7" draw:text-style-name="P3" draw:layer="layout" svg:width="2.839cm" svg:height="0.9cm" svg:x="4.024cm" svg:y="4.4cm">
          <draw:text-box>
            <text:p><text:span text:style-name="T2">p_lnk_dflt</text:span></text:p>
          </draw:text-box>
        </draw:frame>
        <draw:rect draw:style-name="gr17" draw:text-style-name="P5" draw:id="id33" draw:layer="layout" svg:width="2.04cm" svg:height="0.661cm" svg:x="18.39cm" svg:y="17.58cm">
          <text:p text:style-name="P1"><text:span text:style-name="T4">b0__c0</text:span></text:p>
        </draw:rect>
        <draw:connector draw:style-name="gr18" draw:text-style-name="P1" draw:layer="layout" draw:type="line" svg:x1="6.81cm" svg:y1="5.78cm" svg:x2="4.597cm" svg:y2="5.78cm" svg:d="m6810 5780h-2213">
          <text:p/>
        </draw:connector>
        <draw:connector draw:style-name="gr19" draw:text-style-name="P1" draw:layer="layout" draw:type="line" svg:x1="6.81cm" svg:y1="6.28cm" svg:x2="4.597cm" svg:y2="6.28cm" svg:d="m6810 6280h-2213">
          <text:p/>
        </draw:connector>
        <draw:frame draw:style-name="gr7" draw:text-style-name="P3" draw:layer="layout" svg:width="2.263cm" svg:height="0.9cm" svg:x="6.898cm" svg:y="5.895cm">
          <draw:text-box>
            <text:p><text:span text:style-name="T2">lnk_dflt</text:span></text:p>
          </draw:text-box>
        </draw:frame>
        <draw:frame draw:style-name="gr7" draw:text-style-name="P3" draw:layer="layout" svg:width="2.178cm" svg:height="0.9cm" svg:x="6.898cm" svg:y="5.38cm">
          <draw:text-box>
            <text:p><text:span text:style-name="T2">lnk_val</text:span></text:p>
          </draw:text-box>
        </draw:frame>
        <draw:rect draw:style-name="gr20" draw:text-style-name="P5" draw:layer="layout" svg:width="4.95cm" svg:height="0.661cm" svg:x="12.879cm" svg:y="4.091cm">
          <text:p text:style-name="P1"><text:span text:style-name="T4">param_value_view</text:span></text:p>
        </draw:rect>
        <draw:frame draw:style-name="gr7" draw:text-style-name="P3" draw:layer="layout" svg:width="1.662cm" svg:height="0.9cm" svg:x="18.329cm" svg:y="3.991cm">
          <draw:text-box>
            <text:p><text:span text:style-name="T2">error</text:span></text:p>
          </draw:text-box>
        </draw:frame>
        <draw:frame draw:style-name="gr5" draw:text-style-name="P3" draw:layer="layout" svg:width="4.304cm" svg:height="0.818cm" svg:x="15.568cm" svg:y="5.408cm">
          <draw:text-box>
            <text:p><text:span text:style-name="T2">NULL subconfig</text:span></text:p>
          </draw:text-box>
        </draw:frame>
        <draw:ellipse draw:style-name="gr2" draw:text-style-name="P1" draw:id="id37" draw:layer="layout" svg:width="0.947cm" svg:height="0.907cm" svg:x="28.315cm" svg:y="9.221cm">
          <text:p text:style-name="P1">A1</text:p>
        </draw:ellipse>
        <draw:ellipse draw:style-name="gr2" draw:text-style-name="P1" draw:id="id70" draw:layer="layout" svg:width="0.947cm" svg:height="0.907cm" svg:x="40.689cm" svg:y="9.221cm">
          <text:p text:style-name="P1">A2</text:p>
        </draw:ellipse>
        <draw:connector draw:style-name="gr14" draw:text-style-name="P1" draw:layer="layout" draw:type="line" svg:x1="19.41cm" svg:y1="11.854cm" svg:x2="28.788cm" svg:y2="10.128cm" draw:start-shape="id36" draw:start-glue-point="0" draw:end-shape="id37" draw:end-glue-point="2" svg:d="m19410 11854 9378-1726">
          <text:p/>
        </draw:connector>
        <draw:rect draw:style-name="gr17" draw:text-style-name="P5" draw:id="id36" draw:layer="layout" svg:width="1.853cm" svg:height="0.661cm" svg:x="18.484cm" svg:y="11.854cm">
          <text:p text:style-name="P1"><text:span text:style-name="T4">a1__b0</text:span></text:p>
        </draw:rect>
        <draw:connector draw:style-name="gr4" draw:text-style-name="P1" draw:layer="layout" draw:type="line" svg:x1="19.41cm" svg:y1="14.91cm" svg:x2="19.41cm" svg:y2="12.515cm" draw:start-shape="id34" draw:start-glue-point="0" draw:end-shape="id36" draw:end-glue-point="2" svg:d="m19410 14910v-2395">
          <text:p/>
        </draw:connector>
        <draw:ellipse draw:style-name="gr2" draw:text-style-name="P1" draw:id="id43" draw:layer="layout" svg:width="0.947cm" svg:height="0.918cm" svg:x="40.689cm" svg:y="25.239cm">
          <text:p text:style-name="P1">D2</text:p>
        </draw:ellipse>
        <draw:ellipse draw:style-name="gr2" draw:text-style-name="P1" draw:id="id39" draw:layer="layout" svg:width="0.947cm" svg:height="0.918cm" svg:x="28.358cm" svg:y="25.239cm">
          <text:p text:style-name="P1">D1</text:p>
        </draw:ellipse>
        <draw:connector draw:style-name="gr14" draw:text-style-name="P1" draw:layer="layout" draw:type="line" svg:x1="19.41cm" svg:y1="22.138cm" svg:x2="19.41cm" svg:y2="20.814cm" draw:start-shape="id38" draw:start-glue-point="0" draw:end-shape="id35" draw:end-glue-point="2" svg:d="m19410 22138v-1324">
          <text:p/>
        </draw:connector>
        <draw:rect draw:style-name="gr17" draw:text-style-name="P5" draw:id="id38" draw:layer="layout" svg:width="1.944cm" svg:height="0.661cm" svg:x="18.438cm" svg:y="22.138cm">
          <text:p text:style-name="P1"><text:span text:style-name="T4">c0__d1</text:span></text:p>
        </draw:rect>
        <draw:connector draw:style-name="gr4" draw:text-style-name="P1" draw:layer="layout" draw:type="line" svg:x1="28.831cm" svg:y1="25.239cm" svg:x2="19.41cm" svg:y2="22.799cm" draw:start-shape="id39" draw:start-glue-point="0" draw:end-shape="id38" draw:end-glue-point="2" svg:d="m28831 25239-9421-2440">
          <text:p/>
        </draw:connector>
        <draw:ellipse draw:style-name="gr3" draw:text-style-name="P1" draw:id="id41" draw:layer="layout" svg:width="0.947cm" svg:height="0.918cm" svg:x="35.068cm" svg:y="32.446cm">
          <text:p text:style-name="P1">E1</text:p>
        </draw:ellipse>
        <draw:connector draw:style-name="gr14" draw:text-style-name="P1" draw:layer="layout" draw:type="line" svg:x1="28.831cm" svg:y1="27.48cm" svg:x2="28.831cm" svg:y2="26.157cm" draw:start-shape="id40" draw:start-glue-point="0" draw:end-shape="id39" draw:end-glue-point="2" svg:d="m28831 27480v-1323">
          <text:p/>
        </draw:connector>
        <draw:rect draw:style-name="gr17" draw:text-style-name="P5" draw:id="id40" draw:layer="layout" svg:width="2.137cm" svg:height="0.661cm" svg:x="27.763cm" svg:y="27.48cm">
          <text:p text:style-name="P1"><text:span text:style-name="T4">d1__e1</text:span></text:p>
        </draw:rect>
        <draw:connector draw:style-name="gr4" draw:text-style-name="P1" draw:layer="layout" draw:type="line" svg:x1="35.541cm" svg:y1="32.446cm" svg:x2="28.831cm" svg:y2="28.141cm" draw:start-shape="id41" draw:start-glue-point="0" draw:end-shape="id40" draw:end-glue-point="2" svg:d="m35541 32446-6710-4305">
          <text:p/>
        </draw:connector>
        <draw:connector draw:style-name="gr14" draw:text-style-name="P1" draw:layer="layout" draw:type="line" svg:x1="41.162cm" svg:y1="27.48cm" svg:x2="41.162cm" svg:y2="26.157cm" draw:start-shape="id42" draw:start-glue-point="0" draw:end-shape="id43" draw:end-glue-point="2" svg:d="m41162 27480v-1323">
          <text:p/>
        </draw:connector>
        <draw:rect draw:style-name="gr17" draw:text-style-name="P5" draw:id="id42" draw:layer="layout" svg:width="1.995cm" svg:height="0.661cm" svg:x="40.165cm" svg:y="27.48cm">
          <text:p text:style-name="P1"><text:span text:style-name="T4">d2__e1</text:span></text:p>
        </draw:rect>
        <draw:connector draw:style-name="gr4" draw:text-style-name="P1" draw:layer="layout" draw:type="line" svg:x1="35.541cm" svg:y1="32.446cm" svg:x2="41.162cm" svg:y2="28.141cm" draw:start-shape="id41" draw:start-glue-point="0" draw:end-shape="id42" draw:end-glue-point="2" svg:d="m35541 32446 5621-4305">
          <text:p/>
        </draw:connector>
        <draw:ellipse draw:style-name="gr3" draw:text-style-name="P1" draw:layer="layout" svg:width="0.947cm" svg:height="0.918cm" svg:x="12.847cm" svg:y="2.355cm">
          <text:p text:style-name="P1">E1</text:p>
        </draw:ellipse>
        <draw:frame draw:style-name="gr7" draw:text-style-name="P3" draw:layer="layout" svg:width="5.362cm" svg:height="0.9cm" svg:x="14.295cm" svg:y="2.451cm">
          <draw:text-box>
            <text:p><text:span text:style-name="T2">config tree walk root</text:span></text:p>
          </draw:text-box>
        </draw:frame>
        <draw:connector draw:style-name="gr14" draw:text-style-name="P1" draw:layer="layout" draw:type="line" svg:x1="40.273cm" svg:y1="34.871cm" svg:x2="35.541cm" svg:y2="33.364cm" draw:start-shape="id44" draw:start-glue-point="0" draw:end-shape="id41" draw:end-glue-point="2" svg:d="m40273 34871-4732-1507">
          <text:p/>
        </draw:connector>
        <draw:rect draw:style-name="gr17" draw:text-style-name="P5" draw:id="id44" draw:layer="layout" svg:width="1.801cm" svg:height="0.661cm" svg:x="39.373cm" svg:y="34.871cm">
          <text:p text:style-name="P1"><text:span text:style-name="T4">e1__f2</text:span></text:p>
        </draw:rect>
        <draw:connector draw:style-name="gr4" draw:text-style-name="P1" draw:layer="layout" draw:type="line" svg:x1="41.609cm" svg:y1="37.49cm" svg:x2="40.273cm" svg:y2="35.532cm" draw:start-shape="id45" draw:start-glue-point="0" draw:end-shape="id44" draw:end-glue-point="2" svg:d="m41609 37490-1336-1958">
          <text:p/>
        </draw:connector>
        <draw:connector draw:style-name="gr14" draw:text-style-name="P1" draw:layer="layout" draw:type="line" svg:x1="30.91cm" svg:y1="34.871cm" svg:x2="35.541cm" svg:y2="33.364cm" draw:start-shape="id46" draw:start-glue-point="0" draw:end-shape="id41" draw:end-glue-point="2" svg:d="m30910 34871 4631-1507">
          <text:p/>
        </draw:connector>
        <draw:rect draw:style-name="gr17" draw:text-style-name="P5" draw:id="id46" draw:layer="layout" svg:width="1.801cm" svg:height="0.661cm" svg:x="30.01cm" svg:y="34.871cm">
          <text:p text:style-name="P1"><text:span text:style-name="T4">e1__f1</text:span></text:p>
        </draw:rect>
        <draw:connector draw:style-name="gr4" draw:text-style-name="P1" draw:layer="layout" draw:type="line" svg:x1="29.278cm" svg:y1="37.49cm" svg:x2="30.91cm" svg:y2="35.532cm" draw:start-shape="id47" draw:start-glue-point="0" draw:end-shape="id46" draw:end-glue-point="2" svg:d="m29278 37490 1632-1958">
          <text:p/>
        </draw:connector>
        <draw:ellipse draw:style-name="gr21" draw:text-style-name="P6" draw:layer="layout" svg:width="2.516cm" svg:height="0.907cm" svg:x="12.63cm" svg:y="5.313cm">
          <text:p text:style-name="P1"><text:span text:style-name="T5">NULL</text:span></text:p>
        </draw:ellipse>
        <draw:connector draw:style-name="gr22" draw:text-style-name="P1" draw:layer="layout" draw:type="line" svg:x1="9.513cm" svg:y1="7.333cm" svg:x2="7.3cm" svg:y2="7.333cm" svg:d="m9513 7333h-2213">
          <text:p/>
        </draw:connector>
        <draw:frame draw:style-name="gr7" draw:text-style-name="P3" draw:layer="layout" svg:width="3.089cm" svg:height="1.385cm" svg:x="4.012cm" svg:y="6.739cm">
          <draw:text-box>
            <text:p><text:span text:style-name="T2">relation </text:span></text:p>
            <text:p><text:span text:style-name="T2">impossible</text:span></text:p>
          </draw:text-box>
        </draw:frame>
        <draw:frame draw:style-name="gr7" draw:text-style-name="P7" draw:layer="layout" svg:width="3.415cm" svg:height="1.055cm" svg:x="75.62cm" svg:y="5.353cm">
          <draw:text-box>
            <text:p><text:span text:style-name="T6">TC2_101</text:span></text:p>
          </draw:text-box>
        </draw:frame>
        <draw:frame draw:style-name="gr7" draw:text-style-name="P7" draw:layer="layout" svg:width="3.415cm" svg:height="1.055cm" svg:x="93.355cm" svg:y="5.56cm">
          <draw:text-box>
            <text:p><text:span text:style-name="T6">TC2_102</text:span></text:p>
          </draw:text-box>
        </draw:frame>
        <draw:frame draw:style-name="gr7" draw:text-style-name="P7" draw:layer="layout" svg:width="3.415cm" svg:height="1.055cm" svg:x="76.501cm" svg:y="26.709cm">
          <draw:text-box>
            <text:p><text:span text:style-name="T6">TC2_103</text:span></text:p>
          </draw:text-box>
        </draw:frame>
        <draw:frame draw:style-name="gr7" draw:text-style-name="P7" draw:layer="layout" svg:width="3.415cm" svg:height="1.055cm" svg:x="91.03cm" svg:y="26.91cm">
          <draw:text-box>
            <text:p><text:span text:style-name="T6">TC2_104</text:span></text:p>
          </draw:text-box>
        </draw:frame>
        <draw:frame draw:style-name="gr7" draw:text-style-name="P7" draw:layer="layout" svg:width="3.415cm" svg:height="1.055cm" svg:x="109.067cm" svg:y="23.836cm">
          <draw:text-box>
            <text:p><text:span text:style-name="T6">TC2_105</text:span></text:p>
          </draw:text-box>
        </draw:frame>
        <draw:ellipse draw:style-name="gr2" draw:text-style-name="P1" draw:id="id52" draw:layer="layout" svg:width="4.554cm" svg:height="1.681cm" svg:x="122.59cm" svg:y="51.982cm">
          <text:p text:style-name="P1">TC3_201_sub</text:p>
        </draw:ellipse>
        <draw:ellipse draw:style-name="gr2" draw:text-style-name="P1" draw:id="id49" draw:layer="layout" svg:width="5.053cm" svg:height="1.808cm" svg:x="122.341cm" svg:y="39.425cm">
          <text:p text:style-name="P1">TC3_201_super</text:p>
        </draw:ellipse>
        <draw:connector draw:style-name="gr14" draw:text-style-name="P1" draw:layer="layout" draw:type="line" svg:x1="105.346cm" svg:y1="46.445cm" svg:x2="124.867cm" svg:y2="41.233cm" draw:start-shape="id48" draw:start-glue-point="0" draw:end-shape="id49" draw:end-glue-point="2" svg:d="m105346 46445 19521-5212">
          <text:p/>
        </draw:connector>
        <draw:rect draw:style-name="gr17" draw:text-style-name="P5" draw:id="id48" draw:layer="layout" svg:width="4.372cm" svg:height="0.661cm" svg:x="103.16cm" svg:y="46.445cm">
          <text:p text:style-name="P1"><text:span text:style-name="T4">par_first_lnk</text:span></text:p>
        </draw:rect>
        <draw:connector draw:style-name="gr14" draw:text-style-name="P1" draw:layer="layout" draw:type="line" svg:x1="109.87cm" svg:y1="46.445cm" svg:x2="124.867cm" svg:y2="41.233cm" draw:start-shape="id50" draw:start-glue-point="0" draw:end-shape="id49" draw:end-glue-point="2" svg:d="m109870 46445 14997-5212">
          <text:p/>
        </draw:connector>
        <draw:rect draw:style-name="gr17" draw:text-style-name="P5" draw:id="id50" draw:layer="layout" svg:width="1.862cm" svg:height="0.661cm" svg:x="108.939cm" svg:y="46.445cm">
          <text:p text:style-name="P1"><text:span text:style-name="T4">par_n</text:span></text:p>
        </draw:rect>
        <draw:connector draw:style-name="gr14" draw:text-style-name="P1" draw:layer="layout" draw:type="line" svg:x1="120.424cm" svg:y1="46.445cm" svg:x2="124.867cm" svg:y2="41.233cm" draw:start-shape="id51" draw:start-glue-point="0" draw:end-shape="id49" draw:end-glue-point="2" svg:d="m120424 46445 4443-5212">
          <text:p/>
        </draw:connector>
        <draw:rect draw:style-name="gr17" draw:text-style-name="P5" draw:id="id51" draw:layer="layout" svg:width="2.25cm" svg:height="0.661cm" svg:x="119.299cm" svg:y="46.445cm">
          <text:p text:style-name="P1"><text:span text:style-name="T4">par_(n-3)</text:span></text:p>
        </draw:rect>
        <draw:connector draw:style-name="gr4" draw:text-style-name="P1" draw:layer="layout" draw:type="line" svg:x1="124.867cm" svg:y1="51.982cm" svg:x2="135.166cm" svg:y2="47.106cm" draw:start-shape="id52" draw:start-glue-point="0" draw:end-shape="id53" draw:end-glue-point="2" svg:d="m124867 51982 10299-4876">
          <text:p/>
        </draw:connector>
        <draw:connector draw:style-name="gr14" draw:text-style-name="P1" draw:layer="layout" draw:type="line" svg:x1="117.002cm" svg:y1="46.445cm" svg:x2="124.867cm" svg:y2="41.233cm" draw:start-shape="id54" draw:start-glue-point="0" draw:end-shape="id49" draw:end-glue-point="2" svg:d="m117002 46445 7865-5212">
          <text:p/>
        </draw:connector>
        <draw:rect draw:style-name="gr17" draw:text-style-name="P5" draw:id="id54" draw:layer="layout" svg:width="2.25cm" svg:height="0.661cm" svg:x="115.877cm" svg:y="46.445cm">
          <text:p text:style-name="P1"><text:span text:style-name="T4">par_(n-2)</text:span></text:p>
        </draw:rect>
        <draw:connector draw:style-name="gr23" draw:text-style-name="P1" draw:layer="layout" draw:type="line" svg:x1="124.867cm" svg:y1="51.982cm" svg:x2="120.424cm" svg:y2="47.106cm" draw:start-shape="id52" draw:start-glue-point="0" draw:end-shape="id51" draw:end-glue-point="2" svg:d="m124867 51982-4443-4876">
          <text:p/>
        </draw:connector>
        <draw:connector draw:style-name="gr19" draw:text-style-name="P1" draw:layer="layout" draw:type="line" svg:x1="107.532cm" svg:y1="46.775cm" svg:x2="108.939cm" svg:y2="46.775cm" draw:start-shape="id48" draw:start-glue-point="1" draw:end-shape="id50" draw:end-glue-point="3" svg:d="m107532 46775h1407">
          <text:p/>
        </draw:connector>
        <draw:connector draw:style-name="gr14" draw:text-style-name="P1" draw:layer="layout" draw:type="line" svg:x1="135.166cm" svg:y1="46.445cm" svg:x2="124.867cm" svg:y2="41.233cm" draw:start-shape="id53" draw:start-glue-point="0" draw:end-shape="id49" draw:end-glue-point="2" svg:d="m135166 46445-10299-5212">
          <text:p/>
        </draw:connector>
        <draw:rect draw:style-name="gr17" draw:text-style-name="P5" draw:id="id53" draw:layer="layout" svg:width="5.609cm" svg:height="0.661cm" svg:x="132.362cm" svg:y="46.445cm">
          <text:p text:style-name="P1"><text:span text:style-name="T4">par_link_chain_terminat</text:span></text:p>
        </draw:rect>
        <draw:connector draw:style-name="gr14" draw:text-style-name="P1" draw:layer="layout" draw:type="line" svg:x1="113.246cm" svg:y1="46.445cm" svg:x2="124.867cm" svg:y2="41.233cm" draw:start-shape="id55" draw:start-glue-point="0" draw:end-shape="id49" draw:end-glue-point="2" svg:d="m113246 46445 11621-5212">
          <text:p/>
        </draw:connector>
        <draw:rect draw:style-name="gr17" draw:text-style-name="P5" draw:id="id55" draw:layer="layout" svg:width="2.25cm" svg:height="0.661cm" svg:x="112.121cm" svg:y="46.445cm">
          <text:p text:style-name="P1"><text:span text:style-name="T4">par_(n-1)</text:span></text:p>
        </draw:rect>
        <draw:connector draw:style-name="gr18" draw:text-style-name="P1" draw:layer="layout" draw:type="line" svg:x1="125.488cm" svg:y1="46.787cm" svg:x2="126.528cm" svg:y2="46.775cm" draw:end-shape="id56" draw:end-glue-point="3" svg:d="m125488 46787 1040-12">
          <text:p/>
        </draw:connector>
        <draw:connector draw:style-name="gr18" draw:text-style-name="P1" draw:layer="layout" draw:type="line" svg:x1="110.801cm" svg:y1="46.775cm" svg:x2="112.121cm" svg:y2="46.775cm" draw:start-shape="id50" draw:start-glue-point="1" draw:end-shape="id55" draw:end-glue-point="3" svg:d="m110801 46775h1320">
          <text:p/>
        </draw:connector>
        <draw:connector draw:style-name="gr24" draw:text-style-name="P1" draw:layer="layout" draw:type="line" svg:x1="124.867cm" svg:y1="51.982cm" svg:x2="130.133cm" svg:y2="47.106cm" draw:start-shape="id52" draw:start-glue-point="0" draw:end-shape="id57" draw:end-glue-point="2" svg:d="m124867 51982 5266-4876">
          <text:p/>
        </draw:connector>
        <draw:connector draw:style-name="gr14" draw:text-style-name="P1" draw:layer="layout" draw:type="line" svg:x1="22.597cm" svg:y1="11.854cm" svg:x2="28.788cm" svg:y2="10.128cm" draw:start-shape="id58" draw:start-glue-point="0" draw:end-shape="id37" draw:end-glue-point="2" svg:d="m22597 11854 6191-1726">
          <text:p/>
        </draw:connector>
        <draw:connector draw:style-name="gr4" draw:text-style-name="P1" draw:layer="layout" draw:type="line" svg:x1="28.831cm" svg:y1="25.239cm" svg:x2="22.597cm" svg:y2="22.8cm" draw:start-shape="id39" draw:start-glue-point="0" draw:end-shape="id59" draw:end-glue-point="2" svg:d="m28831 25239-6234-2439">
          <text:p/>
        </draw:connector>
        <draw:frame draw:style-name="gr7" draw:text-style-name="P8" draw:layer="layout" svg:width="1.086cm" svg:height="1.055cm" svg:x="23.759cm" svg:y="17.195cm">
          <draw:text-box>
            <text:p><text:span text:style-name="T7">...</text:span></text:p>
          </draw:text-box>
        </draw:frame>
        <draw:ellipse draw:style-name="gr2" draw:text-style-name="P1" draw:id="id62" draw:layer="layout" svg:width="0.947cm" svg:height="0.918cm" svg:x="22.124cm" svg:y="19.896cm">
          <text:p text:style-name="P1">C1</text:p>
        </draw:ellipse>
        <draw:ellipse draw:style-name="gr2" draw:text-style-name="P1" draw:id="id61" draw:layer="layout" svg:width="0.947cm" svg:height="0.907cm" svg:x="22.124cm" svg:y="14.91cm">
          <text:p text:style-name="P1">B1</text:p>
        </draw:ellipse>
        <draw:connector draw:style-name="gr14" draw:text-style-name="P1" draw:layer="layout" draw:type="line" svg:x1="22.597cm" svg:y1="17.581cm" svg:x2="22.597cm" svg:y2="15.817cm" draw:start-shape="id60" draw:start-glue-point="0" draw:end-shape="id61" draw:end-glue-point="2" svg:d="m22597 17581v-1764">
          <text:p/>
        </draw:connector>
        <draw:connector draw:style-name="gr8" draw:text-style-name="P1" draw:layer="layout" draw:type="line" svg:x1="22.597cm" svg:y1="19.896cm" svg:x2="22.597cm" svg:y2="18.242cm" draw:start-shape="id62" draw:start-glue-point="0" draw:end-shape="id60" draw:end-glue-point="2" svg:d="m22597 19896v-1654">
          <text:p/>
        </draw:connector>
        <draw:rect draw:style-name="gr17" draw:text-style-name="P5" draw:id="id60" draw:layer="layout" svg:width="2.04cm" svg:height="0.661cm" svg:x="21.577cm" svg:y="17.581cm">
          <text:p text:style-name="P1"><text:span text:style-name="T4">b1__c1</text:span></text:p>
        </draw:rect>
        <draw:rect draw:style-name="gr17" draw:text-style-name="P5" draw:id="id58" draw:layer="layout" svg:width="1.853cm" svg:height="0.661cm" svg:x="21.671cm" svg:y="11.854cm">
          <text:p text:style-name="P1"><text:span text:style-name="T4">a1__b1</text:span></text:p>
        </draw:rect>
        <draw:connector draw:style-name="gr4" draw:text-style-name="P1" draw:layer="layout" draw:type="line" svg:x1="22.597cm" svg:y1="14.91cm" svg:x2="22.597cm" svg:y2="12.515cm" draw:start-shape="id61" draw:start-glue-point="0" draw:end-shape="id58" draw:end-glue-point="2" svg:d="m22597 14910v-2395">
          <text:p/>
        </draw:connector>
        <draw:connector draw:style-name="gr14" draw:text-style-name="P1" draw:layer="layout" draw:type="line" svg:x1="22.597cm" svg:y1="22.139cm" svg:x2="22.597cm" svg:y2="20.814cm" draw:start-shape="id59" draw:start-glue-point="0" draw:end-shape="id62" draw:end-glue-point="2" svg:d="m22597 22139v-1325">
          <text:p/>
        </draw:connector>
        <draw:rect draw:style-name="gr17" draw:text-style-name="P5" draw:id="id59" draw:layer="layout" svg:width="1.944cm" svg:height="0.661cm" svg:x="21.625cm" svg:y="22.139cm">
          <text:p text:style-name="P1"><text:span text:style-name="T4">c1__d1</text:span></text:p>
        </draw:rect>
        <draw:connector draw:style-name="gr14" draw:text-style-name="P1" draw:layer="layout" draw:type="line" svg:x1="26.655cm" svg:y1="11.854cm" svg:x2="28.788cm" svg:y2="10.128cm" draw:start-shape="id63" draw:start-glue-point="0" draw:end-shape="id37" draw:end-glue-point="2" svg:d="m26655 11854 2133-1726">
          <text:p/>
        </draw:connector>
        <draw:connector draw:style-name="gr4" draw:text-style-name="P1" draw:layer="layout" draw:type="line" svg:x1="28.831cm" svg:y1="25.239cm" svg:x2="26.655cm" svg:y2="22.799cm" draw:start-shape="id39" draw:start-glue-point="0" draw:end-shape="id64" draw:end-glue-point="2" svg:d="m28831 25239-2176-2440">
          <text:p/>
        </draw:connector>
        <draw:ellipse draw:style-name="gr2" draw:text-style-name="P1" draw:id="id67" draw:layer="layout" svg:width="2.145cm" svg:height="1.728cm" svg:x="25.583cm" svg:y="19.491cm">
          <text:p text:style-name="P1">C(n/2)</text:p>
        </draw:ellipse>
        <draw:ellipse draw:style-name="gr2" draw:text-style-name="P1" draw:id="id66" draw:layer="layout" svg:width="1.918cm" svg:height="1.761cm" svg:x="25.696cm" svg:y="14.483cm">
          <text:p text:style-name="P1">B(n/2)</text:p>
        </draw:ellipse>
        <draw:connector draw:style-name="gr14" draw:text-style-name="P1" draw:layer="layout" draw:type="line" svg:x1="26.655cm" svg:y1="17.58cm" svg:x2="26.655cm" svg:y2="16.244cm" draw:start-shape="id65" draw:start-glue-point="0" draw:end-shape="id66" draw:end-glue-point="2" svg:d="m26655 17580v-1336">
          <text:p/>
        </draw:connector>
        <draw:connector draw:style-name="gr8" draw:text-style-name="P1" draw:layer="layout" draw:type="line" svg:x1="26.655cm" svg:y1="19.491cm" svg:x2="26.655cm" svg:y2="18.241cm" draw:start-shape="id67" draw:start-glue-point="0" draw:end-shape="id65" draw:end-glue-point="2" svg:d="m26655 19491v-1250">
          <text:p/>
        </draw:connector>
        <draw:rect draw:style-name="gr17" draw:text-style-name="P5" draw:id="id65" draw:layer="layout" svg:width="3.8cm" svg:height="0.661cm" svg:x="24.755cm" svg:y="17.58cm">
          <text:p text:style-name="P1"><text:span text:style-name="T4">b(n/2)__c(n/2)</text:span></text:p>
        </draw:rect>
        <draw:rect draw:style-name="gr17" draw:text-style-name="P5" draw:id="id63" draw:layer="layout" svg:width="3.452cm" svg:height="0.661cm" svg:x="24.929cm" svg:y="11.854cm">
          <text:p text:style-name="P1"><text:span text:style-name="T4">a1__b(n/2)</text:span></text:p>
        </draw:rect>
        <draw:connector draw:style-name="gr4" draw:text-style-name="P1" draw:layer="layout" draw:type="line" svg:x1="26.655cm" svg:y1="14.483cm" svg:x2="26.655cm" svg:y2="12.515cm" draw:start-shape="id66" draw:start-glue-point="0" draw:end-shape="id63" draw:end-glue-point="2" svg:d="m26655 14483v-1968">
          <text:p/>
        </draw:connector>
        <draw:connector draw:style-name="gr14" draw:text-style-name="P1" draw:layer="layout" draw:type="line" svg:x1="26.655cm" svg:y1="22.138cm" svg:x2="26.655cm" svg:y2="21.219cm" draw:start-shape="id64" draw:start-glue-point="0" draw:end-shape="id67" draw:end-glue-point="2" svg:d="m26655 22138v-919">
          <text:p/>
        </draw:connector>
        <draw:rect draw:style-name="gr17" draw:text-style-name="P5" draw:id="id64" draw:layer="layout" svg:width="3.622cm" svg:height="0.661cm" svg:x="24.844cm" svg:y="22.138cm">
          <text:p text:style-name="P1"><text:span text:style-name="T4">c(n/2)__d1</text:span></text:p>
        </draw:rect>
        <draw:connector draw:style-name="gr14" draw:text-style-name="P1" draw:layer="layout" draw:type="line" svg:x1="30.981cm" svg:y1="11.854cm" svg:x2="28.788cm" svg:y2="10.128cm" draw:start-shape="id68" draw:start-glue-point="0" draw:end-shape="id37" draw:end-glue-point="2" svg:d="m30981 11854-2193-1726">
          <text:p/>
        </draw:connector>
        <draw:rect draw:style-name="gr17" draw:text-style-name="P5" draw:id="id68" draw:layer="layout" svg:width="3.452cm" svg:height="0.661cm" svg:x="29.255cm" svg:y="11.854cm">
          <text:p text:style-name="P1"><text:span text:style-name="T4">a1__e1</text:span></text:p>
        </draw:rect>
        <draw:connector draw:style-name="gr4" draw:text-style-name="P1" draw:layer="layout" draw:type="line" svg:x1="35.541cm" svg:y1="32.446cm" svg:x2="30.981cm" svg:y2="12.515cm" draw:start-shape="id41" draw:start-glue-point="0" draw:end-shape="id68" draw:end-glue-point="2" svg:d="m35541 32446-4560-19931">
          <text:p/>
        </draw:connector>
        <draw:frame draw:style-name="gr7" draw:text-style-name="P8" draw:layer="layout" svg:width="1.086cm" svg:height="1.055cm" svg:x="52.176cm" svg:y="17.208cm">
          <draw:text-box>
            <text:p><text:span text:style-name="T7">...</text:span></text:p>
          </draw:text-box>
        </draw:frame>
        <draw:connector draw:style-name="gr14" draw:text-style-name="P1" draw:layer="layout" draw:type="line" svg:x1="43.986cm" svg:y1="11.776cm" svg:x2="41.162cm" svg:y2="10.128cm" draw:start-shape="id69" draw:start-glue-point="0" draw:end-shape="id70" draw:end-glue-point="2" svg:d="m43986 11776-2824-1648">
          <text:p/>
        </draw:connector>
        <draw:connector draw:style-name="gr4" draw:text-style-name="P1" draw:layer="layout" draw:type="line" svg:x1="41.162cm" svg:y1="25.239cm" svg:x2="43.986cm" svg:y2="22.721cm" draw:start-shape="id43" draw:start-glue-point="0" draw:end-shape="id71" draw:end-glue-point="2" svg:d="m41162 25239 2824-2518">
          <text:p/>
        </draw:connector>
        <draw:ellipse draw:style-name="gr2" draw:text-style-name="P1" draw:id="id74" draw:layer="layout" svg:width="3.131cm" svg:height="1.728cm" svg:x="42.421cm" svg:y="19.491cm">
          <text:p text:style-name="P1">C(n/2+1)</text:p>
        </draw:ellipse>
        <draw:ellipse draw:style-name="gr2" draw:text-style-name="P1" draw:id="id73" draw:layer="layout" svg:width="2.8cm" svg:height="1.761cm" svg:x="42.586cm" svg:y="14.483cm">
          <text:p text:style-name="P1">B(n/2+1)</text:p>
        </draw:ellipse>
        <draw:connector draw:style-name="gr14" draw:text-style-name="P1" draw:layer="layout" draw:type="line" svg:x1="43.986cm" svg:y1="17.502cm" svg:x2="43.986cm" svg:y2="16.244cm" draw:start-shape="id72" draw:start-glue-point="0" draw:end-shape="id73" draw:end-glue-point="2" svg:d="m43986 17502v-1258">
          <text:p/>
        </draw:connector>
        <draw:connector draw:style-name="gr8" draw:text-style-name="P1" draw:layer="layout" draw:type="line" svg:x1="43.986cm" svg:y1="19.491cm" svg:x2="43.986cm" svg:y2="18.163cm" draw:start-shape="id74" draw:start-glue-point="0" draw:end-shape="id72" draw:end-glue-point="2" svg:d="m43986 19491v-1328">
          <text:p/>
        </draw:connector>
        <draw:rect draw:style-name="gr17" draw:text-style-name="P5" draw:id="id72" draw:layer="layout" svg:width="4.733cm" svg:height="0.661cm" svg:x="41.62cm" svg:y="17.502cm">
          <text:p text:style-name="P1"><text:span text:style-name="T4">b(n/2+1)__c(n/2+1)</text:span></text:p>
        </draw:rect>
        <draw:rect draw:style-name="gr17" draw:text-style-name="P5" draw:id="id69" draw:layer="layout" svg:width="4.299cm" svg:height="0.661cm" svg:x="41.837cm" svg:y="11.776cm">
          <text:p text:style-name="P1"><text:span text:style-name="T4">a2__b(n/2+1)</text:span></text:p>
        </draw:rect>
        <draw:connector draw:style-name="gr4" draw:text-style-name="P1" draw:layer="layout" draw:type="line" svg:x1="43.986cm" svg:y1="14.483cm" svg:x2="43.986cm" svg:y2="12.437cm" draw:start-shape="id73" draw:start-glue-point="0" draw:end-shape="id69" draw:end-glue-point="2" svg:d="m43986 14483v-2046">
          <text:p/>
        </draw:connector>
        <draw:connector draw:style-name="gr14" draw:text-style-name="P1" draw:layer="layout" draw:type="line" svg:x1="43.986cm" svg:y1="22.06cm" svg:x2="43.986cm" svg:y2="21.219cm" draw:start-shape="id71" draw:start-glue-point="0" draw:end-shape="id74" draw:end-glue-point="2" svg:d="m43986 22060v-841">
          <text:p/>
        </draw:connector>
        <draw:rect draw:style-name="gr17" draw:text-style-name="P5" draw:id="id71" draw:layer="layout" svg:width="4.511cm" svg:height="0.661cm" svg:x="41.731cm" svg:y="22.06cm">
          <text:p text:style-name="P1"><text:span text:style-name="T4">c(n/2+1)__d2</text:span></text:p>
        </draw:rect>
        <draw:connector draw:style-name="gr14" draw:text-style-name="P1" draw:layer="layout" draw:type="line" svg:x1="38.981cm" svg:y1="11.776cm" svg:x2="41.162cm" svg:y2="10.128cm" draw:start-shape="id75" draw:start-glue-point="0" draw:end-shape="id70" draw:end-glue-point="2" svg:d="m38981 11776 2181-1648">
          <text:p/>
        </draw:connector>
        <draw:rect draw:style-name="gr17" draw:text-style-name="P5" draw:id="id75" draw:layer="layout" svg:width="3.452cm" svg:height="0.661cm" svg:x="37.255cm" svg:y="11.776cm">
          <text:p text:style-name="P1"><text:span text:style-name="T4">a2__e1</text:span></text:p>
        </draw:rect>
        <draw:connector draw:style-name="gr4" draw:text-style-name="P1" draw:layer="layout" draw:type="line" svg:x1="35.541cm" svg:y1="32.446cm" svg:x2="38.981cm" svg:y2="12.437cm" draw:start-shape="id41" draw:start-glue-point="0" draw:end-shape="id75" draw:end-glue-point="2" svg:d="m35541 32446 3440-20009">
          <text:p/>
        </draw:connector>
        <draw:connector draw:style-name="gr14" draw:text-style-name="P1" draw:layer="layout" draw:type="line" svg:x1="49.388cm" svg:y1="11.776cm" svg:x2="41.162cm" svg:y2="10.128cm" draw:start-shape="id76" draw:start-glue-point="0" svg:d="m49388 11776-8226-1648">
          <text:p/>
        </draw:connector>
        <draw:connector draw:style-name="gr4" draw:text-style-name="P1" draw:layer="layout" draw:type="line" svg:x1="41.162cm" svg:y1="25.239cm" svg:x2="49.388cm" svg:y2="22.721cm" draw:start-shape="id43" draw:start-glue-point="0" draw:end-shape="id77" draw:end-glue-point="2" svg:d="m41162 25239 8226-2518">
          <text:p/>
        </draw:connector>
        <draw:ellipse draw:style-name="gr2" draw:text-style-name="P1" draw:id="id80" draw:layer="layout" svg:width="3.131cm" svg:height="1.728cm" svg:x="47.823cm" svg:y="19.491cm">
          <text:p text:style-name="P1">C(n/2+2)</text:p>
        </draw:ellipse>
        <draw:ellipse draw:style-name="gr2" draw:text-style-name="P1" draw:id="id79" draw:layer="layout" svg:width="2.8cm" svg:height="1.761cm" svg:x="47.988cm" svg:y="14.483cm">
          <text:p text:style-name="P1">B(n/2+2)</text:p>
        </draw:ellipse>
        <draw:connector draw:style-name="gr14" draw:text-style-name="P1" draw:layer="layout" draw:type="line" svg:x1="49.388cm" svg:y1="17.502cm" svg:x2="49.388cm" svg:y2="16.244cm" draw:start-shape="id78" draw:start-glue-point="0" draw:end-shape="id79" draw:end-glue-point="2" svg:d="m49388 17502v-1258">
          <text:p/>
        </draw:connector>
        <draw:connector draw:style-name="gr8" draw:text-style-name="P1" draw:layer="layout" draw:type="line" svg:x1="49.388cm" svg:y1="19.491cm" svg:x2="49.388cm" svg:y2="18.163cm" draw:start-shape="id80" draw:start-glue-point="0" draw:end-shape="id78" draw:end-glue-point="2" svg:d="m49388 19491v-1328">
          <text:p/>
        </draw:connector>
        <draw:rect draw:style-name="gr17" draw:text-style-name="P5" draw:id="id78" draw:layer="layout" svg:width="4.733cm" svg:height="0.661cm" svg:x="47.022cm" svg:y="17.502cm">
          <text:p text:style-name="P1"><text:span text:style-name="T4">b(n/2+2)__c(n/2+2)</text:span></text:p>
        </draw:rect>
        <draw:rect draw:style-name="gr17" draw:text-style-name="P5" draw:id="id76" draw:layer="layout" svg:width="4.299cm" svg:height="0.661cm" svg:x="47.239cm" svg:y="11.776cm">
          <text:p text:style-name="P1"><text:span text:style-name="T4">a2__b(n/2+2)</text:span></text:p>
        </draw:rect>
        <draw:connector draw:style-name="gr4" draw:text-style-name="P1" draw:layer="layout" draw:type="line" svg:x1="49.388cm" svg:y1="14.483cm" svg:x2="49.388cm" svg:y2="12.437cm" draw:start-shape="id79" draw:start-glue-point="0" draw:end-shape="id76" draw:end-glue-point="2" svg:d="m49388 14483v-2046">
          <text:p/>
        </draw:connector>
        <draw:connector draw:style-name="gr14" draw:text-style-name="P1" draw:layer="layout" draw:type="line" svg:x1="49.388cm" svg:y1="22.06cm" svg:x2="49.388cm" svg:y2="21.219cm" draw:start-shape="id77" draw:start-glue-point="0" draw:end-shape="id80" draw:end-glue-point="2" svg:d="m49388 22060v-841">
          <text:p/>
        </draw:connector>
        <draw:rect draw:style-name="gr17" draw:text-style-name="P5" draw:id="id77" draw:layer="layout" svg:width="4.511cm" svg:height="0.661cm" svg:x="47.133cm" svg:y="22.06cm">
          <text:p text:style-name="P1"><text:span text:style-name="T4">c(n/2+2)__d2</text:span></text:p>
        </draw:rect>
        <draw:connector draw:style-name="gr14" draw:text-style-name="P1" draw:layer="layout" draw:type="line" svg:x1="55.888cm" svg:y1="11.831cm" svg:x2="41.162cm" svg:y2="10.128cm" draw:start-shape="id81" draw:start-glue-point="0" svg:d="m55888 11831-14726-1703">
          <text:p/>
        </draw:connector>
        <draw:connector draw:style-name="gr4" draw:text-style-name="P1" draw:layer="layout" draw:type="line" svg:x1="41.162cm" svg:y1="25.239cm" svg:x2="55.888cm" svg:y2="22.776cm" draw:start-shape="id43" draw:start-glue-point="0" svg:d="m41162 25239 14726-2463">
          <text:p/>
        </draw:connector>
        <draw:ellipse draw:style-name="gr2" draw:text-style-name="P1" draw:id="id84" draw:layer="layout" svg:width="3.131cm" svg:height="1.728cm" svg:x="54.323cm" svg:y="19.491cm">
          <text:p text:style-name="P1">C(n-1)</text:p>
        </draw:ellipse>
        <draw:ellipse draw:style-name="gr2" draw:text-style-name="P1" draw:id="id83" draw:layer="layout" svg:width="2.8cm" svg:height="1.761cm" svg:x="54.488cm" svg:y="14.483cm">
          <text:p text:style-name="P1">B(n-1)</text:p>
        </draw:ellipse>
        <draw:connector draw:style-name="gr14" draw:text-style-name="P1" draw:layer="layout" draw:type="line" svg:x1="55.888cm" svg:y1="17.557cm" svg:x2="55.888cm" svg:y2="16.244cm" draw:start-shape="id82" draw:start-glue-point="0" draw:end-shape="id83" draw:end-glue-point="2" svg:d="m55888 17557v-1313">
          <text:p/>
        </draw:connector>
        <draw:connector draw:style-name="gr8" draw:text-style-name="P1" draw:layer="layout" draw:type="line" svg:x1="55.888cm" svg:y1="19.491cm" svg:x2="55.888cm" svg:y2="18.218cm" draw:start-shape="id84" draw:start-glue-point="0" draw:end-shape="id82" draw:end-glue-point="2" svg:d="m55888 19491v-1273">
          <text:p/>
        </draw:connector>
        <draw:rect draw:style-name="gr17" draw:text-style-name="P5" draw:id="id82" draw:layer="layout" svg:width="4.733cm" svg:height="0.661cm" svg:x="53.522cm" svg:y="17.557cm">
          <text:p text:style-name="P1"><text:span text:style-name="T4">b(n-1)__c(n-1)</text:span></text:p>
        </draw:rect>
        <draw:rect draw:style-name="gr17" draw:text-style-name="P5" draw:id="id81" draw:layer="layout" svg:width="4.299cm" svg:height="0.661cm" svg:x="53.739cm" svg:y="11.831cm">
          <text:p text:style-name="P1"><text:span text:style-name="T4">a2__b(n-1)</text:span></text:p>
        </draw:rect>
        <draw:connector draw:style-name="gr4" draw:text-style-name="P1" draw:layer="layout" draw:type="line" svg:x1="55.888cm" svg:y1="14.483cm" svg:x2="55.888cm" svg:y2="12.492cm" draw:start-shape="id83" draw:start-glue-point="0" draw:end-shape="id81" draw:end-glue-point="2" svg:d="m55888 14483v-1991">
          <text:p/>
        </draw:connector>
        <draw:connector draw:style-name="gr14" draw:text-style-name="P1" draw:layer="layout" draw:type="line" svg:x1="55.888cm" svg:y1="22.115cm" svg:x2="55.888cm" svg:y2="21.219cm" draw:start-shape="id85" draw:start-glue-point="0" draw:end-shape="id84" draw:end-glue-point="2" svg:d="m55888 22115v-896">
          <text:p/>
        </draw:connector>
        <draw:rect draw:style-name="gr17" draw:text-style-name="P5" draw:id="id85" draw:layer="layout" svg:width="4.511cm" svg:height="0.661cm" svg:x="53.633cm" svg:y="22.115cm">
          <text:p text:style-name="P1"><text:span text:style-name="T4">c(n-1)__d2</text:span></text:p>
        </draw:rect>
        <draw:frame draw:style-name="gr7" draw:text-style-name="P8" draw:layer="layout" svg:width="11.293cm" svg:height="1.055cm" svg:x="50.096cm" svg:y="30.259cm">
          <draw:text-box>
            <text:p><text:span text:style-name="T7">ConfigsTree.TestCases.v0.3.ods</text:span></text:p>
          </draw:text-box>
        </draw:frame>
        <draw:frame draw:style-name="gr7" draw:text-style-name="P7" draw:layer="layout" svg:width="2.627cm" svg:height="1.055cm" svg:x="50.011cm" svg:y="28.576cm">
          <draw:text-box>
            <text:p><text:span text:style-name="T6">TC1_1</text:span></text:p>
          </draw:text-box>
        </draw:frame>
        <draw:ellipse draw:style-name="gr2" draw:text-style-name="P1" draw:id="id88" draw:layer="layout" svg:width="0.947cm" svg:height="0.918cm" svg:x="19.384cm" svg:y="48.165cm">
          <text:p text:style-name="P1">H0</text:p>
        </draw:ellipse>
        <draw:ellipse draw:style-name="gr2" draw:text-style-name="P1" draw:id="id87" draw:layer="layout" svg:width="0.947cm" svg:height="0.907cm" svg:x="19.384cm" svg:y="43.179cm">
          <text:p text:style-name="P1">G0</text:p>
        </draw:ellipse>
        <draw:connector draw:style-name="gr14" draw:text-style-name="P1" draw:layer="layout" draw:type="line" svg:x1="19.857cm" svg:y1="45.849cm" svg:x2="19.857cm" svg:y2="44.086cm" draw:start-shape="id86" draw:start-glue-point="0" draw:end-shape="id87" draw:end-glue-point="2" svg:d="m19857 45849v-1763">
          <text:p/>
        </draw:connector>
        <draw:connector draw:style-name="gr8" draw:text-style-name="P1" draw:layer="layout" draw:type="line" svg:x1="19.857cm" svg:y1="48.165cm" svg:x2="19.857cm" svg:y2="46.51cm" draw:start-shape="id88" draw:start-glue-point="0" draw:end-shape="id86" draw:end-glue-point="2" svg:d="m19857 48165v-1655">
          <text:p/>
        </draw:connector>
        <draw:rect draw:style-name="gr17" draw:text-style-name="P5" draw:id="id86" draw:layer="layout" svg:width="2.04cm" svg:height="0.661cm" svg:x="18.837cm" svg:y="45.849cm">
          <text:p text:style-name="P1"><text:span text:style-name="T4">g0__h0</text:span></text:p>
        </draw:rect>
        <draw:ellipse draw:style-name="gr2" draw:text-style-name="P1" draw:id="id47" draw:layer="layout" svg:width="0.947cm" svg:height="0.907cm" svg:x="28.805cm" svg:y="37.49cm">
          <text:p text:style-name="P1">F1</text:p>
        </draw:ellipse>
        <draw:ellipse draw:style-name="gr2" draw:text-style-name="P1" draw:id="id45" draw:layer="layout" svg:width="0.947cm" svg:height="0.907cm" svg:x="41.136cm" svg:y="37.49cm">
          <text:p text:style-name="P1">F2</text:p>
        </draw:ellipse>
        <draw:connector draw:style-name="gr14" draw:text-style-name="P1" draw:layer="layout" draw:type="line" svg:x1="19.857cm" svg:y1="40.123cm" svg:x2="29.278cm" svg:y2="38.397cm" draw:start-shape="id89" draw:start-glue-point="0" draw:end-shape="id47" draw:end-glue-point="2" svg:d="m19857 40123 9421-1726">
          <text:p/>
        </draw:connector>
        <draw:rect draw:style-name="gr17" draw:text-style-name="P5" draw:id="id89" draw:layer="layout" svg:width="1.853cm" svg:height="0.661cm" svg:x="18.931cm" svg:y="40.123cm">
          <text:p text:style-name="P1"><text:span text:style-name="T4">f1__g0</text:span></text:p>
        </draw:rect>
        <draw:connector draw:style-name="gr4" draw:text-style-name="P1" draw:layer="layout" draw:type="line" svg:x1="19.857cm" svg:y1="43.179cm" svg:x2="19.857cm" svg:y2="40.784cm" draw:start-shape="id87" draw:start-glue-point="0" draw:end-shape="id89" draw:end-glue-point="2" svg:d="m19857 43179v-2395">
          <text:p/>
        </draw:connector>
        <draw:connector draw:style-name="gr14" draw:text-style-name="P1" draw:layer="layout" draw:type="line" svg:x1="19.857cm" svg:y1="50.407cm" svg:x2="19.857cm" svg:y2="49.083cm" draw:start-shape="id90" draw:start-glue-point="0" draw:end-shape="id88" draw:end-glue-point="2" svg:d="m19857 50407v-1324">
          <text:p/>
        </draw:connector>
        <draw:rect draw:style-name="gr17" draw:text-style-name="P5" draw:id="id90" draw:layer="layout" svg:width="1.944cm" svg:height="0.661cm" svg:x="18.885cm" svg:y="50.407cm">
          <text:p text:style-name="P1"><text:span text:style-name="T4">h0__i1</text:span></text:p>
        </draw:rect>
        <draw:connector draw:style-name="gr14" draw:text-style-name="P1" draw:layer="layout" draw:type="line" svg:x1="23.044cm" svg:y1="40.123cm" svg:x2="29.278cm" svg:y2="38.397cm" draw:start-shape="id91" draw:start-glue-point="0" draw:end-shape="id47" draw:end-glue-point="2" svg:d="m23044 40123 6234-1726">
          <text:p/>
        </draw:connector>
        <draw:frame draw:style-name="gr7" draw:text-style-name="P8" draw:layer="layout" svg:width="1.086cm" svg:height="1.055cm" svg:x="24.206cm" svg:y="45.464cm">
          <draw:text-box>
            <text:p><text:span text:style-name="T7">...</text:span></text:p>
          </draw:text-box>
        </draw:frame>
        <draw:ellipse draw:style-name="gr2" draw:text-style-name="P1" draw:id="id94" draw:layer="layout" svg:width="0.947cm" svg:height="0.918cm" svg:x="22.571cm" svg:y="48.165cm">
          <text:p text:style-name="P1">H1</text:p>
        </draw:ellipse>
        <draw:ellipse draw:style-name="gr2" draw:text-style-name="P1" draw:id="id93" draw:layer="layout" svg:width="0.947cm" svg:height="0.907cm" svg:x="22.571cm" svg:y="43.179cm">
          <text:p text:style-name="P1">G1</text:p>
        </draw:ellipse>
        <draw:connector draw:style-name="gr14" draw:text-style-name="P1" draw:layer="layout" draw:type="line" svg:x1="23.044cm" svg:y1="45.85cm" svg:x2="23.044cm" svg:y2="44.086cm" draw:start-shape="id92" draw:start-glue-point="0" draw:end-shape="id93" draw:end-glue-point="2" svg:d="m23044 45850v-1764">
          <text:p/>
        </draw:connector>
        <draw:connector draw:style-name="gr8" draw:text-style-name="P1" draw:layer="layout" draw:type="line" svg:x1="23.044cm" svg:y1="48.165cm" svg:x2="23.044cm" svg:y2="46.511cm" draw:start-shape="id94" draw:start-glue-point="0" draw:end-shape="id92" draw:end-glue-point="2" svg:d="m23044 48165v-1654">
          <text:p/>
        </draw:connector>
        <draw:rect draw:style-name="gr17" draw:text-style-name="P5" draw:id="id92" draw:layer="layout" svg:width="2.04cm" svg:height="0.661cm" svg:x="22.024cm" svg:y="45.85cm">
          <text:p text:style-name="P1"><text:span text:style-name="T4">g1__h1</text:span></text:p>
        </draw:rect>
        <draw:rect draw:style-name="gr17" draw:text-style-name="P5" draw:id="id91" draw:layer="layout" svg:width="1.853cm" svg:height="0.661cm" svg:x="22.118cm" svg:y="40.123cm">
          <text:p text:style-name="P1"><text:span text:style-name="T4">f1__g1</text:span></text:p>
        </draw:rect>
        <draw:connector draw:style-name="gr4" draw:text-style-name="P1" draw:layer="layout" draw:type="line" svg:x1="23.044cm" svg:y1="43.179cm" svg:x2="23.044cm" svg:y2="40.784cm" draw:start-shape="id93" draw:start-glue-point="0" draw:end-shape="id91" draw:end-glue-point="2" svg:d="m23044 43179v-2395">
          <text:p/>
        </draw:connector>
        <draw:connector draw:style-name="gr14" draw:text-style-name="P1" draw:layer="layout" draw:type="line" svg:x1="23.044cm" svg:y1="50.408cm" svg:x2="23.044cm" svg:y2="49.083cm" draw:start-shape="id95" draw:start-glue-point="0" draw:end-shape="id94" draw:end-glue-point="2" svg:d="m23044 50408v-1325">
          <text:p/>
        </draw:connector>
        <draw:rect draw:style-name="gr17" draw:text-style-name="P5" draw:id="id95" draw:layer="layout" svg:width="1.944cm" svg:height="0.661cm" svg:x="22.072cm" svg:y="50.408cm">
          <text:p text:style-name="P1"><text:span text:style-name="T4">h1__i1</text:span></text:p>
        </draw:rect>
        <draw:connector draw:style-name="gr14" draw:text-style-name="P1" draw:layer="layout" draw:type="line" svg:x1="27.102cm" svg:y1="40.123cm" svg:x2="29.278cm" svg:y2="38.397cm" draw:start-shape="id96" draw:start-glue-point="0" draw:end-shape="id47" draw:end-glue-point="2" svg:d="m27102 40123 2176-1726">
          <text:p/>
        </draw:connector>
        <draw:ellipse draw:style-name="gr2" draw:text-style-name="P1" draw:id="id99" draw:layer="layout" svg:width="2.145cm" svg:height="1.728cm" svg:x="26.03cm" svg:y="47.76cm">
          <text:p text:style-name="P1">H(n/2)</text:p>
        </draw:ellipse>
        <draw:ellipse draw:style-name="gr2" draw:text-style-name="P1" draw:id="id98" draw:layer="layout" svg:width="1.918cm" svg:height="1.761cm" svg:x="26.143cm" svg:y="42.752cm">
          <text:p text:style-name="P1">G(n/2)</text:p>
        </draw:ellipse>
        <draw:connector draw:style-name="gr14" draw:text-style-name="P1" draw:layer="layout" draw:type="line" svg:x1="27.102cm" svg:y1="45.849cm" svg:x2="27.102cm" svg:y2="44.513cm" draw:start-shape="id97" draw:start-glue-point="0" draw:end-shape="id98" draw:end-glue-point="2" svg:d="m27102 45849v-1336">
          <text:p/>
        </draw:connector>
        <draw:connector draw:style-name="gr8" draw:text-style-name="P1" draw:layer="layout" draw:type="line" svg:x1="27.102cm" svg:y1="47.76cm" svg:x2="27.102cm" svg:y2="46.51cm" draw:start-shape="id99" draw:start-glue-point="0" draw:end-shape="id97" draw:end-glue-point="2" svg:d="m27102 47760v-1250">
          <text:p/>
        </draw:connector>
        <draw:rect draw:style-name="gr17" draw:text-style-name="P5" draw:id="id97" draw:layer="layout" svg:width="3.8cm" svg:height="0.661cm" svg:x="25.202cm" svg:y="45.849cm">
          <text:p text:style-name="P1"><text:span text:style-name="T4">g(n/2)__h(n/2)</text:span></text:p>
        </draw:rect>
        <draw:rect draw:style-name="gr17" draw:text-style-name="P5" draw:id="id96" draw:layer="layout" svg:width="3.452cm" svg:height="0.661cm" svg:x="25.376cm" svg:y="40.123cm">
          <text:p text:style-name="P1"><text:span text:style-name="T4">f1__g(n/2)</text:span></text:p>
        </draw:rect>
        <draw:connector draw:style-name="gr4" draw:text-style-name="P1" draw:layer="layout" draw:type="line" svg:x1="27.102cm" svg:y1="42.752cm" svg:x2="27.102cm" svg:y2="40.784cm" draw:start-shape="id98" draw:start-glue-point="0" draw:end-shape="id96" draw:end-glue-point="2" svg:d="m27102 42752v-1968">
          <text:p/>
        </draw:connector>
        <draw:connector draw:style-name="gr14" draw:text-style-name="P1" draw:layer="layout" draw:type="line" svg:x1="27.102cm" svg:y1="50.407cm" svg:x2="27.102cm" svg:y2="49.488cm" draw:start-shape="id100" draw:start-glue-point="0" draw:end-shape="id99" draw:end-glue-point="2" svg:d="m27102 50407v-919">
          <text:p/>
        </draw:connector>
        <draw:rect draw:style-name="gr17" draw:text-style-name="P5" draw:id="id100" draw:layer="layout" svg:width="3.622cm" svg:height="0.661cm" svg:x="25.291cm" svg:y="50.407cm">
          <text:p text:style-name="P1"><text:span text:style-name="T4">h(n/2)__i1</text:span></text:p>
        </draw:rect>
        <draw:frame draw:style-name="gr7" draw:text-style-name="P8" draw:layer="layout" svg:width="1.086cm" svg:height="1.055cm" svg:x="52.623cm" svg:y="45.477cm">
          <draw:text-box>
            <text:p><text:span text:style-name="T7">...</text:span></text:p>
          </draw:text-box>
        </draw:frame>
        <draw:connector draw:style-name="gr14" draw:text-style-name="P1" draw:layer="layout" draw:type="line" svg:x1="44.433cm" svg:y1="40.045cm" svg:x2="41.609cm" svg:y2="38.397cm" draw:start-shape="id101" draw:start-glue-point="0" draw:end-shape="id45" draw:end-glue-point="2" svg:d="m44433 40045-2824-1648">
          <text:p/>
        </draw:connector>
        <draw:ellipse draw:style-name="gr2" draw:text-style-name="P1" draw:id="id104" draw:layer="layout" svg:width="3.131cm" svg:height="1.728cm" svg:x="42.868cm" svg:y="47.76cm">
          <text:p text:style-name="P1">H(n/2+1)</text:p>
        </draw:ellipse>
        <draw:ellipse draw:style-name="gr2" draw:text-style-name="P1" draw:id="id103" draw:layer="layout" svg:width="2.8cm" svg:height="1.761cm" svg:x="43.033cm" svg:y="42.752cm">
          <text:p text:style-name="P1">G(n/2+1)</text:p>
        </draw:ellipse>
        <draw:connector draw:style-name="gr14" draw:text-style-name="P1" draw:layer="layout" draw:type="line" svg:x1="44.433cm" svg:y1="45.771cm" svg:x2="44.433cm" svg:y2="44.513cm" draw:start-shape="id102" draw:start-glue-point="0" draw:end-shape="id103" draw:end-glue-point="2" svg:d="m44433 45771v-1258">
          <text:p/>
        </draw:connector>
        <draw:connector draw:style-name="gr8" draw:text-style-name="P1" draw:layer="layout" draw:type="line" svg:x1="44.433cm" svg:y1="47.76cm" svg:x2="44.433cm" svg:y2="46.432cm" draw:start-shape="id104" draw:start-glue-point="0" draw:end-shape="id102" draw:end-glue-point="2" svg:d="m44433 47760v-1328">
          <text:p/>
        </draw:connector>
        <draw:rect draw:style-name="gr17" draw:text-style-name="P5" draw:id="id102" draw:layer="layout" svg:width="4.733cm" svg:height="0.661cm" svg:x="42.067cm" svg:y="45.771cm">
          <text:p text:style-name="P1"><text:span text:style-name="T4">g(n/2+1)__h(n/2+1)</text:span></text:p>
        </draw:rect>
        <draw:rect draw:style-name="gr17" draw:text-style-name="P5" draw:id="id101" draw:layer="layout" svg:width="4.299cm" svg:height="0.661cm" svg:x="42.284cm" svg:y="40.045cm">
          <text:p text:style-name="P1"><text:span text:style-name="T4">f2__g(n/2+1)</text:span></text:p>
        </draw:rect>
        <draw:connector draw:style-name="gr4" draw:text-style-name="P1" draw:layer="layout" draw:type="line" svg:x1="44.433cm" svg:y1="42.752cm" svg:x2="44.433cm" svg:y2="40.706cm" draw:start-shape="id103" draw:start-glue-point="0" draw:end-shape="id101" draw:end-glue-point="2" svg:d="m44433 42752v-2046">
          <text:p/>
        </draw:connector>
        <draw:connector draw:style-name="gr14" draw:text-style-name="P1" draw:layer="layout" draw:type="line" svg:x1="44.433cm" svg:y1="50.329cm" svg:x2="44.433cm" svg:y2="49.488cm" draw:start-shape="id105" draw:start-glue-point="0" draw:end-shape="id104" draw:end-glue-point="2" svg:d="m44433 50329v-841">
          <text:p/>
        </draw:connector>
        <draw:rect draw:style-name="gr17" draw:text-style-name="P5" draw:id="id105" draw:layer="layout" svg:width="4.511cm" svg:height="0.661cm" svg:x="42.178cm" svg:y="50.329cm">
          <text:p text:style-name="P1"><text:span text:style-name="T4">h(n/2+1)__i2</text:span></text:p>
        </draw:rect>
        <draw:connector draw:style-name="gr14" draw:text-style-name="P1" draw:layer="layout" draw:type="line" svg:x1="49.835cm" svg:y1="40.045cm" svg:x2="41.609cm" svg:y2="38.397cm" draw:start-shape="id106" draw:start-glue-point="0" draw:end-shape="id45" draw:end-glue-point="2" svg:d="m49835 40045-8226-1648">
          <text:p/>
        </draw:connector>
        <draw:ellipse draw:style-name="gr2" draw:text-style-name="P1" draw:id="id109" draw:layer="layout" svg:width="3.131cm" svg:height="1.728cm" svg:x="48.27cm" svg:y="47.76cm">
          <text:p text:style-name="P1">H(n/2+2)</text:p>
        </draw:ellipse>
        <draw:ellipse draw:style-name="gr2" draw:text-style-name="P1" draw:id="id108" draw:layer="layout" svg:width="2.8cm" svg:height="1.761cm" svg:x="48.435cm" svg:y="42.752cm">
          <text:p text:style-name="P1">G(n/2+2)</text:p>
        </draw:ellipse>
        <draw:connector draw:style-name="gr14" draw:text-style-name="P1" draw:layer="layout" draw:type="line" svg:x1="49.835cm" svg:y1="45.771cm" svg:x2="49.835cm" svg:y2="44.513cm" draw:start-shape="id107" draw:start-glue-point="0" draw:end-shape="id108" draw:end-glue-point="2" svg:d="m49835 45771v-1258">
          <text:p/>
        </draw:connector>
        <draw:connector draw:style-name="gr8" draw:text-style-name="P1" draw:layer="layout" draw:type="line" svg:x1="49.835cm" svg:y1="47.76cm" svg:x2="49.835cm" svg:y2="46.432cm" draw:start-shape="id109" draw:start-glue-point="0" draw:end-shape="id107" draw:end-glue-point="2" svg:d="m49835 47760v-1328">
          <text:p/>
        </draw:connector>
        <draw:rect draw:style-name="gr17" draw:text-style-name="P5" draw:id="id107" draw:layer="layout" svg:width="4.733cm" svg:height="0.661cm" svg:x="47.469cm" svg:y="45.771cm">
          <text:p text:style-name="P1"><text:span text:style-name="T4">g(n/2+2)__h(n/2+2)</text:span></text:p>
        </draw:rect>
        <draw:rect draw:style-name="gr17" draw:text-style-name="P5" draw:id="id106" draw:layer="layout" svg:width="4.299cm" svg:height="0.661cm" svg:x="47.686cm" svg:y="40.045cm">
          <text:p text:style-name="P1"><text:span text:style-name="T4">f2__g(n/2+2)</text:span></text:p>
        </draw:rect>
        <draw:connector draw:style-name="gr4" draw:text-style-name="P1" draw:layer="layout" draw:type="line" svg:x1="49.835cm" svg:y1="42.752cm" svg:x2="49.835cm" svg:y2="40.706cm" draw:start-shape="id108" draw:start-glue-point="0" draw:end-shape="id106" draw:end-glue-point="2" svg:d="m49835 42752v-2046">
          <text:p/>
        </draw:connector>
        <draw:connector draw:style-name="gr14" draw:text-style-name="P1" draw:layer="layout" draw:type="line" svg:x1="49.835cm" svg:y1="50.329cm" svg:x2="49.835cm" svg:y2="49.488cm" draw:start-shape="id110" draw:start-glue-point="0" draw:end-shape="id109" draw:end-glue-point="2" svg:d="m49835 50329v-841">
          <text:p/>
        </draw:connector>
        <draw:rect draw:style-name="gr17" draw:text-style-name="P5" draw:id="id110" draw:layer="layout" svg:width="4.511cm" svg:height="0.661cm" svg:x="47.58cm" svg:y="50.329cm">
          <text:p text:style-name="P1"><text:span text:style-name="T4">h(n/2+2)__i2</text:span></text:p>
        </draw:rect>
        <draw:connector draw:style-name="gr14" draw:text-style-name="P1" draw:layer="layout" draw:type="line" svg:x1="56.335cm" svg:y1="40.1cm" svg:x2="41.609cm" svg:y2="38.397cm" draw:start-shape="id111" draw:start-glue-point="0" draw:end-shape="id45" draw:end-glue-point="2" svg:d="m56335 40100-14726-1703">
          <text:p/>
        </draw:connector>
        <draw:ellipse draw:style-name="gr2" draw:text-style-name="P1" draw:id="id114" draw:layer="layout" svg:width="3.131cm" svg:height="1.728cm" svg:x="54.77cm" svg:y="47.76cm">
          <text:p text:style-name="P1">H(n-1)</text:p>
        </draw:ellipse>
        <draw:ellipse draw:style-name="gr2" draw:text-style-name="P1" draw:id="id113" draw:layer="layout" svg:width="2.8cm" svg:height="1.761cm" svg:x="54.935cm" svg:y="42.752cm">
          <text:p text:style-name="P1">G(n-1)</text:p>
        </draw:ellipse>
        <draw:connector draw:style-name="gr14" draw:text-style-name="P1" draw:layer="layout" draw:type="line" svg:x1="56.335cm" svg:y1="45.826cm" svg:x2="56.335cm" svg:y2="44.513cm" draw:start-shape="id112" draw:start-glue-point="0" draw:end-shape="id113" draw:end-glue-point="2" svg:d="m56335 45826v-1313">
          <text:p/>
        </draw:connector>
        <draw:connector draw:style-name="gr8" draw:text-style-name="P1" draw:layer="layout" draw:type="line" svg:x1="56.335cm" svg:y1="47.76cm" svg:x2="56.335cm" svg:y2="46.487cm" draw:start-shape="id114" draw:start-glue-point="0" draw:end-shape="id112" draw:end-glue-point="2" svg:d="m56335 47760v-1273">
          <text:p/>
        </draw:connector>
        <draw:rect draw:style-name="gr17" draw:text-style-name="P5" draw:id="id112" draw:layer="layout" svg:width="4.733cm" svg:height="0.661cm" svg:x="53.969cm" svg:y="45.826cm">
          <text:p text:style-name="P1"><text:span text:style-name="T4">g(n-1)__h(n-1)</text:span></text:p>
        </draw:rect>
        <draw:rect draw:style-name="gr17" draw:text-style-name="P5" draw:id="id111" draw:layer="layout" svg:width="4.299cm" svg:height="0.661cm" svg:x="54.186cm" svg:y="40.1cm">
          <text:p text:style-name="P1"><text:span text:style-name="T4">f2__g(n-1)</text:span></text:p>
        </draw:rect>
        <draw:connector draw:style-name="gr4" draw:text-style-name="P1" draw:layer="layout" draw:type="line" svg:x1="56.335cm" svg:y1="42.752cm" svg:x2="56.335cm" svg:y2="40.761cm" draw:start-shape="id113" draw:start-glue-point="0" draw:end-shape="id111" draw:end-glue-point="2" svg:d="m56335 42752v-1991">
          <text:p/>
        </draw:connector>
        <draw:connector draw:style-name="gr14" draw:text-style-name="P1" draw:layer="layout" draw:type="line" svg:x1="56.335cm" svg:y1="50.384cm" svg:x2="56.335cm" svg:y2="49.488cm" draw:start-shape="id115" draw:start-glue-point="0" draw:end-shape="id114" draw:end-glue-point="2" svg:d="m56335 50384v-896">
          <text:p/>
        </draw:connector>
        <draw:rect draw:style-name="gr17" draw:text-style-name="P5" draw:id="id115" draw:layer="layout" svg:width="4.511cm" svg:height="0.661cm" svg:x="54.08cm" svg:y="50.384cm">
          <text:p text:style-name="P1"><text:span text:style-name="T4">h(n-1)__i2</text:span></text:p>
        </draw:rect>
        <draw:ellipse draw:style-name="gr2" draw:text-style-name="P1" draw:id="id117" draw:layer="layout" svg:width="0.947cm" svg:height="0.918cm" svg:x="41.004cm" svg:y="53.506cm">
          <text:p text:style-name="P1">I2</text:p>
        </draw:ellipse>
        <draw:ellipse draw:style-name="gr2" draw:text-style-name="P1" draw:id="id116" draw:layer="layout" svg:width="0.947cm" svg:height="0.918cm" svg:x="28.722cm" svg:y="53.506cm">
          <text:p text:style-name="P1">I1</text:p>
        </draw:ellipse>
        <draw:connector draw:style-name="gr4" draw:text-style-name="P1" draw:layer="layout" draw:type="line" svg:x1="29.195cm" svg:y1="53.506cm" svg:x2="19.857cm" svg:y2="51.068cm" draw:start-shape="id116" draw:start-glue-point="0" draw:end-shape="id90" draw:end-glue-point="2" svg:d="m29195 53506-9338-2438">
          <text:p/>
        </draw:connector>
        <draw:connector draw:style-name="gr4" draw:text-style-name="P1" draw:layer="layout" draw:type="line" svg:x1="29.195cm" svg:y1="53.506cm" svg:x2="23.044cm" svg:y2="51.069cm" draw:start-shape="id116" draw:start-glue-point="0" draw:end-shape="id95" draw:end-glue-point="2" svg:d="m29195 53506-6151-2437">
          <text:p/>
        </draw:connector>
        <draw:connector draw:style-name="gr4" draw:text-style-name="P1" draw:layer="layout" draw:type="line" svg:x1="29.195cm" svg:y1="53.506cm" svg:x2="27.102cm" svg:y2="51.068cm" draw:start-shape="id116" draw:start-glue-point="0" draw:end-shape="id100" draw:end-glue-point="2" svg:d="m29195 53506-2093-2438">
          <text:p/>
        </draw:connector>
        <draw:connector draw:style-name="gr4" draw:text-style-name="P1" draw:layer="layout" draw:type="line" svg:x1="41.477cm" svg:y1="53.506cm" svg:x2="44.433cm" svg:y2="50.99cm" draw:start-shape="id117" draw:start-glue-point="0" draw:end-shape="id105" draw:end-glue-point="2" svg:d="m41477 53506 2956-2516">
          <text:p/>
        </draw:connector>
        <draw:connector draw:style-name="gr4" draw:text-style-name="P1" draw:layer="layout" draw:type="line" svg:x1="41.477cm" svg:y1="53.506cm" svg:x2="49.835cm" svg:y2="50.99cm" draw:start-shape="id117" draw:start-glue-point="0" draw:end-shape="id110" draw:end-glue-point="2" svg:d="m41477 53506 8358-2516">
          <text:p/>
        </draw:connector>
        <draw:connector draw:style-name="gr4" draw:text-style-name="P1" draw:layer="layout" draw:type="line" svg:x1="41.477cm" svg:y1="53.506cm" svg:x2="56.335cm" svg:y2="51.045cm" draw:start-shape="id117" draw:start-glue-point="0" draw:end-shape="id115" draw:end-glue-point="2" svg:d="m41477 53506 14858-2461">
          <text:p/>
        </draw:connector>
        <draw:connector draw:style-name="gr14" draw:text-style-name="P1" draw:layer="layout" draw:type="line" svg:x1="30.91cm" svg:y1="40.151cm" svg:x2="29.278cm" svg:y2="38.397cm" draw:start-shape="id118" draw:start-glue-point="0" draw:end-shape="id47" draw:end-glue-point="2" svg:d="m30910 40151-1632-1754">
          <text:p/>
        </draw:connector>
        <draw:rect draw:style-name="gr17" draw:text-style-name="P5" draw:id="id118" draw:layer="layout" svg:width="1.801cm" svg:height="0.661cm" svg:x="30.01cm" svg:y="40.151cm">
          <text:p text:style-name="P1"><text:span text:style-name="T4">f1__i2</text:span></text:p>
        </draw:rect>
        <draw:connector draw:style-name="gr4" draw:text-style-name="P1" draw:layer="layout" draw:type="line" svg:x1="29.195cm" svg:y1="53.506cm" svg:x2="30.91cm" svg:y2="40.812cm" draw:start-shape="id116" draw:start-glue-point="0" draw:end-shape="id118" draw:end-glue-point="2" svg:d="m29195 53506 1715-12694">
          <text:p/>
        </draw:connector>
        <draw:connector draw:style-name="gr14" draw:text-style-name="P1" draw:layer="layout" draw:type="line" svg:x1="40.354cm" svg:y1="40.015cm" svg:x2="41.609cm" svg:y2="38.397cm" draw:start-shape="id119" draw:start-glue-point="0" draw:end-shape="id45" draw:end-glue-point="2" svg:d="m40354 40015 1255-1618">
          <text:p/>
        </draw:connector>
        <draw:rect draw:style-name="gr17" draw:text-style-name="P5" draw:id="id119" draw:layer="layout" svg:width="1.801cm" svg:height="0.661cm" svg:x="39.454cm" svg:y="40.015cm">
          <text:p text:style-name="P1"><text:span text:style-name="T4">f2__i2</text:span></text:p>
        </draw:rect>
        <draw:connector draw:style-name="gr4" draw:text-style-name="P1" draw:layer="layout" draw:type="line" svg:x1="41.477cm" svg:y1="53.506cm" svg:x2="40.354cm" svg:y2="40.676cm" draw:start-shape="id117" draw:start-glue-point="0" draw:end-shape="id119" draw:end-glue-point="2" svg:d="m41477 53506-1123-12830">
          <text:p/>
        </draw:connector>
        <draw:frame draw:style-name="gr7" draw:text-style-name="P7" draw:layer="layout" svg:width="3.415cm" svg:height="1.055cm" svg:x="116.949cm" svg:y="52.019cm">
          <draw:text-box>
            <text:p><text:span text:style-name="T6">TC3_201</text:span></text:p>
          </draw:text-box>
        </draw:frame>
        <draw:connector draw:style-name="gr23" draw:text-style-name="P1" draw:layer="layout" draw:type="line" svg:x1="124.867cm" svg:y1="51.982cm" svg:x2="105.346cm" svg:y2="47.106cm" draw:start-shape="id52" draw:start-glue-point="0" draw:end-shape="id48" draw:end-glue-point="2" svg:d="m124867 51982-19521-4876">
          <text:p/>
        </draw:connector>
        <draw:connector draw:style-name="gr19" draw:text-style-name="P1" draw:layer="layout" draw:type="line" svg:x1="114.371cm" svg:y1="46.775cm" svg:x2="115.877cm" svg:y2="46.775cm" draw:start-shape="id55" draw:start-glue-point="1" draw:end-shape="id54" draw:end-glue-point="3" svg:d="m114371 46775h1506">
          <text:p/>
        </draw:connector>
        <draw:connector draw:style-name="gr18" draw:text-style-name="P1" draw:layer="layout" draw:type="line" svg:x1="118.127cm" svg:y1="46.775cm" svg:x2="119.299cm" svg:y2="46.775cm" draw:start-shape="id54" draw:start-glue-point="1" draw:end-shape="id51" draw:end-glue-point="3" svg:d="m118127 46775h1172">
          <text:p/>
        </draw:connector>
        <draw:frame draw:style-name="gr25" draw:text-style-name="P8" draw:layer="layout" svg:width="1.086cm" svg:height="1.055cm" svg:x="123.835cm" svg:y="46.038cm">
          <draw:text-box>
            <text:p><text:span text:style-name="T7">...</text:span></text:p>
          </draw:text-box>
        </draw:frame>
        <draw:connector draw:style-name="gr19" draw:text-style-name="P1" draw:layer="layout" draw:type="line" svg:x1="121.549cm" svg:y1="46.775cm" svg:x2="123.041cm" svg:y2="46.748cm" draw:start-shape="id51" draw:start-glue-point="1" svg:d="m121549 46775 1492-27">
          <text:p/>
        </draw:connector>
        <draw:rect draw:style-name="gr17" draw:text-style-name="P5" draw:id="id56" draw:layer="layout" svg:width="1.729cm" svg:height="0.661cm" svg:x="126.528cm" svg:y="46.445cm">
          <text:p text:style-name="P1"><text:span text:style-name="T4">par_2</text:span></text:p>
        </draw:rect>
        <draw:rect draw:style-name="gr17" draw:text-style-name="P5" draw:id="id57" draw:layer="layout" svg:width="1.729cm" svg:height="0.661cm" svg:x="129.269cm" svg:y="46.445cm">
          <text:p text:style-name="P1"><text:span text:style-name="T4">par_1</text:span></text:p>
        </draw:rect>
        <draw:connector draw:style-name="gr18" draw:text-style-name="P1" draw:layer="layout" draw:type="line" svg:x1="130.998cm" svg:y1="46.775cm" svg:x2="132.362cm" svg:y2="46.775cm" draw:start-shape="id57" draw:start-glue-point="1" draw:end-shape="id53" draw:end-glue-point="3" svg:d="m130998 46775h1364">
          <text:p/>
        </draw:connector>
        <draw:connector draw:style-name="gr19" draw:text-style-name="P1" draw:layer="layout" draw:type="line" svg:x1="128.257cm" svg:y1="46.775cm" svg:x2="129.269cm" svg:y2="46.775cm" draw:start-shape="id56" draw:start-glue-point="1" draw:end-shape="id57" draw:end-glue-point="3" svg:d="m128257 46775h1012">
          <text:p/>
        </draw:connector>
        <draw:connector draw:style-name="gr24" draw:text-style-name="P1" draw:layer="layout" draw:type="line" svg:x1="124.867cm" svg:y1="51.982cm" svg:x2="109.87cm" svg:y2="47.106cm" draw:start-shape="id52" draw:start-glue-point="0" draw:end-shape="id50" draw:end-glue-point="2" svg:d="m124867 51982-14997-4876">
          <text:p/>
        </draw:connector>
        <draw:connector draw:style-name="gr23" draw:text-style-name="P1" draw:layer="layout" draw:type="line" svg:x1="124.867cm" svg:y1="51.982cm" svg:x2="113.246cm" svg:y2="47.106cm" draw:start-shape="id52" draw:start-glue-point="0" draw:end-shape="id55" draw:end-glue-point="2" svg:d="m124867 51982-11621-4876">
          <text:p/>
        </draw:connector>
        <draw:connector draw:style-name="gr23" draw:text-style-name="P1" draw:layer="layout" draw:type="line" svg:x1="124.867cm" svg:y1="51.982cm" svg:x2="127.392cm" svg:y2="47.106cm" draw:start-shape="id52" draw:start-glue-point="0" draw:end-shape="id56" draw:end-glue-point="2" svg:d="m124867 51982 2525-4876">
          <text:p/>
        </draw:connector>
        <draw:connector draw:style-name="gr24" draw:text-style-name="P1" draw:layer="layout" draw:type="line" svg:x1="124.867cm" svg:y1="51.982cm" svg:x2="117.002cm" svg:y2="47.106cm" draw:start-shape="id52" draw:start-glue-point="0" draw:end-shape="id54" draw:end-glue-point="2" svg:d="m124867 51982-7865-4876">
          <text:p/>
        </draw:connector>
        <draw:ellipse draw:style-name="gr2" draw:text-style-name="P1" draw:id="id121" draw:layer="layout" svg:width="5.053cm" svg:height="1.808cm" svg:x="128.291cm" svg:y="72.444cm">
          <text:p text:style-name="P1">TC4_301</text:p>
        </draw:ellipse>
        <draw:connector draw:style-name="gr14" draw:text-style-name="P1" draw:layer="layout" draw:type="line" svg:x1="119.82cm" svg:y1="77.464cm" svg:x2="130.817cm" svg:y2="74.252cm" draw:start-shape="id120" draw:start-glue-point="0" draw:end-shape="id121" draw:end-glue-point="2" svg:d="m119820 77464 10997-3212">
          <text:p/>
        </draw:connector>
        <draw:connector draw:style-name="gr14" draw:text-style-name="P1" draw:layer="layout" draw:type="line" svg:x1="130.374cm" svg:y1="77.464cm" svg:x2="130.817cm" svg:y2="74.252cm" draw:start-shape="id122" draw:start-glue-point="0" draw:end-shape="id121" draw:end-glue-point="2" svg:d="m130374 77464 443-3212">
          <text:p/>
        </draw:connector>
        <draw:connector draw:style-name="gr14" draw:text-style-name="P1" draw:layer="layout" draw:type="line" svg:x1="126.952cm" svg:y1="77.464cm" svg:x2="130.817cm" svg:y2="74.252cm" draw:start-shape="id123" draw:start-glue-point="0" draw:end-shape="id121" draw:end-glue-point="2" svg:d="m126952 77464 3865-3212">
          <text:p/>
        </draw:connector>
        <draw:connector draw:style-name="gr14" draw:text-style-name="P1" draw:layer="layout" draw:type="line" svg:x1="123.196cm" svg:y1="77.464cm" svg:x2="130.817cm" svg:y2="74.252cm" draw:start-shape="id124" draw:start-glue-point="0" draw:end-shape="id121" draw:end-glue-point="2" svg:d="m123196 77464 7621-3212">
          <text:p/>
        </draw:connector>
        <draw:rect draw:style-name="gr26" draw:text-style-name="P5" draw:id="id120" draw:layer="layout" svg:width="1.862cm" svg:height="0.661cm" svg:x="118.889cm" svg:y="77.464cm">
          <text:p text:style-name="P1"><text:span text:style-name="T4">par_n</text:span></text:p>
        </draw:rect>
        <draw:rect draw:style-name="gr26" draw:text-style-name="P5" draw:id="id122" draw:layer="layout" svg:width="2.25cm" svg:height="0.661cm" svg:x="129.249cm" svg:y="77.464cm">
          <text:p text:style-name="P1"><text:span text:style-name="T4">par_(n-3)</text:span></text:p>
        </draw:rect>
        <draw:rect draw:style-name="gr26" draw:text-style-name="P5" draw:id="id123" draw:layer="layout" svg:width="2.25cm" svg:height="0.661cm" svg:x="125.827cm" svg:y="77.464cm">
          <text:p text:style-name="P1"><text:span text:style-name="T4">par_(n-2)</text:span></text:p>
        </draw:rect>
        <draw:rect draw:style-name="gr26" draw:text-style-name="P5" draw:id="id124" draw:layer="layout" svg:width="2.25cm" svg:height="0.661cm" svg:x="122.071cm" svg:y="77.464cm">
          <text:p text:style-name="P1"><text:span text:style-name="T4">par_(n-1)</text:span></text:p>
        </draw:rect>
        <draw:frame draw:style-name="gr25" draw:text-style-name="P8" draw:layer="layout" svg:width="1.086cm" svg:height="1.055cm" svg:x="133.785cm" svg:y="77.057cm">
          <draw:text-box>
            <text:p><text:span text:style-name="T7">...</text:span></text:p>
          </draw:text-box>
        </draw:frame>
        <draw:rect draw:style-name="gr26" draw:text-style-name="P5" draw:id="id126" draw:layer="layout" svg:width="1.729cm" svg:height="0.661cm" svg:x="136.478cm" svg:y="77.464cm">
          <text:p text:style-name="P1"><text:span text:style-name="T4">par_2</text:span></text:p>
        </draw:rect>
        <draw:rect draw:style-name="gr26" draw:text-style-name="P5" draw:id="id125" draw:layer="layout" svg:width="1.729cm" svg:height="0.661cm" svg:x="138.819cm" svg:y="77.464cm">
          <text:p text:style-name="P1"><text:span text:style-name="T4">par_1</text:span></text:p>
        </draw:rect>
        <draw:connector draw:style-name="gr14" draw:text-style-name="P1" draw:layer="layout" draw:type="line" svg:x1="130.133cm" svg:y1="46.445cm" svg:x2="124.867cm" svg:y2="41.233cm" draw:start-shape="id57" draw:start-glue-point="0" draw:end-shape="id49" draw:end-glue-point="2" svg:d="m130133 46445-5266-5212">
          <text:p/>
        </draw:connector>
        <draw:connector draw:style-name="gr14" draw:text-style-name="P1" draw:layer="layout" draw:type="line" svg:x1="127.392cm" svg:y1="46.445cm" svg:x2="124.867cm" svg:y2="41.233cm" draw:start-shape="id56" draw:start-glue-point="0" draw:end-shape="id49" draw:end-glue-point="2" svg:d="m127392 46445-2525-5212">
          <text:p/>
        </draw:connector>
        <draw:connector draw:style-name="gr14" draw:text-style-name="P1" draw:layer="layout" draw:type="line" svg:x1="139.683cm" svg:y1="77.464cm" svg:x2="130.817cm" svg:y2="74.252cm" draw:start-shape="id125" draw:start-glue-point="0" draw:end-shape="id121" draw:end-glue-point="2" svg:d="m139683 77464-8866-3212">
          <text:p/>
        </draw:connector>
        <draw:connector draw:style-name="gr14" draw:text-style-name="P1" draw:layer="layout" draw:type="line" svg:x1="137.342cm" svg:y1="77.464cm" svg:x2="130.817cm" svg:y2="74.252cm" draw:start-shape="id126" draw:start-glue-point="0" draw:end-shape="id121" draw:end-glue-point="2" svg:d="m137342 77464-6525-3212">
          <text:p/>
        </draw:connector>
        <draw:frame draw:style-name="gr7" draw:text-style-name="P7" draw:layer="layout" svg:width="3.415cm" svg:height="1.055cm" svg:x="123.447cm" svg:y="73.85cm">
          <draw:text-box>
            <text:p><text:span text:style-name="T6">TC4_301</text:span></text:p>
          </draw:text-box>
        </draw:frame>
        <draw:ellipse draw:style-name="gr2" draw:text-style-name="P1" draw:id="id128" draw:layer="layout" svg:width="5.053cm" svg:height="1.808cm" svg:x="7.365cm" svg:y="87.025cm">
          <text:p text:style-name="P1">Dummy_1_CE</text:p>
        </draw:ellipse>
        <draw:ellipse draw:style-name="gr2" draw:text-style-name="P1" draw:id="id131" draw:layer="layout" svg:width="5.053cm" svg:height="1.808cm" svg:x="7.073cm" svg:y="94.445cm">
          <text:p text:style-name="P1">Dummy_2_CE</text:p>
        </draw:ellipse>
        <draw:connector draw:style-name="gr14" draw:text-style-name="P1" draw:layer="layout" draw:type="line" svg:x1="10.908cm" svg:y1="90.75cm" svg:x2="9.891cm" svg:y2="88.833cm" draw:start-shape="id127" draw:start-glue-point="0" draw:end-shape="id128" draw:end-glue-point="2" svg:d="m10908 90750-1017-1917">
          <text:p/>
        </draw:connector>
        <draw:rect draw:style-name="gr17" draw:text-style-name="P5" draw:id="id127" draw:layer="layout" svg:width="5.126cm" svg:height="0.661cm" svg:x="8.345cm" svg:y="90.75cm">
          <text:p text:style-name="P1"><text:span text:style-name="T4">dummy_1_param_2</text:span></text:p>
        </draw:rect>
        <draw:connector draw:style-name="gr14" draw:text-style-name="P1" draw:layer="layout" draw:type="line" svg:x1="4.928cm" svg:y1="90.75cm" svg:x2="9.891cm" svg:y2="88.833cm" draw:start-shape="id129" draw:start-glue-point="0" draw:end-shape="id128" draw:end-glue-point="2" svg:d="m4928 90750 4963-1917">
          <text:p/>
        </draw:connector>
        <draw:rect draw:style-name="gr17" draw:text-style-name="P5" draw:id="id129" draw:layer="layout" svg:width="5.126cm" svg:height="0.661cm" svg:x="2.365cm" svg:y="90.75cm">
          <text:p text:style-name="P1"><text:span text:style-name="T4">dummy_1_param_1</text:span></text:p>
        </draw:rect>
        <draw:connector draw:style-name="gr14" draw:text-style-name="P1" draw:layer="layout" draw:type="line" svg:x1="16.802cm" svg:y1="90.75cm" svg:x2="9.891cm" svg:y2="88.833cm" draw:start-shape="id130" draw:start-glue-point="0" draw:end-shape="id128" draw:end-glue-point="2" svg:d="m16802 90750-6911-1917">
          <text:p/>
        </draw:connector>
        <draw:rect draw:style-name="gr17" draw:text-style-name="P5" draw:id="id130" draw:layer="layout" svg:width="5.126cm" svg:height="0.661cm" svg:x="14.239cm" svg:y="90.75cm">
          <text:p text:style-name="P1"><text:span text:style-name="T4">dummy_1_param_11</text:span></text:p>
        </draw:rect>
        <draw:connector draw:style-name="gr4" draw:text-style-name="P1" draw:layer="layout" draw:type="line" svg:x1="9.599cm" svg:y1="94.445cm" svg:x2="4.928cm" svg:y2="91.411cm" draw:start-shape="id131" draw:start-glue-point="0" draw:end-shape="id129" draw:end-glue-point="2" svg:d="m9599 94445-4671-3034">
          <text:p/>
        </draw:connector>
        <draw:frame draw:style-name="gr27" draw:text-style-name="P8" draw:layer="layout" svg:width="19.459cm" svg:height="5.075cm" svg:x="50.064cm" svg:y="32.077cm">
          <draw:text-box>
            <text:p><text:span text:style-name="T7">CE name rewrite rule:</text:span></text:p>
            <text:p><text:span text:style-name="T7"><text:s text:c="4"/></text:span><text:span text:style-name="T7">A1 =&gt; TC1_1_A1</text:span></text:p>
            <text:p><text:span text:style-name="T7">CFG naming rule:</text:span></text:p>
            <text:p><text:span text:style-name="T7"><text:s text:c="4"/></text:span><text:span text:style-name="T7">IF CE = B*,C*,G* OR H* THEN B1 =&gt; TC1_1_B1_CFG_0</text:span></text:p>
            <text:p><text:span text:style-name="T7"><text:s text:c="4"/></text:span><text:span text:style-name="T7">ELSE A1 =&gt; TC1_1_A1_CFG</text:span></text:p>
            <text:p><text:span text:style-name="T7"/></text:p>
          </draw:text-box>
        </draw:frame>
        <draw:frame draw:style-name="gr27" draw:text-style-name="P8" draw:layer="layout" svg:width="18.545cm" svg:height="4.271cm" svg:x="102.543cm" svg:y="11.751cm">
          <draw:text-box>
            <text:p><text:span text:style-name="T7">CE name rewrite rule:</text:span></text:p>
            <text:p><text:span text:style-name="T7"><text:s text:c="4"/></text:span><text:span text:style-name="T7">A =&gt; TC2_A_&lt;testcase_id&gt;</text:span></text:p>
            <text:p><text:span text:style-name="T7">CFG naming rule:</text:span></text:p>
            <text:p><text:span text:style-name="T7"><text:s text:c="4"/></text:span><text:span text:style-name="T7">A =&gt; TC2_A_&lt;testcase_id&gt;_CFG1</text:span></text:p>
            <text:p><text:span text:style-name="T7"/></text:p>
          </draw:text-box>
        </draw:frame>
        <draw:frame draw:style-name="gr28" draw:text-style-name="P8" draw:layer="layout" svg:width="8.829cm" svg:height="3.467cm" svg:x="133.177cm" svg:y="39.671cm">
          <draw:text-box>
            <text:p><text:span text:style-name="T7">CFG names:</text:span></text:p>
            <text:p><text:span text:style-name="T7"><text:s text:c="4"/></text:span><text:span text:style-name="T7">TC3_201_super_CFG</text:span></text:p>
            <text:p><text:span text:style-name="T7"><text:s text:c="4"/></text:span><text:span text:style-name="T7">TC3_201_sub_CFG</text:span></text:p>
            <text:p><text:span text:style-name="T7"/></text:p>
          </draw:text-box>
        </draw:frame>
        <draw:frame draw:style-name="gr28" draw:text-style-name="P8" draw:layer="layout" svg:width="8.829cm" svg:height="2.663cm" svg:x="134.639cm" svg:y="71.817cm">
          <draw:text-box>
            <text:p><text:span text:style-name="T7">CFG names:</text:span></text:p>
            <text:p><text:span text:style-name="T7"><text:s text:c="4"/></text:span><text:span text:style-name="T7">TC4_301_CFG</text:span></text:p>
            <text:p><text:span text:style-name="T7"/></text:p>
          </draw:text-box>
        </draw:frame>
        <draw:frame draw:style-name="gr28" draw:text-style-name="P8" draw:layer="layout" svg:width="8.829cm" svg:height="3.467cm" svg:x="12.933cm" svg:y="92.282cm">
          <draw:text-box>
            <text:p><text:span text:style-name="T7">CFG names:</text:span></text:p>
            <text:p><text:span text:style-name="T7"><text:s text:c="4"/></text:span><text:span text:style-name="T7">Dummy_1_CFG</text:span></text:p>
            <text:p><text:span text:style-name="T7"><text:s text:c="4"/></text:span><text:span text:style-name="T7">Dummy_2_CFG</text:span></text:p>
            <text:p><text:span text:style-name="T7"/></text:p>
          </draw:text-box>
        </draw:frame>
        <draw:ellipse draw:style-name="gr2" draw:text-style-name="P1" draw:id="id133" draw:layer="layout" svg:width="0.947cm" svg:height="0.907cm" svg:x="28.315cm" svg:y="5.901cm">
          <text:p text:style-name="P1">A0</text:p>
        </draw:ellipse>
        <draw:rect draw:style-name="gr17" draw:text-style-name="P5" draw:id="id132" draw:layer="layout" svg:width="1.853cm" svg:height="0.661cm" svg:x="27.862cm" svg:y="7.412cm">
          <text:p text:style-name="P1"><text:span text:style-name="T4">a0__a1</text:span></text:p>
        </draw:rect>
        <draw:connector draw:style-name="gr14" draw:text-style-name="P1" draw:layer="layout" draw:type="line" svg:x1="28.788cm" svg:y1="7.412cm" svg:x2="28.788cm" svg:y2="6.808cm" draw:start-shape="id132" draw:start-glue-point="0" draw:end-shape="id133" draw:end-glue-point="2" svg:d="m28788 7412v-604">
          <text:p/>
        </draw:connector>
        <draw:connector draw:style-name="gr4" draw:text-style-name="P1" draw:layer="layout" draw:type="line" svg:x1="28.788cm" svg:y1="9.221cm" svg:x2="28.788cm" svg:y2="8.073cm" draw:start-shape="id37" draw:start-glue-point="0" draw:end-shape="id132" draw:end-glue-point="2" svg:d="m28788 9221v-1148">
          <text:p/>
        </draw:connector>
        <draw:ellipse draw:style-name="gr2" draw:text-style-name="P1" draw:id="id135" draw:layer="layout" svg:width="0.947cm" svg:height="0.907cm" svg:x="28.726cm" svg:y="57.062cm">
          <text:p text:style-name="P1">K1</text:p>
        </draw:ellipse>
        <draw:rect draw:style-name="gr17" draw:text-style-name="P5" draw:id="id134" draw:layer="layout" svg:width="1.853cm" svg:height="0.661cm" svg:x="28.273cm" svg:y="55.276cm">
          <text:p text:style-name="P1"><text:span text:style-name="T4">i1__k1</text:span></text:p>
        </draw:rect>
        <draw:connector draw:style-name="gr14" draw:text-style-name="P1" draw:layer="layout" draw:type="line" svg:x1="29.199cm" svg:y1="55.276cm" svg:x2="29.195cm" svg:y2="54.424cm" draw:start-shape="id134" draw:start-glue-point="0" draw:end-shape="id116" draw:end-glue-point="2" svg:d="m29199 55276-4-852">
          <text:p/>
        </draw:connector>
        <draw:connector draw:style-name="gr4" draw:text-style-name="P1" draw:layer="layout" draw:type="line" svg:x1="29.199cm" svg:y1="57.062cm" svg:x2="29.199cm" svg:y2="55.937cm" draw:start-shape="id135" draw:start-glue-point="0" draw:end-shape="id134" draw:end-glue-point="2" svg:d="m29199 57062v-1125">
          <text:p/>
        </draw:connector>
        <draw:ellipse draw:style-name="gr3" draw:text-style-name="P1" draw:id="id143" draw:layer="layout" svg:width="0.947cm" svg:height="0.907cm" svg:x="94.521cm" svg:y="75.474cm">
          <text:p text:style-name="P1">A</text:p>
        </draw:ellipse>
        <draw:ellipse draw:style-name="gr2" draw:text-style-name="P1" draw:id="id136" draw:layer="layout" svg:width="0.947cm" svg:height="0.918cm" svg:x="88.874cm" svg:y="70.954cm">
          <text:p text:style-name="P1">B</text:p>
        </draw:ellipse>
        <draw:ellipse draw:style-name="gr2" draw:text-style-name="P1" draw:id="id144" draw:layer="layout" svg:width="0.947cm" svg:height="0.918cm" svg:x="100.15cm" svg:y="79.785cm">
          <text:p text:style-name="P1">F</text:p>
        </draw:ellipse>
        <draw:ellipse draw:style-name="gr2" draw:text-style-name="P1" draw:id="id141" draw:layer="layout" svg:width="0.947cm" svg:height="0.918cm" svg:x="88.874cm" svg:y="79.785cm">
          <text:p text:style-name="P1">E</text:p>
        </draw:ellipse>
        <draw:ellipse draw:style-name="gr2" draw:text-style-name="P1" draw:id="id139" draw:layer="layout" svg:width="0.947cm" svg:height="0.918cm" svg:x="100.15cm" svg:y="70.954cm">
          <text:p text:style-name="P1">C</text:p>
        </draw:ellipse>
        <draw:ellipse draw:style-name="gr2" draw:text-style-name="P1" draw:id="id138" draw:layer="layout" svg:width="0.947cm" svg:height="0.907cm" svg:x="94.521cm" svg:y="66.692cm">
          <text:p text:style-name="P1">D</text:p>
        </draw:ellipse>
        <draw:ellipse draw:style-name="gr2" draw:text-style-name="P1" draw:id="id150" draw:layer="layout" svg:width="0.947cm" svg:height="0.907cm" svg:x="94.521cm" svg:y="84.303cm">
          <text:p text:style-name="P1">G</text:p>
        </draw:ellipse>
        <draw:connector draw:style-name="gr13" draw:text-style-name="P1" draw:layer="layout" draw:type="line" svg:x1="89.347cm" svg:y1="70.954cm" svg:x2="92.136cm" svg:y2="69.486cm" draw:start-shape="id136" draw:start-glue-point="0" draw:end-shape="id137" draw:end-glue-point="2" svg:d="m89347 70954 2789-1468">
          <text:p/>
        </draw:connector>
        <draw:ellipse draw:style-name="gr2" draw:text-style-name="P1" draw:id="id146" draw:layer="layout" svg:width="0.947cm" svg:height="0.918cm" svg:x="82.069cm" svg:y="75.468cm">
          <text:p text:style-name="P1">H</text:p>
        </draw:ellipse>
        <draw:frame draw:style-name="gr29" draw:text-style-name="P7" draw:layer="layout" svg:width="3.415cm" svg:height="1.055cm" svg:x="82.237cm" svg:y="68.012cm">
          <draw:text-box>
            <text:p><text:span text:style-name="T6">TC5_401</text:span></text:p>
          </draw:text-box>
        </draw:frame>
        <draw:ellipse draw:style-name="gr2" draw:text-style-name="P1" draw:id="id153" draw:layer="layout" svg:width="0.947cm" svg:height="0.918cm" svg:x="106.348cm" svg:y="75.468cm">
          <text:p text:style-name="P1">I</text:p>
        </draw:ellipse>
        <draw:connector draw:style-name="gr14" draw:text-style-name="P1" draw:layer="layout" draw:type="line" svg:x1="92.136cm" svg:y1="68.825cm" svg:x2="94.994cm" svg:y2="67.599cm" draw:start-shape="id137" draw:start-glue-point="0" draw:end-shape="id138" draw:end-glue-point="2" svg:d="m92136 68825 2858-1226">
          <text:p/>
        </draw:connector>
        <draw:rect draw:style-name="gr17" draw:text-style-name="P5" draw:id="id137" draw:layer="layout" svg:width="1.083cm" svg:height="0.661cm" svg:x="91.595cm" svg:y="68.825cm">
          <text:p text:style-name="P1"><text:span text:style-name="T4">d_b</text:span></text:p>
        </draw:rect>
        <draw:connector draw:style-name="gr13" draw:text-style-name="P1" draw:layer="layout" draw:type="line" svg:x1="100.623cm" svg:y1="70.954cm" svg:x2="97.862cm" svg:y2="69.486cm" draw:start-shape="id139" draw:start-glue-point="0" draw:end-shape="id140" draw:end-glue-point="2" svg:d="m100623 70954-2761-1468">
          <text:p/>
        </draw:connector>
        <draw:connector draw:style-name="gr14" draw:text-style-name="P1" draw:layer="layout" draw:type="line" svg:x1="97.862cm" svg:y1="68.825cm" svg:x2="94.994cm" svg:y2="67.599cm" draw:start-shape="id140" draw:start-glue-point="0" draw:end-shape="id138" draw:end-glue-point="2" svg:d="m97862 68825-2868-1226">
          <text:p/>
        </draw:connector>
        <draw:rect draw:style-name="gr17" draw:text-style-name="P5" draw:id="id140" draw:layer="layout" svg:width="1.083cm" svg:height="0.661cm" svg:x="97.321cm" svg:y="68.825cm">
          <text:p text:style-name="P1"><text:span text:style-name="T4">d_c</text:span></text:p>
        </draw:rect>
        <draw:connector draw:style-name="gr13" draw:text-style-name="P1" draw:layer="layout" draw:type="line" svg:x1="89.347cm" svg:y1="79.785cm" svg:x2="92.136cm" svg:y2="78.24cm" draw:start-shape="id141" draw:start-glue-point="0" draw:end-shape="id142" draw:end-glue-point="2" svg:d="m89347 79785 2789-1545">
          <text:p/>
        </draw:connector>
        <draw:connector draw:style-name="gr14" draw:text-style-name="P1" draw:layer="layout" draw:type="line" svg:x1="92.136cm" svg:y1="77.579cm" svg:x2="94.994cm" svg:y2="76.381cm" draw:start-shape="id142" draw:start-glue-point="0" draw:end-shape="id143" draw:end-glue-point="2" svg:d="m92136 77579 2858-1198">
          <text:p/>
        </draw:connector>
        <draw:rect draw:style-name="gr17" draw:text-style-name="P5" draw:id="id142" draw:layer="layout" svg:width="1.083cm" svg:height="0.661cm" svg:x="91.595cm" svg:y="77.579cm">
          <text:p text:style-name="P1"><text:span text:style-name="T4">a_e</text:span></text:p>
        </draw:rect>
        <draw:connector draw:style-name="gr13" draw:text-style-name="P1" draw:layer="layout" draw:type="line" svg:x1="100.623cm" svg:y1="79.785cm" svg:x2="97.862cm" svg:y2="78.24cm" draw:start-shape="id144" draw:start-glue-point="0" draw:end-shape="id145" draw:end-glue-point="2" svg:d="m100623 79785-2761-1545">
          <text:p/>
        </draw:connector>
        <draw:connector draw:style-name="gr14" draw:text-style-name="P1" draw:layer="layout" draw:type="line" svg:x1="97.862cm" svg:y1="77.579cm" svg:x2="94.994cm" svg:y2="76.381cm" draw:start-shape="id145" draw:start-glue-point="0" draw:end-shape="id143" draw:end-glue-point="2" svg:d="m97862 77579-2868-1198">
          <text:p/>
        </draw:connector>
        <draw:rect draw:style-name="gr17" draw:text-style-name="P5" draw:id="id145" draw:layer="layout" svg:width="1.083cm" svg:height="0.661cm" svg:x="97.321cm" svg:y="77.579cm">
          <text:p text:style-name="P1"><text:span text:style-name="T4">a_f</text:span></text:p>
        </draw:rect>
        <draw:connector draw:style-name="gr13" draw:text-style-name="P1" draw:layer="layout" draw:type="line" svg:x1="82.542cm" svg:y1="75.468cm" svg:x2="86.422cm" svg:y2="73.713cm" draw:start-shape="id146" draw:start-glue-point="0" draw:end-shape="id147" draw:end-glue-point="2" svg:d="m82542 75468 3880-1755">
          <text:p/>
        </draw:connector>
        <draw:connector draw:style-name="gr14" draw:text-style-name="P1" draw:layer="layout" draw:type="line" svg:x1="86.422cm" svg:y1="73.052cm" svg:x2="89.347cm" svg:y2="71.872cm" draw:start-shape="id147" draw:start-glue-point="0" draw:end-shape="id136" draw:end-glue-point="2" svg:d="m86422 73052 2925-1180">
          <text:p/>
        </draw:connector>
        <draw:rect draw:style-name="gr17" draw:text-style-name="P5" draw:id="id147" draw:layer="layout" svg:width="1.083cm" svg:height="0.661cm" svg:x="85.881cm" svg:y="73.052cm">
          <text:p text:style-name="P1"><text:span text:style-name="T4">b_h</text:span></text:p>
        </draw:rect>
        <draw:connector draw:style-name="gr13" draw:text-style-name="P1" draw:layer="layout" draw:type="line" svg:x1="94.994cm" svg:y1="75.474cm" svg:x2="92.136cm" svg:y2="73.713cm" draw:start-shape="id143" draw:start-glue-point="0" draw:end-shape="id148" draw:end-glue-point="2" svg:d="m94994 75474-2858-1761">
          <text:p/>
        </draw:connector>
        <draw:connector draw:style-name="gr14" draw:text-style-name="P1" draw:layer="layout" draw:type="line" svg:x1="92.136cm" svg:y1="73.052cm" svg:x2="89.347cm" svg:y2="71.872cm" draw:start-shape="id148" draw:start-glue-point="0" draw:end-shape="id136" draw:end-glue-point="2" svg:d="m92136 73052-2789-1180">
          <text:p/>
        </draw:connector>
        <draw:rect draw:style-name="gr17" draw:text-style-name="P5" draw:id="id148" draw:layer="layout" svg:width="1.083cm" svg:height="0.661cm" svg:x="91.595cm" svg:y="73.052cm">
          <text:p text:style-name="P1"><text:span text:style-name="T4">b_a</text:span></text:p>
        </draw:rect>
        <draw:connector draw:style-name="gr13" draw:text-style-name="P1" draw:layer="layout" draw:type="line" svg:x1="94.994cm" svg:y1="75.474cm" svg:x2="97.862cm" svg:y2="73.713cm" draw:start-shape="id143" draw:start-glue-point="0" draw:end-shape="id149" draw:end-glue-point="2" svg:d="m94994 75474 2868-1761">
          <text:p/>
        </draw:connector>
        <draw:connector draw:style-name="gr14" draw:text-style-name="P1" draw:layer="layout" draw:type="line" svg:x1="97.862cm" svg:y1="73.052cm" svg:x2="100.623cm" svg:y2="71.872cm" draw:start-shape="id149" draw:start-glue-point="0" draw:end-shape="id139" draw:end-glue-point="2" svg:d="m97862 73052 2761-1180">
          <text:p/>
        </draw:connector>
        <draw:rect draw:style-name="gr17" draw:text-style-name="P5" draw:id="id149" draw:layer="layout" svg:width="1.083cm" svg:height="0.661cm" svg:x="97.321cm" svg:y="73.052cm">
          <text:p text:style-name="P1"><text:span text:style-name="T4">c_a</text:span></text:p>
        </draw:rect>
        <draw:connector draw:style-name="gr13" draw:text-style-name="P1" draw:layer="layout" draw:type="line" svg:x1="94.994cm" svg:y1="84.303cm" svg:x2="97.862cm" svg:y2="82.842cm" draw:start-shape="id150" draw:start-glue-point="0" draw:end-shape="id151" draw:end-glue-point="2" svg:d="m94994 84303 2868-1461">
          <text:p/>
        </draw:connector>
        <draw:connector draw:style-name="gr14" draw:text-style-name="P1" draw:layer="layout" draw:type="line" svg:x1="97.862cm" svg:y1="82.181cm" svg:x2="100.623cm" svg:y2="80.703cm" draw:start-shape="id151" draw:start-glue-point="0" draw:end-shape="id144" draw:end-glue-point="2" svg:d="m97862 82181 2761-1478">
          <text:p/>
        </draw:connector>
        <draw:rect draw:style-name="gr17" draw:text-style-name="P5" draw:id="id151" draw:layer="layout" svg:width="1.083cm" svg:height="0.661cm" svg:x="97.321cm" svg:y="82.181cm">
          <text:p text:style-name="P1"><text:span text:style-name="T4">f_g</text:span></text:p>
        </draw:rect>
        <draw:connector draw:style-name="gr13" draw:text-style-name="P1" draw:layer="layout" draw:type="line" svg:x1="100.623cm" svg:y1="79.785cm" svg:x2="104.128cm" svg:y2="78.24cm" draw:start-shape="id144" draw:start-glue-point="0" draw:end-shape="id152" draw:end-glue-point="2" svg:d="m100623 79785 3505-1545">
          <text:p/>
        </draw:connector>
        <draw:connector draw:style-name="gr14" draw:text-style-name="P1" draw:layer="layout" draw:type="line" svg:x1="104.128cm" svg:y1="77.579cm" svg:x2="106.821cm" svg:y2="76.386cm" draw:start-shape="id152" draw:start-glue-point="0" draw:end-shape="id153" draw:end-glue-point="2" svg:d="m104128 77579 2693-1193">
          <text:p/>
        </draw:connector>
        <draw:rect draw:style-name="gr17" draw:text-style-name="P5" draw:id="id152" draw:layer="layout" svg:width="1.083cm" svg:height="0.661cm" svg:x="103.587cm" svg:y="77.579cm">
          <text:p text:style-name="P1"><text:span text:style-name="T4">i_f</text:span></text:p>
        </draw:rect>
        <draw:connector draw:style-name="gr13" draw:text-style-name="P1" draw:layer="layout" draw:type="line" svg:x1="94.994cm" svg:y1="84.303cm" svg:x2="92.136cm" svg:y2="82.842cm" draw:start-shape="id150" draw:start-glue-point="0" draw:end-shape="id154" draw:end-glue-point="2" svg:d="m94994 84303-2858-1461">
          <text:p/>
        </draw:connector>
        <draw:connector draw:style-name="gr14" draw:text-style-name="P1" draw:layer="layout" draw:type="line" svg:x1="92.136cm" svg:y1="82.181cm" svg:x2="89.347cm" svg:y2="80.703cm" draw:start-shape="id154" draw:start-glue-point="0" draw:end-shape="id141" draw:end-glue-point="2" svg:d="m92136 82181-2789-1478">
          <text:p/>
        </draw:connector>
        <draw:rect draw:style-name="gr17" draw:text-style-name="P5" draw:id="id154" draw:layer="layout" svg:width="1.083cm" svg:height="0.661cm" svg:x="91.595cm" svg:y="82.181cm">
          <text:p text:style-name="P1"><text:span text:style-name="T4">e_g</text:span></text:p>
        </draw:rect>
        <draw:connector draw:style-name="gr14" draw:text-style-name="P1" draw:layer="layout" draw:type="line" svg:x1="93.941cm" svg:y1="68.825cm" svg:x2="94.994cm" svg:y2="67.599cm" draw:start-shape="id155" draw:start-glue-point="0" draw:end-shape="id138" draw:end-glue-point="2" svg:d="m93941 68825 1053-1226">
          <text:p/>
        </draw:connector>
        <draw:rect draw:style-name="gr26" draw:text-style-name="P5" draw:id="id155" draw:layer="layout" svg:width="1.083cm" svg:height="0.661cm" svg:x="93.4cm" svg:y="68.825cm">
          <text:p text:style-name="P1"><text:span text:style-name="T4">d_1</text:span></text:p>
        </draw:rect>
        <draw:connector draw:style-name="gr14" draw:text-style-name="P1" draw:layer="layout" draw:type="line" svg:x1="95.833cm" svg:y1="68.825cm" svg:x2="94.994cm" svg:y2="67.599cm" draw:start-shape="id156" draw:start-glue-point="0" draw:end-shape="id138" draw:end-glue-point="2" svg:d="m95833 68825-839-1226">
          <text:p/>
        </draw:connector>
        <draw:rect draw:style-name="gr26" draw:text-style-name="P5" draw:id="id156" draw:layer="layout" svg:width="1.083cm" svg:height="0.661cm" svg:x="95.292cm" svg:y="68.825cm">
          <text:p text:style-name="P1"><text:span text:style-name="T4">d_2</text:span></text:p>
        </draw:rect>
        <draw:rect draw:style-name="gr30" draw:text-style-name="P5" draw:layer="layout" svg:width="5.1cm" svg:height="0.635cm" svg:x="12.95cm" svg:y="7cm">
          <text:p text:style-name="P1"><text:span text:style-name="T4">subconfig</text:span></text:p>
        </draw:rect>
        <draw:rect draw:style-name="gr31" draw:text-style-name="P5" draw:layer="layout" svg:width="5.1cm" svg:height="0.635cm" svg:x="12.95cm" svg:y="7.865cm">
          <text:p text:style-name="P1"><text:span text:style-name="T4">leaf</text:span></text:p>
        </draw:rect>
        <draw:connector draw:style-name="gr14" draw:text-style-name="P1" draw:layer="layout" draw:type="line" svg:x1="88.281cm" svg:y1="73.052cm" svg:x2="89.347cm" svg:y2="71.872cm" draw:start-shape="id157" draw:start-glue-point="0" draw:end-shape="id136" draw:end-glue-point="2" svg:d="m88281 73052 1066-1180">
          <text:p/>
        </draw:connector>
        <draw:rect draw:style-name="gr26" draw:text-style-name="P5" draw:id="id157" draw:layer="layout" svg:width="1.083cm" svg:height="0.661cm" svg:x="87.74cm" svg:y="73.052cm">
          <text:p text:style-name="P1"><text:span text:style-name="T4">b_1</text:span></text:p>
        </draw:rect>
        <draw:connector draw:style-name="gr14" draw:text-style-name="P1" draw:layer="layout" draw:type="line" svg:x1="90.173cm" svg:y1="73.052cm" svg:x2="89.347cm" svg:y2="71.872cm" draw:start-shape="id158" draw:start-glue-point="0" draw:end-shape="id136" draw:end-glue-point="2" svg:d="m90173 73052-826-1180">
          <text:p/>
        </draw:connector>
        <draw:rect draw:style-name="gr26" draw:text-style-name="P5" draw:id="id158" draw:layer="layout" svg:width="1.083cm" svg:height="0.661cm" svg:x="89.632cm" svg:y="73.052cm">
          <text:p text:style-name="P1"><text:span text:style-name="T4">b_2</text:span></text:p>
        </draw:rect>
        <draw:connector draw:style-name="gr14" draw:text-style-name="P1" draw:layer="layout" draw:type="line" svg:x1="99.704cm" svg:y1="73.052cm" svg:x2="100.623cm" svg:y2="71.872cm" draw:start-shape="id159" draw:start-glue-point="0" draw:end-shape="id139" draw:end-glue-point="2" svg:d="m99704 73052 919-1180">
          <text:p/>
        </draw:connector>
        <draw:rect draw:style-name="gr26" draw:text-style-name="P5" draw:id="id159" draw:layer="layout" svg:width="1.083cm" svg:height="0.661cm" svg:x="99.163cm" svg:y="73.052cm">
          <text:p text:style-name="P1"><text:span text:style-name="T4">c_1</text:span></text:p>
        </draw:rect>
        <draw:connector draw:style-name="gr14" draw:text-style-name="P1" draw:layer="layout" draw:type="line" svg:x1="101.496cm" svg:y1="73.052cm" svg:x2="100.623cm" svg:y2="71.872cm" draw:start-shape="id160" draw:start-glue-point="0" draw:end-shape="id139" draw:end-glue-point="2" svg:d="m101496 73052-873-1180">
          <text:p/>
        </draw:connector>
        <draw:rect draw:style-name="gr26" draw:text-style-name="P5" draw:id="id160" draw:layer="layout" svg:width="1.083cm" svg:height="0.661cm" svg:x="100.955cm" svg:y="73.052cm">
          <text:p text:style-name="P1"><text:span text:style-name="T4">c_2</text:span></text:p>
        </draw:rect>
        <draw:connector draw:style-name="gr14" draw:text-style-name="P1" draw:layer="layout" draw:type="line" svg:x1="94.141cm" svg:y1="77.579cm" svg:x2="94.994cm" svg:y2="76.381cm" draw:start-shape="id161" draw:start-glue-point="0" draw:end-shape="id143" draw:end-glue-point="2" svg:d="m94141 77579 853-1198">
          <text:p/>
        </draw:connector>
        <draw:rect draw:style-name="gr26" draw:text-style-name="P5" draw:id="id161" draw:layer="layout" svg:width="1.083cm" svg:height="0.661cm" svg:x="93.6cm" svg:y="77.579cm">
          <text:p text:style-name="P1"><text:span text:style-name="T4">a_1</text:span></text:p>
        </draw:rect>
        <draw:connector draw:style-name="gr14" draw:text-style-name="P1" draw:layer="layout" draw:type="line" svg:x1="95.933cm" svg:y1="77.579cm" svg:x2="94.994cm" svg:y2="76.381cm" draw:start-shape="id162" draw:start-glue-point="0" draw:end-shape="id143" draw:end-glue-point="2" svg:d="m95933 77579-939-1198">
          <text:p/>
        </draw:connector>
        <draw:rect draw:style-name="gr26" draw:text-style-name="P5" draw:id="id162" draw:layer="layout" svg:width="1.083cm" svg:height="0.661cm" svg:x="95.392cm" svg:y="77.579cm">
          <text:p text:style-name="P1"><text:span text:style-name="T4">a_2</text:span></text:p>
        </draw:rect>
        <draw:connector draw:style-name="gr14" draw:text-style-name="P1" draw:layer="layout" draw:type="line" svg:x1="105.986cm" svg:y1="77.579cm" svg:x2="106.821cm" svg:y2="76.386cm" draw:start-shape="id163" draw:start-glue-point="0" draw:end-shape="id153" draw:end-glue-point="2" svg:d="m105986 77579 835-1193">
          <text:p/>
        </draw:connector>
        <draw:rect draw:style-name="gr26" draw:text-style-name="P5" draw:id="id163" draw:layer="layout" svg:width="1.083cm" svg:height="0.661cm" svg:x="105.445cm" svg:y="77.579cm">
          <text:p text:style-name="P1"><text:span text:style-name="T4">i_1</text:span></text:p>
        </draw:rect>
        <draw:connector draw:style-name="gr14" draw:text-style-name="P1" draw:layer="layout" draw:type="line" svg:x1="107.778cm" svg:y1="77.579cm" svg:x2="106.821cm" svg:y2="76.386cm" draw:start-shape="id164" draw:start-glue-point="0" draw:end-shape="id153" draw:end-glue-point="2" svg:d="m107778 77579-957-1193">
          <text:p/>
        </draw:connector>
        <draw:rect draw:style-name="gr26" draw:text-style-name="P5" draw:id="id164" draw:layer="layout" svg:width="1.083cm" svg:height="0.661cm" svg:x="107.237cm" svg:y="77.579cm">
          <text:p text:style-name="P1"><text:span text:style-name="T4">i_2</text:span></text:p>
        </draw:rect>
        <draw:connector draw:style-name="gr14" draw:text-style-name="P1" draw:layer="layout" draw:type="line" svg:x1="99.805cm" svg:y1="82.181cm" svg:x2="100.623cm" svg:y2="80.703cm" draw:start-shape="id165" draw:start-glue-point="0" draw:end-shape="id144" draw:end-glue-point="2" svg:d="m99805 82181 818-1478">
          <text:p/>
        </draw:connector>
        <draw:rect draw:style-name="gr26" draw:text-style-name="P5" draw:id="id165" draw:layer="layout" svg:width="1.083cm" svg:height="0.661cm" svg:x="99.264cm" svg:y="82.181cm">
          <text:p text:style-name="P1"><text:span text:style-name="T4">f_1</text:span></text:p>
        </draw:rect>
        <draw:connector draw:style-name="gr14" draw:text-style-name="P1" draw:layer="layout" draw:type="line" svg:x1="101.697cm" svg:y1="82.181cm" svg:x2="100.623cm" svg:y2="80.703cm" draw:start-shape="id166" draw:start-glue-point="0" draw:end-shape="id144" draw:end-glue-point="2" svg:d="m101697 82181-1074-1478">
          <text:p/>
        </draw:connector>
        <draw:rect draw:style-name="gr26" draw:text-style-name="P5" draw:id="id166" draw:layer="layout" svg:width="1.083cm" svg:height="0.661cm" svg:x="101.156cm" svg:y="82.181cm">
          <text:p text:style-name="P1"><text:span text:style-name="T4">f_2</text:span></text:p>
        </draw:rect>
        <draw:connector draw:style-name="gr14" draw:text-style-name="P1" draw:layer="layout" draw:type="line" svg:x1="88.521cm" svg:y1="82.181cm" svg:x2="89.347cm" svg:y2="80.703cm" draw:start-shape="id167" draw:start-glue-point="0" draw:end-shape="id141" draw:end-glue-point="2" svg:d="m88521 82181 826-1478">
          <text:p/>
        </draw:connector>
        <draw:rect draw:style-name="gr26" draw:text-style-name="P5" draw:id="id167" draw:layer="layout" svg:width="1.083cm" svg:height="0.661cm" svg:x="87.98cm" svg:y="82.181cm">
          <text:p text:style-name="P1"><text:span text:style-name="T4">e_1</text:span></text:p>
        </draw:rect>
        <draw:connector draw:style-name="gr14" draw:text-style-name="P1" draw:layer="layout" draw:type="line" svg:x1="90.313cm" svg:y1="82.181cm" svg:x2="89.347cm" svg:y2="80.703cm" draw:start-shape="id168" draw:start-glue-point="0" draw:end-shape="id141" draw:end-glue-point="2" svg:d="m90313 82181-966-1478">
          <text:p/>
        </draw:connector>
        <draw:rect draw:style-name="gr26" draw:text-style-name="P5" draw:id="id168" draw:layer="layout" svg:width="1.083cm" svg:height="0.661cm" svg:x="89.772cm" svg:y="82.181cm">
          <text:p text:style-name="P1"><text:span text:style-name="T4">e_2</text:span></text:p>
        </draw:rect>
        <draw:connector draw:style-name="gr14" draw:text-style-name="P1" draw:layer="layout" draw:type="line" svg:x1="94.146cm" svg:y1="86.688cm" svg:x2="94.994cm" svg:y2="85.21cm" draw:start-shape="id169" draw:start-glue-point="0" draw:end-shape="id150" draw:end-glue-point="2" svg:d="m94146 86688 848-1478">
          <text:p/>
        </draw:connector>
        <draw:rect draw:style-name="gr26" draw:text-style-name="P5" draw:id="id169" draw:layer="layout" svg:width="1.083cm" svg:height="0.661cm" svg:x="93.605cm" svg:y="86.688cm">
          <text:p text:style-name="P1"><text:span text:style-name="T4">g_1</text:span></text:p>
        </draw:rect>
        <draw:connector draw:style-name="gr14" draw:text-style-name="P1" draw:layer="layout" draw:type="line" svg:x1="95.938cm" svg:y1="86.688cm" svg:x2="94.994cm" svg:y2="85.21cm" draw:start-shape="id170" draw:start-glue-point="0" draw:end-shape="id150" draw:end-glue-point="2" svg:d="m95938 86688-944-1478">
          <text:p/>
        </draw:connector>
        <draw:rect draw:style-name="gr26" draw:text-style-name="P5" draw:id="id170" draw:layer="layout" svg:width="1.083cm" svg:height="0.661cm" svg:x="95.397cm" svg:y="86.688cm">
          <text:p text:style-name="P1"><text:span text:style-name="T4">g_2</text:span></text:p>
        </draw:rect>
        <draw:connector draw:style-name="gr14" draw:text-style-name="P1" draw:layer="layout" draw:type="line" svg:x1="81.667cm" svg:y1="77.579cm" svg:x2="82.542cm" svg:y2="76.386cm" draw:start-shape="id171" draw:start-glue-point="0" draw:end-shape="id146" draw:end-glue-point="2" svg:d="m81667 77579 875-1193">
          <text:p/>
        </draw:connector>
        <draw:rect draw:style-name="gr26" draw:text-style-name="P5" draw:id="id171" draw:layer="layout" svg:width="1.083cm" svg:height="0.661cm" svg:x="81.126cm" svg:y="77.579cm">
          <text:p text:style-name="P1"><text:span text:style-name="T4">h_1</text:span></text:p>
        </draw:rect>
        <draw:connector draw:style-name="gr14" draw:text-style-name="P1" draw:layer="layout" draw:type="line" svg:x1="83.459cm" svg:y1="77.579cm" svg:x2="82.542cm" svg:y2="76.386cm" draw:start-shape="id172" draw:start-glue-point="0" draw:end-shape="id146" draw:end-glue-point="2" svg:d="m83459 77579-917-1193">
          <text:p/>
        </draw:connector>
        <draw:rect draw:style-name="gr26" draw:text-style-name="P5" draw:id="id172" draw:layer="layout" svg:width="1.083cm" svg:height="0.661cm" svg:x="82.918cm" svg:y="77.579cm">
          <text:p text:style-name="P1"><text:span text:style-name="T4">h_2</text:span></text:p>
        </draw:rect>
        <draw:frame draw:style-name="gr32" draw:text-style-name="P8" draw:layer="layout" svg:width="14.624cm" svg:height="5.075cm" svg:x="76.364cm" svg:y="62.512cm">
          <draw:text-box>
            <text:p><text:span text:style-name="T7">CE name rewrite rule:</text:span></text:p>
            <text:p><text:span text:style-name="T7"><text:s text:c="4"/></text:span><text:span text:style-name="T7">A =&gt; TC5_A_&lt;testcase_id&gt;</text:span></text:p>
            <text:p><text:span text:style-name="T7">CFG naming rule:</text:span></text:p>
            <text:p><text:span text:style-name="T7"><text:s text:c="4"/></text:span><text:span text:style-name="T7">A =&gt; TC5_A_&lt;testcase_id&gt;_CFG_cor</text:span></text:p>
            <text:p><text:span text:style-name="T7"><text:s text:c="4"/></text:span><text:span text:style-name="T7">A =&gt; TC5_A_&lt;testcase_id&gt;_CFG_incor</text:span></text:p>
            <text:p><text:span text:style-name="T7"/></text:p>
          </draw:text-box>
        </draw:frame>
        <draw:rect draw:style-name="gr17" draw:text-style-name="P5" draw:id="id173" draw:layer="layout" svg:width="1.853cm" svg:height="0.661cm" svg:x="26.861cm" svg:y="59.419cm">
          <text:p text:style-name="P1"><text:span text:style-name="T4">k1__l1</text:span></text:p>
        </draw:rect>
        <draw:connector draw:style-name="gr14" draw:text-style-name="P1" draw:layer="layout" draw:type="line" svg:x1="27.787cm" svg:y1="59.419cm" svg:x2="29.199cm" svg:y2="57.969cm" draw:start-shape="id173" draw:start-glue-point="0" draw:end-shape="id135" draw:end-glue-point="2" svg:d="m27787 59419 1412-1450">
          <text:p/>
        </draw:connector>
        <draw:connector draw:style-name="gr4" draw:text-style-name="P1" draw:layer="layout" draw:type="line" svg:x1="27.788cm" svg:y1="61.756cm" svg:x2="27.787cm" svg:y2="60.08cm" draw:start-shape="id174" draw:start-glue-point="0" draw:end-shape="id173" draw:end-glue-point="2" svg:d="m27788 61756-1-1676">
          <text:p/>
        </draw:connector>
        <draw:rect draw:style-name="gr17" draw:text-style-name="P5" draw:id="id175" draw:layer="layout" svg:width="1.853cm" svg:height="0.661cm" svg:x="29.547cm" svg:y="59.419cm">
          <text:p text:style-name="P1"><text:span text:style-name="T4">k1__l2</text:span></text:p>
        </draw:rect>
        <draw:connector draw:style-name="gr14" draw:text-style-name="P1" draw:layer="layout" draw:type="line" svg:x1="30.473cm" svg:y1="59.419cm" svg:x2="29.199cm" svg:y2="57.969cm" draw:start-shape="id175" draw:start-glue-point="0" draw:end-shape="id135" draw:end-glue-point="2" svg:d="m30473 59419-1274-1450">
          <text:p/>
        </draw:connector>
        <draw:connector draw:style-name="gr4" draw:text-style-name="P1" draw:layer="layout" draw:type="line" svg:x1="30.475cm" svg:y1="61.756cm" svg:x2="30.473cm" svg:y2="60.08cm" draw:start-shape="id176" draw:start-glue-point="0" draw:end-shape="id175" draw:end-glue-point="2" svg:d="m30475 61756-2-1676">
          <text:p/>
        </draw:connector>
        <draw:ellipse draw:style-name="gr2" draw:text-style-name="P1" draw:id="id174" draw:layer="layout" svg:width="0.947cm" svg:height="0.907cm" svg:x="27.315cm" svg:y="61.756cm">
          <text:p text:style-name="P1">L1</text:p>
        </draw:ellipse>
        <draw:ellipse draw:style-name="gr2" draw:text-style-name="P1" draw:id="id176" draw:layer="layout" svg:width="0.947cm" svg:height="0.907cm" svg:x="30.002cm" svg:y="61.756cm">
          <text:p text:style-name="P1">L2</text:p>
        </draw:ellipse>
        <draw:ellipse draw:style-name="gr2" draw:text-style-name="P1" draw:id="id178" draw:layer="layout" svg:width="0.947cm" svg:height="0.907cm" svg:x="27.315cm" svg:y="67.18cm">
          <text:p text:style-name="P1">M1</text:p>
        </draw:ellipse>
        <draw:ellipse draw:style-name="gr2" draw:text-style-name="P1" draw:id="id180" draw:layer="layout" svg:width="0.947cm" svg:height="0.907cm" svg:x="34.509cm" svg:y="67.18cm">
          <text:p text:style-name="P1">M2</text:p>
        </draw:ellipse>
        <draw:rect draw:style-name="gr17" draw:text-style-name="P5" draw:id="id177" draw:layer="layout" svg:width="1.853cm" svg:height="0.661cm" svg:x="26.862cm" svg:y="63.903cm">
          <text:p text:style-name="P1"><text:span text:style-name="T4">l1__m1</text:span></text:p>
        </draw:rect>
        <draw:connector draw:style-name="gr14" draw:text-style-name="P1" draw:layer="layout" draw:type="line" svg:x1="27.788cm" svg:y1="63.903cm" svg:x2="27.788cm" svg:y2="62.663cm" draw:start-shape="id177" draw:start-glue-point="0" draw:end-shape="id174" draw:end-glue-point="2" svg:d="m27788 63903v-1240">
          <text:p/>
        </draw:connector>
        <draw:connector draw:style-name="gr4" draw:text-style-name="P1" draw:layer="layout" draw:type="line" svg:x1="27.788cm" svg:y1="67.18cm" svg:x2="27.788cm" svg:y2="64.564cm" draw:start-shape="id178" draw:start-glue-point="0" draw:end-shape="id177" draw:end-glue-point="2" svg:d="m27788 67180v-2616">
          <text:p/>
        </draw:connector>
        <draw:rect draw:style-name="gr17" draw:text-style-name="P5" draw:id="id179" draw:layer="layout" svg:width="1.853cm" svg:height="0.661cm" svg:x="29.548cm" svg:y="63.904cm">
          <text:p text:style-name="P1"><text:span text:style-name="T4">l1__m2</text:span></text:p>
        </draw:rect>
        <draw:connector draw:style-name="gr14" draw:text-style-name="P1" draw:layer="layout" draw:type="line" svg:x1="30.474cm" svg:y1="63.904cm" svg:x2="30.475cm" svg:y2="62.663cm" draw:start-shape="id179" draw:start-glue-point="0" draw:end-shape="id176" draw:end-glue-point="2" svg:d="m30474 63904 1-1241">
          <text:p/>
        </draw:connector>
        <draw:connector draw:style-name="gr4" draw:text-style-name="P1" draw:layer="layout" draw:type="line" svg:x1="34.982cm" svg:y1="67.18cm" svg:x2="30.474cm" svg:y2="64.565cm" draw:start-shape="id180" draw:start-glue-point="0" draw:end-shape="id179" draw:end-glue-point="2" svg:d="m34982 67180-4508-2615">
          <text:p/>
        </draw:connector>
        <draw:connector draw:style-name="gr4" draw:text-style-name="P1" draw:layer="layout" draw:type="line" svg:x1="34.982cm" svg:y1="67.18cm" svg:x2="41.477cm" svg:y2="55.937cm" draw:start-shape="id180" draw:start-glue-point="0" draw:end-shape="id181" draw:end-glue-point="2" svg:d="m34982 67180 6495-11243">
          <text:p/>
        </draw:connector>
        <draw:connector draw:style-name="gr4" draw:text-style-name="P1" draw:layer="layout" draw:type="line" svg:x1="34.982cm" svg:y1="67.18cm" svg:x2="33.658cm" svg:y2="60.08cm" draw:start-shape="id180" draw:start-glue-point="0" draw:end-shape="id182" draw:end-glue-point="2" svg:d="m34982 67180-1324-7100">
          <text:p/>
        </draw:connector>
        <draw:rect draw:style-name="gr17" draw:text-style-name="P5" draw:id="id182" draw:layer="layout" svg:width="2.223cm" svg:height="0.661cm" svg:x="32.547cm" svg:y="59.419cm">
          <text:p text:style-name="P1"><text:span text:style-name="T4">k1__m2</text:span></text:p>
        </draw:rect>
        <draw:connector draw:style-name="gr14" draw:text-style-name="P1" draw:layer="layout" draw:type="line" svg:x1="33.658cm" svg:y1="59.419cm" svg:x2="29.199cm" svg:y2="57.969cm" draw:start-shape="id182" draw:start-glue-point="0" draw:end-shape="id135" draw:end-glue-point="2" svg:d="m33658 59419-4459-1450">
          <text:p/>
        </draw:connector>
        <draw:rect draw:style-name="gr17" draw:text-style-name="P5" draw:id="id181" draw:layer="layout" svg:width="1.853cm" svg:height="0.661cm" svg:x="40.551cm" svg:y="55.276cm">
          <text:p text:style-name="P1"><text:span text:style-name="T4">i2__m2</text:span></text:p>
        </draw:rect>
        <draw:connector draw:style-name="gr14" draw:text-style-name="P1" draw:layer="layout" draw:type="line" svg:x1="41.477cm" svg:y1="55.276cm" svg:x2="41.477cm" svg:y2="54.424cm" draw:start-shape="id181" draw:start-glue-point="0" draw:end-shape="id117" draw:end-glue-point="2" svg:d="m41477 55276v-852">
          <text:p/>
        </draw:connector>
        <draw:frame draw:style-name="gr7" draw:text-style-name="P3" draw:layer="layout" svg:width="0.777cm" svg:height="0.9cm" svg:x="30.71cm" svg:y="36.082cm">
          <draw:text-box>
            <text:p><text:span text:style-name="T2">1</text:span></text:p>
          </draw:text-box>
        </draw:frame>
        <draw:frame draw:style-name="gr7" draw:text-style-name="P3" draw:layer="layout" svg:width="0.777cm" svg:height="0.9cm" svg:x="39.496cm" svg:y="36.1cm">
          <draw:text-box>
            <text:p><text:span text:style-name="T2">1</text:span></text:p>
          </draw:text-box>
        </draw:frame>
        <draw:frame draw:style-name="gr7" draw:text-style-name="P3" draw:layer="layout" svg:width="0.777cm" svg:height="0.9cm" svg:x="20.014cm" svg:y="41.194cm">
          <draw:text-box>
            <text:p><text:span text:style-name="T2">2</text:span></text:p>
          </draw:text-box>
        </draw:frame>
        <draw:frame draw:style-name="gr7" draw:text-style-name="P3" draw:layer="layout" svg:width="0.777cm" svg:height="0.9cm" svg:x="23.202cm" svg:y="41.194cm">
          <draw:text-box>
            <text:p><text:span text:style-name="T2">2</text:span></text:p>
          </draw:text-box>
        </draw:frame>
        <draw:frame draw:style-name="gr7" draw:text-style-name="P3" draw:layer="layout" svg:width="0.777cm" svg:height="0.9cm" svg:x="27.223cm" svg:y="41.194cm">
          <draw:text-box>
            <text:p><text:span text:style-name="T2">2</text:span></text:p>
          </draw:text-box>
        </draw:frame>
        <draw:frame draw:style-name="gr7" draw:text-style-name="P3" draw:layer="layout" svg:width="0.777cm" svg:height="0.9cm" svg:x="30.723cm" svg:y="46.6cm">
          <draw:text-box>
            <text:p><text:span text:style-name="T2">2</text:span></text:p>
          </draw:text-box>
        </draw:frame>
        <draw:frame draw:style-name="gr7" draw:text-style-name="P3" draw:layer="layout" svg:width="0.777cm" svg:height="0.9cm" svg:x="20.3cm" svg:y="46.827cm">
          <draw:text-box>
            <text:p><text:span text:style-name="T2">3</text:span></text:p>
          </draw:text-box>
        </draw:frame>
        <draw:frame draw:style-name="gr7" draw:text-style-name="P3" draw:layer="layout" svg:width="0.777cm" svg:height="0.9cm" svg:x="39.5cm" svg:y="46.6cm">
          <draw:text-box>
            <text:p><text:span text:style-name="T2">2</text:span></text:p>
          </draw:text-box>
        </draw:frame>
        <draw:frame draw:style-name="gr7" draw:text-style-name="P3" draw:layer="layout" svg:width="0.777cm" svg:height="0.9cm" svg:x="44.64cm" svg:y="41.149cm">
          <draw:text-box>
            <text:p><text:span text:style-name="T2">2</text:span></text:p>
          </draw:text-box>
        </draw:frame>
        <draw:frame draw:style-name="gr7" draw:text-style-name="P3" draw:layer="layout" svg:width="0.777cm" svg:height="0.9cm" svg:x="49.922cm" svg:y="41.149cm">
          <draw:text-box>
            <text:p><text:span text:style-name="T2">2</text:span></text:p>
          </draw:text-box>
        </draw:frame>
        <draw:frame draw:style-name="gr7" draw:text-style-name="P3" draw:layer="layout" svg:width="0.777cm" svg:height="0.9cm" svg:x="56.537cm" svg:y="41.149cm">
          <draw:text-box>
            <text:p><text:span text:style-name="T2">2</text:span></text:p>
          </draw:text-box>
        </draw:frame>
        <draw:frame draw:style-name="gr7" draw:text-style-name="P3" draw:layer="layout" svg:width="0.777cm" svg:height="0.9cm" svg:x="23.396cm" svg:y="46.827cm">
          <draw:text-box>
            <text:p><text:span text:style-name="T2">3</text:span></text:p>
          </draw:text-box>
        </draw:frame>
        <draw:frame draw:style-name="gr7" draw:text-style-name="P3" draw:layer="layout" svg:width="0.777cm" svg:height="0.9cm" svg:x="27.311cm" svg:y="46.827cm">
          <draw:text-box>
            <text:p><text:span text:style-name="T2">3</text:span></text:p>
          </draw:text-box>
        </draw:frame>
        <draw:frame draw:style-name="gr7" draw:text-style-name="P3" draw:layer="layout" svg:width="0.777cm" svg:height="0.9cm" svg:x="44.699cm" svg:y="46.554cm">
          <draw:text-box>
            <text:p><text:span text:style-name="T2">3</text:span></text:p>
          </draw:text-box>
        </draw:frame>
        <draw:frame draw:style-name="gr7" draw:text-style-name="P3" draw:layer="layout" svg:width="0.777cm" svg:height="0.9cm" svg:x="50.207cm" svg:y="46.554cm">
          <draw:text-box>
            <text:p><text:span text:style-name="T2">3</text:span></text:p>
          </draw:text-box>
        </draw:frame>
        <draw:frame draw:style-name="gr7" draw:text-style-name="P3" draw:layer="layout" svg:width="0.777cm" svg:height="0.9cm" svg:x="56.627cm" svg:y="46.6cm">
          <draw:text-box>
            <text:p><text:span text:style-name="T2">3</text:span></text:p>
          </draw:text-box>
        </draw:frame>
        <draw:frame draw:style-name="gr7" draw:text-style-name="P3" draw:layer="layout" svg:width="0.777cm" svg:height="0.9cm" svg:x="21.164cm" svg:y="51.697cm">
          <draw:text-box>
            <text:p><text:span text:style-name="T2">4</text:span></text:p>
          </draw:text-box>
        </draw:frame>
        <draw:frame draw:style-name="gr7" draw:text-style-name="P3" draw:layer="layout" svg:width="0.777cm" svg:height="0.9cm" svg:x="25.353cm" svg:y="51.288cm">
          <draw:text-box>
            <text:p><text:span text:style-name="T2">4</text:span></text:p>
          </draw:text-box>
        </draw:frame>
        <draw:frame draw:style-name="gr7" draw:text-style-name="P3" draw:layer="layout" svg:width="0.777cm" svg:height="0.9cm" svg:x="27.993cm" svg:y="51.378cm">
          <draw:text-box>
            <text:p><text:span text:style-name="T2">4</text:span></text:p>
          </draw:text-box>
        </draw:frame>
        <draw:frame draw:style-name="gr7" draw:text-style-name="P3" draw:layer="layout" svg:width="0.777cm" svg:height="0.9cm" svg:x="42.786cm" svg:y="51.151cm">
          <draw:text-box>
            <text:p><text:span text:style-name="T2">4</text:span></text:p>
          </draw:text-box>
        </draw:frame>
        <draw:frame draw:style-name="gr7" draw:text-style-name="P3" draw:layer="layout" svg:width="0.777cm" svg:height="0.9cm" svg:x="45.882cm" svg:y="51.244cm">
          <draw:text-box>
            <text:p><text:span text:style-name="T2">4</text:span></text:p>
          </draw:text-box>
        </draw:frame>
        <draw:frame draw:style-name="gr7" draw:text-style-name="P3" draw:layer="layout" svg:width="0.777cm" svg:height="0.9cm" svg:x="50.525cm" svg:y="51.197cm">
          <draw:text-box>
            <text:p><text:span text:style-name="T2">4</text:span></text:p>
          </draw:text-box>
        </draw:frame>
        <draw:frame draw:style-name="gr7" draw:text-style-name="P3" draw:layer="layout" svg:width="1.192cm" svg:height="0.9cm" svg:x="27.902cm" svg:y="56.023cm">
          <draw:text-box>
            <text:p><text:span text:style-name="T2">3/5</text:span></text:p>
          </draw:text-box>
        </draw:frame>
        <draw:frame draw:style-name="gr7" draw:text-style-name="P3" draw:layer="layout" svg:width="1.192cm" svg:height="0.9cm" svg:x="26.218cm" svg:y="60.392cm">
          <draw:text-box>
            <text:p><text:span text:style-name="T2">4/6</text:span></text:p>
          </draw:text-box>
        </draw:frame>
        <draw:frame draw:style-name="gr7" draw:text-style-name="P3" draw:layer="layout" svg:width="1.192cm" svg:height="0.9cm" svg:x="29.268cm" svg:y="60.437cm">
          <draw:text-box>
            <text:p><text:span text:style-name="T2">4/6</text:span></text:p>
          </draw:text-box>
        </draw:frame>
        <draw:frame draw:style-name="gr7" draw:text-style-name="P3" draw:layer="layout" svg:width="1.192cm" svg:height="0.9cm" svg:x="32.808cm" svg:y="62.5cm">
          <draw:text-box>
            <text:p><text:span text:style-name="T2">4/6</text:span></text:p>
          </draw:text-box>
        </draw:frame>
        <draw:frame draw:style-name="gr7" draw:text-style-name="P3" draw:layer="layout" svg:width="1.192cm" svg:height="0.9cm" svg:x="39.237cm" svg:y="60.346cm">
          <draw:text-box>
            <text:p><text:span text:style-name="T2">3/5</text:span></text:p>
          </draw:text-box>
        </draw:frame>
        <draw:frame draw:style-name="gr7" draw:text-style-name="P3" draw:layer="layout" svg:width="1.192cm" svg:height="0.9cm" svg:x="26.435cm" svg:y="65.505cm">
          <draw:text-box>
            <text:p><text:span text:style-name="T2">5/7</text:span></text:p>
          </draw:text-box>
        </draw:frame>
        <draw:frame draw:style-name="gr7" draw:text-style-name="P3" draw:layer="layout" svg:width="1.192cm" svg:height="0.9cm" svg:x="31.032cm" svg:y="65.596cm">
          <draw:text-box>
            <text:p><text:span text:style-name="T2">5/7</text:span></text:p>
          </draw:text-box>
        </draw:frame>
        <draw:frame draw:style-name="gr7" draw:text-style-name="P3" draw:layer="layout" svg:width="0.942cm" svg:height="0.9cm" svg:x="25.294cm" svg:y="23.246cm">
          <draw:text-box>
            <text:p><text:span text:style-name="T2">-1</text:span></text:p>
          </draw:text-box>
        </draw:frame>
        <draw:frame draw:style-name="gr7" draw:text-style-name="P3" draw:layer="layout" svg:width="0.942cm" svg:height="0.9cm" svg:x="27.524cm" svg:y="23.064cm">
          <draw:text-box>
            <text:p><text:span text:style-name="T2">-1</text:span></text:p>
          </draw:text-box>
        </draw:frame>
        <draw:frame draw:style-name="gr7" draw:text-style-name="P3" draw:layer="layout" svg:width="0.942cm" svg:height="0.9cm" svg:x="23.155cm" svg:y="24.384cm">
          <draw:text-box>
            <text:p><text:span text:style-name="T2">-1</text:span></text:p>
          </draw:text-box>
        </draw:frame>
        <draw:frame draw:style-name="gr7" draw:text-style-name="P3" draw:layer="layout" svg:width="0.777cm" svg:height="0.9cm" svg:x="30.483cm" svg:y="29.71cm">
          <draw:text-box>
            <text:p><text:span text:style-name="T2">0</text:span></text:p>
          </draw:text-box>
        </draw:frame>
        <draw:frame draw:style-name="gr7" draw:text-style-name="P3" draw:layer="layout" svg:width="0.777cm" svg:height="0.9cm" svg:x="38.723cm" svg:y="29.983cm">
          <draw:text-box>
            <text:p><text:span text:style-name="T2">0</text:span></text:p>
          </draw:text-box>
        </draw:frame>
        <draw:frame draw:style-name="gr7" draw:text-style-name="P3" draw:layer="layout" svg:width="0.777cm" svg:height="0.9cm" svg:x="33.215cm" svg:y="21.062cm">
          <draw:text-box>
            <text:p><text:span text:style-name="T2">0</text:span></text:p>
          </draw:text-box>
        </draw:frame>
        <draw:frame draw:style-name="gr7" draw:text-style-name="P3" draw:layer="layout" svg:width="0.777cm" svg:height="0.9cm" svg:x="36.583cm" svg:y="20.97cm">
          <draw:text-box>
            <text:p><text:span text:style-name="T2">0</text:span></text:p>
          </draw:text-box>
        </draw:frame>
        <draw:frame draw:style-name="gr7" draw:text-style-name="P3" draw:layer="layout" svg:width="0.942cm" svg:height="0.9cm" svg:x="41.681cm" svg:y="23.11cm">
          <draw:text-box>
            <text:p><text:span text:style-name="T2">-1</text:span></text:p>
          </draw:text-box>
        </draw:frame>
        <draw:frame draw:style-name="gr7" draw:text-style-name="P3" draw:layer="layout" svg:width="0.942cm" svg:height="0.9cm" svg:x="44.548cm" svg:y="23.11cm">
          <draw:text-box>
            <text:p><text:span text:style-name="T2">-1</text:span></text:p>
          </draw:text-box>
        </draw:frame>
        <draw:frame draw:style-name="gr7" draw:text-style-name="P3" draw:layer="layout" svg:width="0.942cm" svg:height="0.9cm" svg:x="48.144cm" svg:y="24.112cm">
          <draw:text-box>
            <text:p><text:span text:style-name="T2">-1</text:span></text:p>
          </draw:text-box>
        </draw:frame>
        <draw:frame draw:style-name="gr7" draw:text-style-name="P3" draw:layer="layout" svg:width="0.942cm" svg:height="0.9cm" svg:x="19.558cm" svg:y="18.512cm">
          <draw:text-box>
            <text:p><text:span text:style-name="T2">-2</text:span></text:p>
          </draw:text-box>
        </draw:frame>
        <draw:frame draw:style-name="gr7" draw:text-style-name="P3" draw:layer="layout" svg:width="0.942cm" svg:height="0.9cm" svg:x="22.744cm" svg:y="18.512cm">
          <draw:text-box>
            <text:p><text:span text:style-name="T2">-2</text:span></text:p>
          </draw:text-box>
        </draw:frame>
        <draw:frame draw:style-name="gr7" draw:text-style-name="P3" draw:layer="layout" svg:width="0.942cm" svg:height="0.9cm" svg:x="26.841cm" svg:y="18.421cm">
          <draw:text-box>
            <text:p><text:span text:style-name="T2">-2</text:span></text:p>
          </draw:text-box>
        </draw:frame>
        <draw:frame draw:style-name="gr7" draw:text-style-name="P3" draw:layer="layout" svg:width="0.942cm" svg:height="0.9cm" svg:x="44.139cm" svg:y="18.24cm">
          <draw:text-box>
            <text:p><text:span text:style-name="T2">-2</text:span></text:p>
          </draw:text-box>
        </draw:frame>
        <draw:frame draw:style-name="gr7" draw:text-style-name="P3" draw:layer="layout" svg:width="0.942cm" svg:height="0.9cm" svg:x="49.526cm" svg:y="18.24cm">
          <draw:text-box>
            <text:p><text:span text:style-name="T2">-2</text:span></text:p>
          </draw:text-box>
        </draw:frame>
        <draw:frame draw:style-name="gr7" draw:text-style-name="P3" draw:layer="layout" svg:width="0.942cm" svg:height="0.9cm" svg:x="56.065cm" svg:y="18.331cm">
          <draw:text-box>
            <text:p><text:span text:style-name="T2">-2</text:span></text:p>
          </draw:text-box>
        </draw:frame>
        <draw:frame draw:style-name="gr7" draw:text-style-name="P3" draw:layer="layout" svg:width="0.942cm" svg:height="0.9cm" svg:x="19.65cm" svg:y="13.142cm">
          <draw:text-box>
            <text:p><text:span text:style-name="T2">-3</text:span></text:p>
          </draw:text-box>
        </draw:frame>
        <draw:frame draw:style-name="gr7" draw:text-style-name="P3" draw:layer="layout" svg:width="0.942cm" svg:height="0.9cm" svg:x="22.7cm" svg:y="13.096cm">
          <draw:text-box>
            <text:p><text:span text:style-name="T2">-3</text:span></text:p>
          </draw:text-box>
        </draw:frame>
        <draw:frame draw:style-name="gr7" draw:text-style-name="P3" draw:layer="layout" svg:width="0.942cm" svg:height="0.9cm" svg:x="26.751cm" svg:y="13.051cm">
          <draw:text-box>
            <text:p><text:span text:style-name="T2">-3</text:span></text:p>
          </draw:text-box>
        </draw:frame>
        <draw:frame draw:style-name="gr7" draw:text-style-name="P3" draw:layer="layout" svg:width="0.942cm" svg:height="0.9cm" svg:x="44.094cm" svg:y="12.823cm">
          <draw:text-box>
            <text:p><text:span text:style-name="T2">-3</text:span></text:p>
          </draw:text-box>
        </draw:frame>
        <draw:frame draw:style-name="gr7" draw:text-style-name="P3" draw:layer="layout" svg:width="0.942cm" svg:height="0.9cm" svg:x="49.511cm" svg:y="12.869cm">
          <draw:text-box>
            <text:p><text:span text:style-name="T2">-3</text:span></text:p>
          </draw:text-box>
        </draw:frame>
        <draw:frame draw:style-name="gr7" draw:text-style-name="P3" draw:layer="layout" svg:width="0.942cm" svg:height="0.9cm" svg:x="56.202cm" svg:y="12.914cm">
          <draw:text-box>
            <text:p><text:span text:style-name="T2">-3</text:span></text:p>
          </draw:text-box>
        </draw:frame>
        <draw:frame draw:style-name="gr7" draw:text-style-name="P3" draw:layer="layout" svg:width="1.522cm" svg:height="0.9cm" svg:x="29.255cm" svg:y="8.134cm">
          <draw:text-box>
            <text:p><text:span text:style-name="T2">-4/-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Стили_20_стрелок_20_1" draw:display-name="Стили стрелок 1" svg:viewBox="0 0 1122 2243" svg:d="m0 2108v17 17l12 42 30 34 38 21 43 4 29-8 30-21 25-26 13-34 343-1532 339 1520 13 42 29 34 39 21 42 4 42-12 34-30 21-42v-39-12l-4 4-440-1998-9-42-25-39-38-25-43-8-42 8-38 25-26 39-8 42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0cm" fo:page-height="9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elka </meta:initial-creator>
    <meta:creation-date>2010-04-26T16:37:54.78</meta:creation-date>
    <dc:date>2010-06-27T01:49:26.39</dc:date>
    <dc:creator>Belka </dc:creator>
    <meta:editing-duration>PT58H50M03S</meta:editing-duration>
    <meta:editing-cycles>29</meta:editing-cycles>
    <meta:generator>OpenOffice.org/3.2$Win32 OpenOffice.org_project/320m17$Build-9498</meta:generator>
    <meta:document-statistic meta:object-count="543"/>
  </office:meta>
</office:document-meta>
</file>